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4.951cm"/>
    </style:style>
    <style:style style:name="co3" style:family="table-column">
      <style:table-column-properties fo:break-before="auto" style:column-width="1.729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6" table:default-cell-style-name="Default"/>
        <table:table-row table:style-name="ro1">
          <table:table-cell office:value-type="string">
            <text:p>site_name,box_name,box_size,fee,fee,fee,fee,fee,fee,fee,fee,fee,fee,fee,fee,fee,fee,fee,fee,fee,fee,fee,fee,fee,fee,fee,fee,fee,fee,fee,fee,fee,fee,fee,fee,fee,fee,fee,fee,fee,fee,fee,fee,fee,fee,fee,fee,fee,fee,fee</text:p>
          </table:table-cell>
          <table:table-cell office:value-type="string">
            <text:p>box_name</text:p>
          </table:table-cell>
          <table:table-cell office:value-type="string">
            <text:p>box_size</text:p>
          </table:table-cell>
          <table:table-cell table:number-columns-repeated="47" office:value-type="string">
            <text:p>fee</text:p>
          </table:table-cell>
        </table:table-row>
        <table:table-row table:style-name="ro1">
          <table:table-cell office:value-type="string">
            <text:p>クロスプランツ,宿根草,15,1900.00,1500.00,1500.00,1500.00,1500.00,1500.00,1500.00,1300.00,1300.00,1300.00,1300.00,1300.00,1300.00,1300.00,1300.00,1100.00,1100.00,1100.00,1300.00,1300.00,1100.00,1100.00,1100.00,1100.00,1000.00,1000.00,1000.00,1000.00,1000.00,1000.00,900.00,900.00,900.00,900.00,900.00,1000.00,1000.00,1000.00,1000.00,900.00,900.00,900.00,900.00,900.00,900.00,900.00,1300.00</text:p>
          </table:table-cell>
          <table:table-cell office:value-type="string">
            <text:p>宿根草</text:p>
          </table:table-cell>
          <table:table-cell office:value-type="float" office:value="15">
            <text:p>15</text:p>
          </table:table-cell>
          <table:table-cell office:value-type="float" office:value="1900">
            <text:p>1900</text:p>
          </table:table-cell>
          <table:table-cell table:number-columns-repeated="6" office:value-type="float" office:value="1500">
            <text:p>1500</text:p>
          </table:table-cell>
          <table:table-cell table:number-columns-repeated="8" office:value-type="float" office:value="1300">
            <text:p>1300</text:p>
          </table:table-cell>
          <table:table-cell table:number-columns-repeated="3" office:value-type="float" office:value="1100">
            <text:p>1100</text:p>
          </table:table-cell>
          <table:table-cell table:number-columns-repeated="2" office:value-type="float" office:value="1300">
            <text:p>1300</text:p>
          </table:table-cell>
          <table:table-cell table:number-columns-repeated="4" office:value-type="float" office:value="1100">
            <text:p>1100</text:p>
          </table:table-cell>
          <table:table-cell table:number-columns-repeated="6" office:value-type="float" office:value="1000">
            <text:p>1000</text:p>
          </table:table-cell>
          <table:table-cell table:number-columns-repeated="5" office:value-type="float" office:value="900">
            <text:p>900</text:p>
          </table:table-cell>
          <table:table-cell table:number-columns-repeated="4" office:value-type="float" office:value="1000">
            <text:p>1000</text:p>
          </table:table-cell>
          <table:table-cell table:number-columns-repeated="7" office:value-type="float" office:value="900">
            <text:p>90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クロスプランツ,ポット樹木（小）,8,1900.00,1500.00,1500.00,1500.00,1500.00,1500.00,1500.00,1300.00,1300.00,1300.00,1300.00,1300.00,1300.00,1300.00,1300.00,1100.00,1100.00,1100.00,1300.00,1300.00,1100.00,1100.00,1100.00,1100.00,1000.00,1000.00,1000.00,1000.00,1000.00,1000.00,900.00,900.00,900.00,900.00,900.00,1000.00,1000.00,1000.00,1000.00,900.00,900.00,900.00,900.00,900.00,900.00,900.00,1300.00</text:p>
          </table:table-cell>
          <table:table-cell office:value-type="string">
            <text:p>ポット樹木（小）</text:p>
          </table:table-cell>
          <table:table-cell office:value-type="float" office:value="8">
            <text:p>8</text:p>
          </table:table-cell>
          <table:table-cell office:value-type="float" office:value="1900">
            <text:p>1900</text:p>
          </table:table-cell>
          <table:table-cell table:number-columns-repeated="6" office:value-type="float" office:value="1500">
            <text:p>1500</text:p>
          </table:table-cell>
          <table:table-cell table:number-columns-repeated="8" office:value-type="float" office:value="1300">
            <text:p>1300</text:p>
          </table:table-cell>
          <table:table-cell table:number-columns-repeated="3" office:value-type="float" office:value="1100">
            <text:p>1100</text:p>
          </table:table-cell>
          <table:table-cell table:number-columns-repeated="2" office:value-type="float" office:value="1300">
            <text:p>1300</text:p>
          </table:table-cell>
          <table:table-cell table:number-columns-repeated="4" office:value-type="float" office:value="1100">
            <text:p>1100</text:p>
          </table:table-cell>
          <table:table-cell table:number-columns-repeated="6" office:value-type="float" office:value="1000">
            <text:p>1000</text:p>
          </table:table-cell>
          <table:table-cell table:number-columns-repeated="5" office:value-type="float" office:value="900">
            <text:p>900</text:p>
          </table:table-cell>
          <table:table-cell table:number-columns-repeated="4" office:value-type="float" office:value="1000">
            <text:p>1000</text:p>
          </table:table-cell>
          <table:table-cell table:number-columns-repeated="7" office:value-type="float" office:value="900">
            <text:p>90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クロスプランツ,ポット樹木（大）,2,1900.00,1500.00,1500.00,1500.00,1500.00,1500.00,1500.00,1300.00,1300.00,1300.00,1300.00,1300.00,1300.00,1300.00,1300.00,1100.00,1100.00,1100.00,1300.00,1300.00,1100.00,1100.00,1100.00,1100.00,1000.00,1000.00,1000.00,1000.00,1000.00,1000.00,900.00,900.00,900.00,900.00,900.00,1000.00,1000.00,1000.00,1000.00,900.00,900.00,900.00,900.00,900.00,900.00,900.00,1300.00</text:p>
          </table:table-cell>
          <table:table-cell office:value-type="string">
            <text:p>ポット樹木（大）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table:number-columns-repeated="6" office:value-type="float" office:value="1500">
            <text:p>1500</text:p>
          </table:table-cell>
          <table:table-cell table:number-columns-repeated="8" office:value-type="float" office:value="1300">
            <text:p>1300</text:p>
          </table:table-cell>
          <table:table-cell table:number-columns-repeated="3" office:value-type="float" office:value="1100">
            <text:p>1100</text:p>
          </table:table-cell>
          <table:table-cell table:number-columns-repeated="2" office:value-type="float" office:value="1300">
            <text:p>1300</text:p>
          </table:table-cell>
          <table:table-cell table:number-columns-repeated="4" office:value-type="float" office:value="1100">
            <text:p>1100</text:p>
          </table:table-cell>
          <table:table-cell table:number-columns-repeated="6" office:value-type="float" office:value="1000">
            <text:p>1000</text:p>
          </table:table-cell>
          <table:table-cell table:number-columns-repeated="5" office:value-type="float" office:value="900">
            <text:p>900</text:p>
          </table:table-cell>
          <table:table-cell table:number-columns-repeated="4" office:value-type="float" office:value="1000">
            <text:p>1000</text:p>
          </table:table-cell>
          <table:table-cell table:number-columns-repeated="7" office:value-type="float" office:value="900">
            <text:p>90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山崎瑞松園,グランドカバー宿根草等専用,50,3500.00,3100.00,3100.00,2500.00,3100.00,2500.00,2500.00,1550.00,1550.00,1550.00,1550.00,1550.00,1550.00,1550.00,1550.00,1420.00,1420.00,1420.00,1550.00,1550.00,1420.00,1420.00,1420.00,1420.00,1300.00,1300.00,1300.00,1300.00,1300.00,1300.00,1200.00,1200.00,1200.00,1200.00,1200.00,1200.00,1200.00,1200.00,1200.00,1120.00,1120.00,1120.00,1120.00,1120.00,1120.00,1120.00,</text:p>
          </table:table-cell>
          <table:table-cell office:value-type="string">
            <text:p>グランドカバー宿根草等専用</text:p>
          </table:table-cell>
          <table:table-cell office:value-type="float" office:value="50">
            <text:p>50</text:p>
          </table:table-cell>
          <table:table-cell office:value-type="float" office:value="3500">
            <text:p>3500</text:p>
          </table:table-cell>
          <table:table-cell table:number-columns-repeated="2" office:value-type="float" office:value="3100">
            <text:p>3100</text:p>
          </table:table-cell>
          <table:table-cell office:value-type="float" office:value="2500">
            <text:p>2500</text:p>
          </table:table-cell>
          <table:table-cell office:value-type="float" office:value="3100">
            <text:p>3100</text:p>
          </table:table-cell>
          <table:table-cell table:number-columns-repeated="2" office:value-type="float" office:value="2500">
            <text:p>2500</text:p>
          </table:table-cell>
          <table:table-cell table:number-columns-repeated="8" office:value-type="float" office:value="1550">
            <text:p>1550</text:p>
          </table:table-cell>
          <table:table-cell table:number-columns-repeated="3" office:value-type="float" office:value="1420">
            <text:p>1420</text:p>
          </table:table-cell>
          <table:table-cell table:number-columns-repeated="2" office:value-type="float" office:value="1550">
            <text:p>1550</text:p>
          </table:table-cell>
          <table:table-cell table:number-columns-repeated="4" office:value-type="float" office:value="1420">
            <text:p>1420</text:p>
          </table:table-cell>
          <table:table-cell table:number-columns-repeated="6" office:value-type="float" office:value="1300">
            <text:p>1300</text:p>
          </table:table-cell>
          <table:table-cell table:number-columns-repeated="9" office:value-type="float" office:value="1200">
            <text:p>1200</text:p>
          </table:table-cell>
          <table:table-cell table:number-columns-repeated="7" office:value-type="float" office:value="1120">
            <text:p>1120</text:p>
          </table:table-cell>
          <table:table-cell/>
        </table:table-row>
        <table:table-row table:style-name="ro1">
          <table:table-cell office:value-type="string">
            <text:p>山崎瑞松園,低木H0.5m以下専用,20,3730.00,3230.00,3230.00,2730.00,3230.00,2730.00,2730.00,1580.00,1580.00,1580.00,1580.00,1580.00,1580.00,1580.00,1580.00,1480.00,1480.00,1480.00,1580.00,1580.00,1480.00,1480.00,1480.00,1480.00,1380.00,1380.00,1380.00,1380.00,1380.00,1380.00,1380.00,1380.00,1380.00,1380.00,1380.00,1280.00,1280.00,1280.00,1280.00,1180.00,1180.00,1180.00,1180.00,1180.00,1180.00,1180.00,</text:p>
          </table:table-cell>
          <table:table-cell office:value-type="string">
            <text:p>低木H0.5m以下専用</text:p>
          </table:table-cell>
          <table:table-cell office:value-type="float" office:value="20">
            <text:p>20</text:p>
          </table:table-cell>
          <table:table-cell office:value-type="float" office:value="3730">
            <text:p>3730</text:p>
          </table:table-cell>
          <table:table-cell table:number-columns-repeated="2" office:value-type="float" office:value="3230">
            <text:p>3230</text:p>
          </table:table-cell>
          <table:table-cell office:value-type="float" office:value="2730">
            <text:p>2730</text:p>
          </table:table-cell>
          <table:table-cell office:value-type="float" office:value="3230">
            <text:p>3230</text:p>
          </table:table-cell>
          <table:table-cell table:number-columns-repeated="2" office:value-type="float" office:value="2730">
            <text:p>2730</text:p>
          </table:table-cell>
          <table:table-cell table:number-columns-repeated="8" office:value-type="float" office:value="1580">
            <text:p>1580</text:p>
          </table:table-cell>
          <table:table-cell table:number-columns-repeated="3" office:value-type="float" office:value="1480">
            <text:p>1480</text:p>
          </table:table-cell>
          <table:table-cell table:number-columns-repeated="2" office:value-type="float" office:value="1580">
            <text:p>1580</text:p>
          </table:table-cell>
          <table:table-cell table:number-columns-repeated="4" office:value-type="float" office:value="1480">
            <text:p>1480</text:p>
          </table:table-cell>
          <table:table-cell table:number-columns-repeated="11" office:value-type="float" office:value="1380">
            <text:p>1380</text:p>
          </table:table-cell>
          <table:table-cell table:number-columns-repeated="4" office:value-type="float" office:value="1280">
            <text:p>1280</text:p>
          </table:table-cell>
          <table:table-cell table:number-columns-repeated="7" office:value-type="float" office:value="1180">
            <text:p>1180</text:p>
          </table:table-cell>
          <table:table-cell/>
        </table:table-row>
        <table:table-row table:style-name="ro1">
          <table:table-cell office:value-type="string">
            <text:p>山崎瑞松園,低木H0.6m～H1.5m以下専用,1,7250.00,6750.00,6750.00,6250.00,6750.00,6250.00,6250.00,5100.00,5100.00,5100.00,5100.00,5100.00,5100.00,5100.00,5100.00,5000.00,5000.00,5000.00,5100.00,5100.00,5000.00,5000.00,5000.00,5000.00,4900.00,4900.00,4900.00,4900.00,4900.00,4900.00,4900.00,4900.00,4900.00,4900.00,4900.00,4800.00,4800.00,4800.00,4800.00,4700.00,4700.00,4700.00,4700.00,4700.00,4700.00,4700.00,</text:p>
          </table:table-cell>
          <table:table-cell office:value-type="string">
            <text:p>低木H0.6m～H1.5m以下専用</text:p>
          </table:table-cell>
          <table:table-cell office:value-type="float" office:value="1">
            <text:p>1</text:p>
          </table:table-cell>
          <table:table-cell office:value-type="float" office:value="7250">
            <text:p>7250</text:p>
          </table:table-cell>
          <table:table-cell table:number-columns-repeated="2" office:value-type="float" office:value="6750">
            <text:p>6750</text:p>
          </table:table-cell>
          <table:table-cell office:value-type="float" office:value="6250">
            <text:p>6250</text:p>
          </table:table-cell>
          <table:table-cell office:value-type="float" office:value="6750">
            <text:p>6750</text:p>
          </table:table-cell>
          <table:table-cell table:number-columns-repeated="2" office:value-type="float" office:value="6250">
            <text:p>6250</text:p>
          </table:table-cell>
          <table:table-cell table:number-columns-repeated="8" office:value-type="float" office:value="5100">
            <text:p>5100</text:p>
          </table:table-cell>
          <table:table-cell table:number-columns-repeated="3" office:value-type="float" office:value="5000">
            <text:p>5000</text:p>
          </table:table-cell>
          <table:table-cell table:number-columns-repeated="2" office:value-type="float" office:value="5100">
            <text:p>5100</text:p>
          </table:table-cell>
          <table:table-cell table:number-columns-repeated="4" office:value-type="float" office:value="5000">
            <text:p>5000</text:p>
          </table:table-cell>
          <table:table-cell table:number-columns-repeated="11" office:value-type="float" office:value="4900">
            <text:p>4900</text:p>
          </table:table-cell>
          <table:table-cell table:number-columns-repeated="4" office:value-type="float" office:value="4800">
            <text:p>4800</text:p>
          </table:table-cell>
          <table:table-cell table:number-columns-repeated="7" office:value-type="float" office:value="4700">
            <text:p>4700</text:p>
          </table:table-cell>
          <table:table-cell/>
        </table:table-row>
        <table:table-row table:style-name="ro1">
          <table:table-cell office:value-type="string">
            <text:p>山崎瑞松園,その他規格外,1,10250.00,9750.00,9750.00,9250.00,9750.00,9250.00,9250.00,8100.00,8100.00,8100.00,8100.00,8100.00,8100.00,8100.00,8100.00,8000.00,8000.00,8000.00,8100.00,8100.00,8000.00,8000.00,8000.00,8000.00,7900.00,7900.00,7900.00,7900.00,7900.00,7900.00,7900.00,7900.00,7900.00,7900.00,7900.00,7800.00,7800.00,7800.00,7800.00,7700.00,7700.00,7700.00,7700.00,7700.00,7700.00,7700.00,</text:p>
          </table:table-cell>
          <table:table-cell office:value-type="string">
            <text:p>その他規格外</text:p>
          </table:table-cell>
          <table:table-cell office:value-type="float" office:value="1">
            <text:p>1</text:p>
          </table:table-cell>
          <table:table-cell office:value-type="float" office:value="10250">
            <text:p>10250</text:p>
          </table:table-cell>
          <table:table-cell table:number-columns-repeated="2" office:value-type="float" office:value="9750">
            <text:p>9750</text:p>
          </table:table-cell>
          <table:table-cell office:value-type="float" office:value="9250">
            <text:p>9250</text:p>
          </table:table-cell>
          <table:table-cell office:value-type="float" office:value="9750">
            <text:p>9750</text:p>
          </table:table-cell>
          <table:table-cell table:number-columns-repeated="2" office:value-type="float" office:value="9250">
            <text:p>9250</text:p>
          </table:table-cell>
          <table:table-cell table:number-columns-repeated="8" office:value-type="float" office:value="8100">
            <text:p>8100</text:p>
          </table:table-cell>
          <table:table-cell table:number-columns-repeated="3" office:value-type="float" office:value="8000">
            <text:p>8000</text:p>
          </table:table-cell>
          <table:table-cell table:number-columns-repeated="2" office:value-type="float" office:value="8100">
            <text:p>8100</text:p>
          </table:table-cell>
          <table:table-cell table:number-columns-repeated="4" office:value-type="float" office:value="8000">
            <text:p>8000</text:p>
          </table:table-cell>
          <table:table-cell table:number-columns-repeated="11" office:value-type="float" office:value="7900">
            <text:p>7900</text:p>
          </table:table-cell>
          <table:table-cell table:number-columns-repeated="4" office:value-type="float" office:value="7800">
            <text:p>7800</text:p>
          </table:table-cell>
          <table:table-cell table:number-columns-repeated="7" office:value-type="float" office:value="7700">
            <text:p>7700</text:p>
          </table:table-cell>
          <table:table-cell/>
        </table:table-row>
        <table:table-row table:style-name="ro1">
          <table:table-cell office:value-type="string">
            <text:p>山崎瑞松園,セット送料A,1,3500.00,3100.00,3100.00,2500.00,3100.00,2500.00,2500.00,1550.00,1550.00,1550.00,1550.00,1550.00,1550.00,1550.00,1550.00,1420.00,1420.00,1420.00,1550.00,1550.00,1420.00,1420.00,1420.00,1420.00,1300.00,1300.00,1300.00,1300.00,1300.00,1300.00,1300.00,1300.00,1300.00,1300.00,1300.00,1200.00,1200.00,1200.00,1200.00,1120.00,1120.00,1120.00,1120.00,1120.00,1120.00,1120.00,</text:p>
          </table:table-cell>
          <table:table-cell office:value-type="string">
            <text:p>セット送料A</text:p>
          </table:table-cell>
          <table:table-cell office:value-type="float" office:value="1">
            <text:p>1</text:p>
          </table:table-cell>
          <table:table-cell office:value-type="float" office:value="3500">
            <text:p>3500</text:p>
          </table:table-cell>
          <table:table-cell table:number-columns-repeated="2" office:value-type="float" office:value="3100">
            <text:p>3100</text:p>
          </table:table-cell>
          <table:table-cell office:value-type="float" office:value="2500">
            <text:p>2500</text:p>
          </table:table-cell>
          <table:table-cell office:value-type="float" office:value="3100">
            <text:p>3100</text:p>
          </table:table-cell>
          <table:table-cell table:number-columns-repeated="2" office:value-type="float" office:value="2500">
            <text:p>2500</text:p>
          </table:table-cell>
          <table:table-cell table:number-columns-repeated="8" office:value-type="float" office:value="1550">
            <text:p>1550</text:p>
          </table:table-cell>
          <table:table-cell table:number-columns-repeated="3" office:value-type="float" office:value="1420">
            <text:p>1420</text:p>
          </table:table-cell>
          <table:table-cell table:number-columns-repeated="2" office:value-type="float" office:value="1550">
            <text:p>1550</text:p>
          </table:table-cell>
          <table:table-cell table:number-columns-repeated="4" office:value-type="float" office:value="1420">
            <text:p>1420</text:p>
          </table:table-cell>
          <table:table-cell table:number-columns-repeated="11" office:value-type="float" office:value="1300">
            <text:p>1300</text:p>
          </table:table-cell>
          <table:table-cell table:number-columns-repeated="4" office:value-type="float" office:value="1200">
            <text:p>1200</text:p>
          </table:table-cell>
          <table:table-cell table:number-columns-repeated="7" office:value-type="float" office:value="1120">
            <text:p>1120</text:p>
          </table:table-cell>
          <table:table-cell/>
        </table:table-row>
        <table:table-row table:style-name="ro1">
          <table:table-cell office:value-type="string">
            <text:p>山崎瑞松園,セット送料B,1,7000.00,6200.00,6200.00,5000.00,6200.00,5000.00,5000.00,3100.00,3100.00,3100.00,3100.00,3100.00,3100.00,3100.00,3100.00,2840.00,2840.00,2840.00,3100.00,3100.00,2840.00,2840.00,2840.00,2840.00,2600.00,2600.00,2600.00,2600.00,2600.00,2600.00,2600.00,2600.00,2600.00,2600.00,2600.00,2400.00,2400.00,2400.00,2400.00,2240.00,2240.00,2240.00,2240.00,2240.00,2240.00,2240.00,</text:p>
          </table:table-cell>
          <table:table-cell office:value-type="string">
            <text:p>セット送料B</text:p>
          </table:table-cell>
          <table:table-cell office:value-type="float" office:value="1">
            <text:p>1</text:p>
          </table:table-cell>
          <table:table-cell office:value-type="float" office:value="7000">
            <text:p>7000</text:p>
          </table:table-cell>
          <table:table-cell table:number-columns-repeated="2" office:value-type="float" office:value="6200">
            <text:p>6200</text:p>
          </table:table-cell>
          <table:table-cell office:value-type="float" office:value="5000">
            <text:p>5000</text:p>
          </table:table-cell>
          <table:table-cell office:value-type="float" office:value="6200">
            <text:p>6200</text:p>
          </table:table-cell>
          <table:table-cell table:number-columns-repeated="2" office:value-type="float" office:value="5000">
            <text:p>5000</text:p>
          </table:table-cell>
          <table:table-cell table:number-columns-repeated="8" office:value-type="float" office:value="3100">
            <text:p>3100</text:p>
          </table:table-cell>
          <table:table-cell table:number-columns-repeated="3" office:value-type="float" office:value="2840">
            <text:p>2840</text:p>
          </table:table-cell>
          <table:table-cell table:number-columns-repeated="2" office:value-type="float" office:value="3100">
            <text:p>3100</text:p>
          </table:table-cell>
          <table:table-cell table:number-columns-repeated="4" office:value-type="float" office:value="2840">
            <text:p>2840</text:p>
          </table:table-cell>
          <table:table-cell table:number-columns-repeated="11" office:value-type="float" office:value="2600">
            <text:p>2600</text:p>
          </table:table-cell>
          <table:table-cell table:number-columns-repeated="4" office:value-type="float" office:value="2400">
            <text:p>2400</text:p>
          </table:table-cell>
          <table:table-cell table:number-columns-repeated="7" office:value-type="float" office:value="2240">
            <text:p>2240</text:p>
          </table:table-cell>
          <table:table-cell/>
        </table:table-row>
        <table:table-row table:style-name="ro1">
          <table:table-cell office:value-type="string">
            <text:p>山崎瑞松園,セット送料C,1,7230.00,6230.00,6230.00,5230.00,6230.00,5230.00,5230.00,3130.00,3130.00,3130.00,3130.00,3130.00,3130.00,3130.00,3130.00,2900.00,2900.00,2900.00,3130.00,3130.00,2900.00,2900.00,2900.00,2900.00,2680.00,2680.00,2680.00,2680.00,2680.00,2680.00,2680.00,2680.00,2680.00,2680.00,2680.00,2480.00,2480.00,2480.00,2480.00,2300.00,2300.00,2300.00,2300.00,2300.00,2300.00,2300.00,</text:p>
          </table:table-cell>
          <table:table-cell office:value-type="string">
            <text:p>セット送料C</text:p>
          </table:table-cell>
          <table:table-cell office:value-type="float" office:value="1">
            <text:p>1</text:p>
          </table:table-cell>
          <table:table-cell office:value-type="float" office:value="7230">
            <text:p>7230</text:p>
          </table:table-cell>
          <table:table-cell table:number-columns-repeated="2" office:value-type="float" office:value="6230">
            <text:p>6230</text:p>
          </table:table-cell>
          <table:table-cell office:value-type="float" office:value="5230">
            <text:p>5230</text:p>
          </table:table-cell>
          <table:table-cell office:value-type="float" office:value="6230">
            <text:p>6230</text:p>
          </table:table-cell>
          <table:table-cell table:number-columns-repeated="2" office:value-type="float" office:value="5230">
            <text:p>5230</text:p>
          </table:table-cell>
          <table:table-cell table:number-columns-repeated="8" office:value-type="float" office:value="3130">
            <text:p>3130</text:p>
          </table:table-cell>
          <table:table-cell table:number-columns-repeated="3" office:value-type="float" office:value="2900">
            <text:p>2900</text:p>
          </table:table-cell>
          <table:table-cell table:number-columns-repeated="2" office:value-type="float" office:value="3130">
            <text:p>3130</text:p>
          </table:table-cell>
          <table:table-cell table:number-columns-repeated="4" office:value-type="float" office:value="2900">
            <text:p>2900</text:p>
          </table:table-cell>
          <table:table-cell table:number-columns-repeated="11" office:value-type="float" office:value="2680">
            <text:p>2680</text:p>
          </table:table-cell>
          <table:table-cell table:number-columns-repeated="4" office:value-type="float" office:value="2480">
            <text:p>2480</text:p>
          </table:table-cell>
          <table:table-cell table:number-columns-repeated="7" office:value-type="float" office:value="2300">
            <text:p>2300</text:p>
          </table:table-cell>
          <table:table-cell/>
        </table:table-row>
        <table:table-row table:style-name="ro1">
          <table:table-cell office:value-type="string">
            <text:p>山崎瑞松園,セット送料D,1,11250.00,10350.00,10350.00,9250.00,10350.00,9250.00,9250.00,7150.00,7150.00,7150.00,7150.00,7150.00,7150.00,7150.00,7150.00,6920.00,6920.00,6920.00,7150.00,7150.00,6920.00,6920.00,6920.00,6920.00,6700.00,6700.00,6700.00,6700.00,6700.00,6700.00,6700.00,6700.00,6700.00,6700.00,6700.00,6500.00,6500.00,6500.00,6500.00,6320.00,6320.00,6320.00,6320.00,6320.00,6320.00,6320.00,</text:p>
          </table:table-cell>
          <table:table-cell office:value-type="string">
            <text:p>セット送料D</text:p>
          </table:table-cell>
          <table:table-cell office:value-type="float" office:value="1">
            <text:p>1</text:p>
          </table:table-cell>
          <table:table-cell office:value-type="float" office:value="11250">
            <text:p>11250</text:p>
          </table:table-cell>
          <table:table-cell table:number-columns-repeated="2" office:value-type="float" office:value="10350">
            <text:p>10350</text:p>
          </table:table-cell>
          <table:table-cell office:value-type="float" office:value="9250">
            <text:p>9250</text:p>
          </table:table-cell>
          <table:table-cell office:value-type="float" office:value="10350">
            <text:p>10350</text:p>
          </table:table-cell>
          <table:table-cell table:number-columns-repeated="2" office:value-type="float" office:value="9250">
            <text:p>9250</text:p>
          </table:table-cell>
          <table:table-cell table:number-columns-repeated="8" office:value-type="float" office:value="7150">
            <text:p>7150</text:p>
          </table:table-cell>
          <table:table-cell table:number-columns-repeated="3" office:value-type="float" office:value="6920">
            <text:p>6920</text:p>
          </table:table-cell>
          <table:table-cell table:number-columns-repeated="2" office:value-type="float" office:value="7150">
            <text:p>7150</text:p>
          </table:table-cell>
          <table:table-cell table:number-columns-repeated="4" office:value-type="float" office:value="6920">
            <text:p>6920</text:p>
          </table:table-cell>
          <table:table-cell table:number-columns-repeated="11" office:value-type="float" office:value="6700">
            <text:p>6700</text:p>
          </table:table-cell>
          <table:table-cell table:number-columns-repeated="4" office:value-type="float" office:value="6500">
            <text:p>6500</text:p>
          </table:table-cell>
          <table:table-cell table:number-columns-repeated="7" office:value-type="float" office:value="6320">
            <text:p>6320</text:p>
          </table:table-cell>
          <table:table-cell/>
        </table:table-row>
        <table:table-row table:style-name="ro1">
          <table:table-cell office:value-type="string">
            <text:p>山崎瑞松園,セット送料E,1,3730.00,3130.00,3130.00,2730.00,3130.00,2730.00,2730.00,1580.00,1580.00,1580.00,1580.00,1580.00,1580.00,1580.00,1580.00,1480.00,1480.00,1480.00,1580.00,1580.00,1480.00,1480.00,1480.00,1480.00,1380.00,1380.00,1380.00,1380.00,1380.00,1380.00,1380.00,1380.00,1380.00,1380.00,1380.00,1280.00,1280.00,1280.00,1280.00,1180.00,1180.00,1180.00,1180.00,1180.00,1180.00,1180.00,</text:p>
          </table:table-cell>
          <table:table-cell office:value-type="string">
            <text:p>セット送料E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table:number-columns-repeated="2" office:value-type="float" office:value="3130">
            <text:p>3130</text:p>
          </table:table-cell>
          <table:table-cell office:value-type="float" office:value="2730">
            <text:p>2730</text:p>
          </table:table-cell>
          <table:table-cell office:value-type="float" office:value="3130">
            <text:p>3130</text:p>
          </table:table-cell>
          <table:table-cell table:number-columns-repeated="2" office:value-type="float" office:value="2730">
            <text:p>2730</text:p>
          </table:table-cell>
          <table:table-cell table:number-columns-repeated="8" office:value-type="float" office:value="1580">
            <text:p>1580</text:p>
          </table:table-cell>
          <table:table-cell table:number-columns-repeated="3" office:value-type="float" office:value="1480">
            <text:p>1480</text:p>
          </table:table-cell>
          <table:table-cell table:number-columns-repeated="2" office:value-type="float" office:value="1580">
            <text:p>1580</text:p>
          </table:table-cell>
          <table:table-cell table:number-columns-repeated="4" office:value-type="float" office:value="1480">
            <text:p>1480</text:p>
          </table:table-cell>
          <table:table-cell table:number-columns-repeated="11" office:value-type="float" office:value="1380">
            <text:p>1380</text:p>
          </table:table-cell>
          <table:table-cell table:number-columns-repeated="4" office:value-type="float" office:value="1280">
            <text:p>1280</text:p>
          </table:table-cell>
          <table:table-cell table:number-columns-repeated="7" office:value-type="float" office:value="1180">
            <text:p>1180</text:p>
          </table:table-cell>
          <table:table-cell/>
        </table:table-row>
        <table:table-row table:style-name="ro1">
          <table:table-cell office:value-type="string">
            <text:p>山崎瑞松園,セット送料F,1,7460.00,6260.00,6260.00,5460.00,6260.00,5460.00,5460.00,3160.00,3160.00,3160.00,3160.00,3160.00,3160.00,3160.00,3160.00,2960.00,2960.00,2960.00,3160.00,3160.00,2960.00,2960.00,2960.00,2960.00,2760.00,2760.00,2760.00,2760.00,2760.00,2760.00,2760.00,2760.00,2760.00,2760.00,2760.00,2560.00,2560.00,2560.00,2560.00,2360.00,2360.00,2360.00,2360.00,2360.00,2360.00,2360.00,</text:p>
          </table:table-cell>
          <table:table-cell office:value-type="string">
            <text:p>セット送料F</text:p>
          </table:table-cell>
          <table:table-cell office:value-type="float" office:value="1">
            <text:p>1</text:p>
          </table:table-cell>
          <table:table-cell office:value-type="float" office:value="7460">
            <text:p>7460</text:p>
          </table:table-cell>
          <table:table-cell table:number-columns-repeated="2" office:value-type="float" office:value="6260">
            <text:p>6260</text:p>
          </table:table-cell>
          <table:table-cell office:value-type="float" office:value="5460">
            <text:p>5460</text:p>
          </table:table-cell>
          <table:table-cell office:value-type="float" office:value="6260">
            <text:p>6260</text:p>
          </table:table-cell>
          <table:table-cell table:number-columns-repeated="2" office:value-type="float" office:value="5460">
            <text:p>5460</text:p>
          </table:table-cell>
          <table:table-cell table:number-columns-repeated="8" office:value-type="float" office:value="3160">
            <text:p>3160</text:p>
          </table:table-cell>
          <table:table-cell table:number-columns-repeated="3" office:value-type="float" office:value="2960">
            <text:p>2960</text:p>
          </table:table-cell>
          <table:table-cell table:number-columns-repeated="2" office:value-type="float" office:value="3160">
            <text:p>3160</text:p>
          </table:table-cell>
          <table:table-cell table:number-columns-repeated="4" office:value-type="float" office:value="2960">
            <text:p>2960</text:p>
          </table:table-cell>
          <table:table-cell table:number-columns-repeated="11" office:value-type="float" office:value="2760">
            <text:p>2760</text:p>
          </table:table-cell>
          <table:table-cell table:number-columns-repeated="4" office:value-type="float" office:value="2560">
            <text:p>2560</text:p>
          </table:table-cell>
          <table:table-cell table:number-columns-repeated="7" office:value-type="float" office:value="2360">
            <text:p>2360</text:p>
          </table:table-cell>
          <table:table-cell/>
        </table:table-row>
        <table:table-row table:style-name="ro1">
          <table:table-cell office:value-type="string">
            <text:p>山崎瑞松園,セット送料G,1,11480.00,10380.00,10380.00,9480.00,10380.00,9480.00,9480.00,7180.00,7180.00,7180.00,7180.00,7180.00,7180.00,7180.00,7180.00,6980.00,6980.00,6980.00,7180.00,7180.00,6980.00,6980.00,6980.00,6980.00,6780.00,6780.00,6780.00,6780.00,6780.00,6780.00,6780.00,6780.00,6780.00,6780.00,6780.00,6580.00,6580.00,6580.00,6580.00,6380.00,6380.00,6380.00,6380.00,6380.00,6380.00,6380.00,</text:p>
          </table:table-cell>
          <table:table-cell office:value-type="string">
            <text:p>セット送料G</text:p>
          </table:table-cell>
          <table:table-cell office:value-type="float" office:value="1">
            <text:p>1</text:p>
          </table:table-cell>
          <table:table-cell office:value-type="float" office:value="11480">
            <text:p>11480</text:p>
          </table:table-cell>
          <table:table-cell table:number-columns-repeated="2" office:value-type="float" office:value="10380">
            <text:p>10380</text:p>
          </table:table-cell>
          <table:table-cell office:value-type="float" office:value="9480">
            <text:p>9480</text:p>
          </table:table-cell>
          <table:table-cell office:value-type="float" office:value="10380">
            <text:p>10380</text:p>
          </table:table-cell>
          <table:table-cell table:number-columns-repeated="2" office:value-type="float" office:value="9480">
            <text:p>9480</text:p>
          </table:table-cell>
          <table:table-cell table:number-columns-repeated="8" office:value-type="float" office:value="7180">
            <text:p>7180</text:p>
          </table:table-cell>
          <table:table-cell table:number-columns-repeated="3" office:value-type="float" office:value="6980">
            <text:p>6980</text:p>
          </table:table-cell>
          <table:table-cell table:number-columns-repeated="2" office:value-type="float" office:value="7180">
            <text:p>7180</text:p>
          </table:table-cell>
          <table:table-cell table:number-columns-repeated="4" office:value-type="float" office:value="6980">
            <text:p>6980</text:p>
          </table:table-cell>
          <table:table-cell table:number-columns-repeated="11" office:value-type="float" office:value="6780">
            <text:p>6780</text:p>
          </table:table-cell>
          <table:table-cell table:number-columns-repeated="4" office:value-type="float" office:value="6580">
            <text:p>6580</text:p>
          </table:table-cell>
          <table:table-cell table:number-columns-repeated="7" office:value-type="float" office:value="6380">
            <text:p>6380</text:p>
          </table:table-cell>
          <table:table-cell/>
        </table:table-row>
        <table:table-row table:style-name="ro1">
          <table:table-cell office:value-type="string">
            <text:p>山崎瑞松園,セット送料H,1,7750.00,7250.00,7250.00,6750.00,7250.00,6750.00,6750.00,5600.00,5600.00,5600.00,5600.00,5600.00,5600.00,5600.00,5600.00,5500.00,5500.00,5500.00,5600.00,5600.00,5500.00,5500.00,5500.00,5500.00,5400.00,5400.00,5400.00,5400.00,5400.00,5400.00,5400.00,5400.00,5400.00,5400.00,5400.00,5300.00,5300.00,5300.00,5300.00,5200.00,5200.00,5200.00,5200.00,5200.00,5200.00,5200.00,</text:p>
          </table:table-cell>
          <table:table-cell office:value-type="string">
            <text:p>セット送料H</text:p>
          </table:table-cell>
          <table:table-cell office:value-type="float" office:value="1">
            <text:p>1</text:p>
          </table:table-cell>
          <table:table-cell office:value-type="float" office:value="7750">
            <text:p>7750</text:p>
          </table:table-cell>
          <table:table-cell table:number-columns-repeated="2" office:value-type="float" office:value="7250">
            <text:p>7250</text:p>
          </table:table-cell>
          <table:table-cell office:value-type="float" office:value="6750">
            <text:p>6750</text:p>
          </table:table-cell>
          <table:table-cell office:value-type="float" office:value="7250">
            <text:p>7250</text:p>
          </table:table-cell>
          <table:table-cell table:number-columns-repeated="2" office:value-type="float" office:value="6750">
            <text:p>6750</text:p>
          </table:table-cell>
          <table:table-cell table:number-columns-repeated="8" office:value-type="float" office:value="5600">
            <text:p>5600</text:p>
          </table:table-cell>
          <table:table-cell table:number-columns-repeated="3" office:value-type="float" office:value="5500">
            <text:p>5500</text:p>
          </table:table-cell>
          <table:table-cell table:number-columns-repeated="2" office:value-type="float" office:value="5600">
            <text:p>5600</text:p>
          </table:table-cell>
          <table:table-cell table:number-columns-repeated="4" office:value-type="float" office:value="5500">
            <text:p>5500</text:p>
          </table:table-cell>
          <table:table-cell table:number-columns-repeated="11" office:value-type="float" office:value="5400">
            <text:p>5400</text:p>
          </table:table-cell>
          <table:table-cell table:number-columns-repeated="4" office:value-type="float" office:value="5300">
            <text:p>5300</text:p>
          </table:table-cell>
          <table:table-cell table:number-columns-repeated="7" office:value-type="float" office:value="5200">
            <text:p>5200</text:p>
          </table:table-cell>
          <table:table-cell/>
        </table:table-row>
        <table:table-row table:style-name="ro1">
          <table:table-cell office:value-type="string">
            <text:p>(15 rows)</text:p>
          </table:table-cell>
          <table:table-cell table:number-columns-repeated="49"/>
        </table:table-row>
        <table:table-row table:style-name="ro1">
          <table:table-cell table:number-columns-repeated="50"/>
        </table:table-row>
        <table:table-row table:style-name="ro1">
          <table:table-cell office:value-type="string">
            <text:p>クロスプランツA</text:p>
          </table:table-cell>
          <table:table-cell office:value-type="string">
            <text:p>宿根草</text:p>
          </table:table-cell>
          <table:table-cell office:value-type="float" office:value="15">
            <text:p>15</text:p>
          </table:table-cell>
          <table:table-cell office:value-type="float" office:value="1900">
            <text:p>1900</text:p>
          </table:table-cell>
          <table:table-cell table:number-columns-repeated="6" office:value-type="float" office:value="1500">
            <text:p>1500</text:p>
          </table:table-cell>
          <table:table-cell table:number-columns-repeated="8" office:value-type="float" office:value="1300">
            <text:p>1300</text:p>
          </table:table-cell>
          <table:table-cell table:number-columns-repeated="3" office:value-type="float" office:value="1100">
            <text:p>1100</text:p>
          </table:table-cell>
          <table:table-cell table:number-columns-repeated="2" office:value-type="float" office:value="1300">
            <text:p>1300</text:p>
          </table:table-cell>
          <table:table-cell table:number-columns-repeated="4" office:value-type="float" office:value="1100">
            <text:p>1100</text:p>
          </table:table-cell>
          <table:table-cell table:number-columns-repeated="6" office:value-type="float" office:value="1000">
            <text:p>1000</text:p>
          </table:table-cell>
          <table:table-cell table:number-columns-repeated="5" office:value-type="float" office:value="900">
            <text:p>900</text:p>
          </table:table-cell>
          <table:table-cell table:number-columns-repeated="4" office:value-type="float" office:value="1000">
            <text:p>1000</text:p>
          </table:table-cell>
          <table:table-cell table:number-columns-repeated="7" office:value-type="float" office:value="900">
            <text:p>90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クロスプランツB</text:p>
          </table:table-cell>
          <table:table-cell office:value-type="string">
            <text:p>ポット樹木（小）</text:p>
          </table:table-cell>
          <table:table-cell office:value-type="float" office:value="8">
            <text:p>8</text:p>
          </table:table-cell>
          <table:table-cell office:value-type="float" office:value="1900">
            <text:p>1900</text:p>
          </table:table-cell>
          <table:table-cell table:number-columns-repeated="6" office:value-type="float" office:value="1500">
            <text:p>1500</text:p>
          </table:table-cell>
          <table:table-cell table:number-columns-repeated="8" office:value-type="float" office:value="1300">
            <text:p>1300</text:p>
          </table:table-cell>
          <table:table-cell table:number-columns-repeated="3" office:value-type="float" office:value="1100">
            <text:p>1100</text:p>
          </table:table-cell>
          <table:table-cell table:number-columns-repeated="2" office:value-type="float" office:value="1300">
            <text:p>1300</text:p>
          </table:table-cell>
          <table:table-cell table:number-columns-repeated="4" office:value-type="float" office:value="1100">
            <text:p>1100</text:p>
          </table:table-cell>
          <table:table-cell table:number-columns-repeated="6" office:value-type="float" office:value="1000">
            <text:p>1000</text:p>
          </table:table-cell>
          <table:table-cell table:number-columns-repeated="5" office:value-type="float" office:value="900">
            <text:p>900</text:p>
          </table:table-cell>
          <table:table-cell table:number-columns-repeated="4" office:value-type="float" office:value="1000">
            <text:p>1000</text:p>
          </table:table-cell>
          <table:table-cell table:number-columns-repeated="7" office:value-type="float" office:value="900">
            <text:p>90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クロスプランツＣ</text:p>
          </table:table-cell>
          <table:table-cell office:value-type="string">
            <text:p>ポット樹木（大）</text:p>
          </table:table-cell>
          <table:table-cell office:value-type="float" office:value="2">
            <text:p>2</text:p>
          </table:table-cell>
          <table:table-cell office:value-type="float" office:value="1900">
            <text:p>1900</text:p>
          </table:table-cell>
          <table:table-cell table:number-columns-repeated="6" office:value-type="float" office:value="1500">
            <text:p>1500</text:p>
          </table:table-cell>
          <table:table-cell table:number-columns-repeated="8" office:value-type="float" office:value="1300">
            <text:p>1300</text:p>
          </table:table-cell>
          <table:table-cell table:number-columns-repeated="3" office:value-type="float" office:value="1100">
            <text:p>1100</text:p>
          </table:table-cell>
          <table:table-cell table:number-columns-repeated="2" office:value-type="float" office:value="1300">
            <text:p>1300</text:p>
          </table:table-cell>
          <table:table-cell table:number-columns-repeated="4" office:value-type="float" office:value="1100">
            <text:p>1100</text:p>
          </table:table-cell>
          <table:table-cell table:number-columns-repeated="6" office:value-type="float" office:value="1000">
            <text:p>1000</text:p>
          </table:table-cell>
          <table:table-cell table:number-columns-repeated="5" office:value-type="float" office:value="900">
            <text:p>900</text:p>
          </table:table-cell>
          <table:table-cell table:number-columns-repeated="4" office:value-type="float" office:value="1000">
            <text:p>1000</text:p>
          </table:table-cell>
          <table:table-cell table:number-columns-repeated="7" office:value-type="float" office:value="900">
            <text:p>900</text:p>
          </table:table-cell>
          <table:table-cell office:value-type="float" office:value="1300">
            <text:p>1300</text:p>
          </table:table-cell>
        </table:table-row>
        <table:table-row table:style-name="ro1">
          <table:table-cell office:value-type="string">
            <text:p>8つの季節</text:p>
          </table:table-cell>
          <table:table-cell office:value-type="string">
            <text:p>グランドカバー宿根草等専用</text:p>
          </table:table-cell>
          <table:table-cell office:value-type="float" office:value="50">
            <text:p>50</text:p>
          </table:table-cell>
          <table:table-cell office:value-type="float" office:value="3500">
            <text:p>3500</text:p>
          </table:table-cell>
          <table:table-cell table:number-columns-repeated="2" office:value-type="float" office:value="3100">
            <text:p>3100</text:p>
          </table:table-cell>
          <table:table-cell office:value-type="float" office:value="2500">
            <text:p>2500</text:p>
          </table:table-cell>
          <table:table-cell office:value-type="float" office:value="3100">
            <text:p>3100</text:p>
          </table:table-cell>
          <table:table-cell table:number-columns-repeated="2" office:value-type="float" office:value="2500">
            <text:p>2500</text:p>
          </table:table-cell>
          <table:table-cell table:number-columns-repeated="8" office:value-type="float" office:value="1550">
            <text:p>1550</text:p>
          </table:table-cell>
          <table:table-cell table:number-columns-repeated="3" office:value-type="float" office:value="1420">
            <text:p>1420</text:p>
          </table:table-cell>
          <table:table-cell table:number-columns-repeated="2" office:value-type="float" office:value="1550">
            <text:p>1550</text:p>
          </table:table-cell>
          <table:table-cell table:number-columns-repeated="4" office:value-type="float" office:value="1420">
            <text:p>1420</text:p>
          </table:table-cell>
          <table:table-cell table:number-columns-repeated="6" office:value-type="float" office:value="1300">
            <text:p>1300</text:p>
          </table:table-cell>
          <table:table-cell table:number-columns-repeated="9" office:value-type="float" office:value="1200">
            <text:p>1200</text:p>
          </table:table-cell>
          <table:table-cell table:number-columns-repeated="7" office:value-type="float" office:value="1120">
            <text:p>1120</text:p>
          </table:table-cell>
          <table:table-cell/>
        </table:table-row>
        <table:table-row table:style-name="ro1">
          <table:table-cell office:value-type="string">
            <text:p>8つの季節</text:p>
          </table:table-cell>
          <table:table-cell office:value-type="string">
            <text:p>低木H0.5m以下専用</text:p>
          </table:table-cell>
          <table:table-cell office:value-type="float" office:value="20">
            <text:p>20</text:p>
          </table:table-cell>
          <table:table-cell office:value-type="float" office:value="3730">
            <text:p>3730</text:p>
          </table:table-cell>
          <table:table-cell table:number-columns-repeated="2" office:value-type="float" office:value="3230">
            <text:p>3230</text:p>
          </table:table-cell>
          <table:table-cell office:value-type="float" office:value="2730">
            <text:p>2730</text:p>
          </table:table-cell>
          <table:table-cell office:value-type="float" office:value="3230">
            <text:p>3230</text:p>
          </table:table-cell>
          <table:table-cell table:number-columns-repeated="2" office:value-type="float" office:value="2730">
            <text:p>2730</text:p>
          </table:table-cell>
          <table:table-cell table:number-columns-repeated="8" office:value-type="float" office:value="1580">
            <text:p>1580</text:p>
          </table:table-cell>
          <table:table-cell table:number-columns-repeated="3" office:value-type="float" office:value="1480">
            <text:p>1480</text:p>
          </table:table-cell>
          <table:table-cell table:number-columns-repeated="2" office:value-type="float" office:value="1580">
            <text:p>1580</text:p>
          </table:table-cell>
          <table:table-cell table:number-columns-repeated="4" office:value-type="float" office:value="1480">
            <text:p>1480</text:p>
          </table:table-cell>
          <table:table-cell table:number-columns-repeated="11" office:value-type="float" office:value="1380">
            <text:p>1380</text:p>
          </table:table-cell>
          <table:table-cell table:number-columns-repeated="4" office:value-type="float" office:value="1280">
            <text:p>1280</text:p>
          </table:table-cell>
          <table:table-cell table:number-columns-repeated="7" office:value-type="float" office:value="1180">
            <text:p>1180</text:p>
          </table:table-cell>
          <table:table-cell/>
        </table:table-row>
        <table:table-row table:style-name="ro1">
          <table:table-cell office:value-type="string">
            <text:p>8つの季節</text:p>
          </table:table-cell>
          <table:table-cell office:value-type="string">
            <text:p>低木H0.6m～H1.5m以下専用</text:p>
          </table:table-cell>
          <table:table-cell office:value-type="float" office:value="1">
            <text:p>1</text:p>
          </table:table-cell>
          <table:table-cell office:value-type="float" office:value="7250">
            <text:p>7250</text:p>
          </table:table-cell>
          <table:table-cell table:number-columns-repeated="2" office:value-type="float" office:value="6750">
            <text:p>6750</text:p>
          </table:table-cell>
          <table:table-cell office:value-type="float" office:value="6250">
            <text:p>6250</text:p>
          </table:table-cell>
          <table:table-cell office:value-type="float" office:value="6750">
            <text:p>6750</text:p>
          </table:table-cell>
          <table:table-cell table:number-columns-repeated="2" office:value-type="float" office:value="6250">
            <text:p>6250</text:p>
          </table:table-cell>
          <table:table-cell table:number-columns-repeated="8" office:value-type="float" office:value="5100">
            <text:p>5100</text:p>
          </table:table-cell>
          <table:table-cell table:number-columns-repeated="3" office:value-type="float" office:value="5000">
            <text:p>5000</text:p>
          </table:table-cell>
          <table:table-cell table:number-columns-repeated="2" office:value-type="float" office:value="5100">
            <text:p>5100</text:p>
          </table:table-cell>
          <table:table-cell table:number-columns-repeated="4" office:value-type="float" office:value="5000">
            <text:p>5000</text:p>
          </table:table-cell>
          <table:table-cell table:number-columns-repeated="11" office:value-type="float" office:value="4900">
            <text:p>4900</text:p>
          </table:table-cell>
          <table:table-cell table:number-columns-repeated="4" office:value-type="float" office:value="4800">
            <text:p>4800</text:p>
          </table:table-cell>
          <table:table-cell table:number-columns-repeated="7" office:value-type="float" office:value="4700">
            <text:p>4700</text:p>
          </table:table-cell>
          <table:table-cell/>
        </table:table-row>
        <table:table-row table:style-name="ro1">
          <table:table-cell office:value-type="string">
            <text:p>8つの季節</text:p>
          </table:table-cell>
          <table:table-cell office:value-type="string">
            <text:p>その他規格外</text:p>
          </table:table-cell>
          <table:table-cell office:value-type="float" office:value="1">
            <text:p>1</text:p>
          </table:table-cell>
          <table:table-cell office:value-type="float" office:value="10250">
            <text:p>10250</text:p>
          </table:table-cell>
          <table:table-cell table:number-columns-repeated="2" office:value-type="float" office:value="9750">
            <text:p>9750</text:p>
          </table:table-cell>
          <table:table-cell office:value-type="float" office:value="9250">
            <text:p>9250</text:p>
          </table:table-cell>
          <table:table-cell office:value-type="float" office:value="9750">
            <text:p>9750</text:p>
          </table:table-cell>
          <table:table-cell table:number-columns-repeated="2" office:value-type="float" office:value="9250">
            <text:p>9250</text:p>
          </table:table-cell>
          <table:table-cell table:number-columns-repeated="8" office:value-type="float" office:value="8100">
            <text:p>8100</text:p>
          </table:table-cell>
          <table:table-cell table:number-columns-repeated="3" office:value-type="float" office:value="8000">
            <text:p>8000</text:p>
          </table:table-cell>
          <table:table-cell table:number-columns-repeated="2" office:value-type="float" office:value="8100">
            <text:p>8100</text:p>
          </table:table-cell>
          <table:table-cell table:number-columns-repeated="4" office:value-type="float" office:value="8000">
            <text:p>8000</text:p>
          </table:table-cell>
          <table:table-cell table:number-columns-repeated="11" office:value-type="float" office:value="7900">
            <text:p>7900</text:p>
          </table:table-cell>
          <table:table-cell table:number-columns-repeated="4" office:value-type="float" office:value="7800">
            <text:p>7800</text:p>
          </table:table-cell>
          <table:table-cell table:number-columns-repeated="7" office:value-type="float" office:value="7700">
            <text:p>7700</text:p>
          </table:table-cell>
          <table:table-cell/>
        </table:table-row>
        <table:table-row table:style-name="ro2">
          <table:table-cell office:value-type="string">
            <text:p>8つの季節</text:p>
          </table:table-cell>
          <table:table-cell office:value-type="string">
            <text:p>セット送料A</text:p>
          </table:table-cell>
          <table:table-cell office:value-type="float" office:value="1">
            <text:p>1</text:p>
          </table:table-cell>
          <table:table-cell office:value-type="float" office:value="3500">
            <text:p>3500</text:p>
          </table:table-cell>
          <table:table-cell table:number-columns-repeated="2" office:value-type="float" office:value="3100">
            <text:p>3100</text:p>
          </table:table-cell>
          <table:table-cell office:value-type="float" office:value="2500">
            <text:p>2500</text:p>
          </table:table-cell>
          <table:table-cell office:value-type="float" office:value="3100">
            <text:p>3100</text:p>
          </table:table-cell>
          <table:table-cell table:number-columns-repeated="2" office:value-type="float" office:value="2500">
            <text:p>2500</text:p>
          </table:table-cell>
          <table:table-cell table:number-columns-repeated="8" office:value-type="float" office:value="1550">
            <text:p>1550</text:p>
          </table:table-cell>
          <table:table-cell table:number-columns-repeated="3" office:value-type="float" office:value="1420">
            <text:p>1420</text:p>
          </table:table-cell>
          <table:table-cell table:number-columns-repeated="2" office:value-type="float" office:value="1550">
            <text:p>1550</text:p>
          </table:table-cell>
          <table:table-cell table:number-columns-repeated="4" office:value-type="float" office:value="1420">
            <text:p>1420</text:p>
          </table:table-cell>
          <table:table-cell table:number-columns-repeated="11" office:value-type="float" office:value="1300">
            <text:p>1300</text:p>
          </table:table-cell>
          <table:table-cell table:number-columns-repeated="4" office:value-type="float" office:value="1200">
            <text:p>1200</text:p>
          </table:table-cell>
          <table:table-cell table:number-columns-repeated="7" office:value-type="float" office:value="1120">
            <text:p>1120</text:p>
          </table:table-cell>
          <table:table-cell/>
        </table:table-row>
        <table:table-row table:style-name="ro2">
          <table:table-cell office:value-type="string">
            <text:p>8つの季節</text:p>
          </table:table-cell>
          <table:table-cell office:value-type="string">
            <text:p>セット送料B</text:p>
          </table:table-cell>
          <table:table-cell office:value-type="float" office:value="1">
            <text:p>1</text:p>
          </table:table-cell>
          <table:table-cell office:value-type="float" office:value="7000">
            <text:p>7000</text:p>
          </table:table-cell>
          <table:table-cell table:number-columns-repeated="2" office:value-type="float" office:value="6200">
            <text:p>6200</text:p>
          </table:table-cell>
          <table:table-cell office:value-type="float" office:value="5000">
            <text:p>5000</text:p>
          </table:table-cell>
          <table:table-cell office:value-type="float" office:value="6200">
            <text:p>6200</text:p>
          </table:table-cell>
          <table:table-cell table:number-columns-repeated="2" office:value-type="float" office:value="5000">
            <text:p>5000</text:p>
          </table:table-cell>
          <table:table-cell table:number-columns-repeated="8" office:value-type="float" office:value="3100">
            <text:p>3100</text:p>
          </table:table-cell>
          <table:table-cell table:number-columns-repeated="3" office:value-type="float" office:value="2840">
            <text:p>2840</text:p>
          </table:table-cell>
          <table:table-cell table:number-columns-repeated="2" office:value-type="float" office:value="3100">
            <text:p>3100</text:p>
          </table:table-cell>
          <table:table-cell table:number-columns-repeated="4" office:value-type="float" office:value="2840">
            <text:p>2840</text:p>
          </table:table-cell>
          <table:table-cell table:number-columns-repeated="11" office:value-type="float" office:value="2600">
            <text:p>2600</text:p>
          </table:table-cell>
          <table:table-cell table:number-columns-repeated="4" office:value-type="float" office:value="2400">
            <text:p>2400</text:p>
          </table:table-cell>
          <table:table-cell table:number-columns-repeated="7" office:value-type="float" office:value="2240">
            <text:p>2240</text:p>
          </table:table-cell>
          <table:table-cell/>
        </table:table-row>
        <table:table-row table:style-name="ro2">
          <table:table-cell office:value-type="string">
            <text:p>8つの季節</text:p>
          </table:table-cell>
          <table:table-cell office:value-type="string">
            <text:p>セット送料C</text:p>
          </table:table-cell>
          <table:table-cell office:value-type="float" office:value="1">
            <text:p>1</text:p>
          </table:table-cell>
          <table:table-cell office:value-type="float" office:value="7230">
            <text:p>7230</text:p>
          </table:table-cell>
          <table:table-cell table:number-columns-repeated="2" office:value-type="float" office:value="6230">
            <text:p>6230</text:p>
          </table:table-cell>
          <table:table-cell office:value-type="float" office:value="5230">
            <text:p>5230</text:p>
          </table:table-cell>
          <table:table-cell office:value-type="float" office:value="6230">
            <text:p>6230</text:p>
          </table:table-cell>
          <table:table-cell table:number-columns-repeated="2" office:value-type="float" office:value="5230">
            <text:p>5230</text:p>
          </table:table-cell>
          <table:table-cell table:number-columns-repeated="8" office:value-type="float" office:value="3130">
            <text:p>3130</text:p>
          </table:table-cell>
          <table:table-cell table:number-columns-repeated="3" office:value-type="float" office:value="2900">
            <text:p>2900</text:p>
          </table:table-cell>
          <table:table-cell table:number-columns-repeated="2" office:value-type="float" office:value="3130">
            <text:p>3130</text:p>
          </table:table-cell>
          <table:table-cell table:number-columns-repeated="4" office:value-type="float" office:value="2900">
            <text:p>2900</text:p>
          </table:table-cell>
          <table:table-cell table:number-columns-repeated="11" office:value-type="float" office:value="2680">
            <text:p>2680</text:p>
          </table:table-cell>
          <table:table-cell table:number-columns-repeated="4" office:value-type="float" office:value="2480">
            <text:p>2480</text:p>
          </table:table-cell>
          <table:table-cell table:number-columns-repeated="7" office:value-type="float" office:value="2300">
            <text:p>2300</text:p>
          </table:table-cell>
          <table:table-cell/>
        </table:table-row>
        <table:table-row table:style-name="ro2">
          <table:table-cell office:value-type="string">
            <text:p>8つの季節</text:p>
          </table:table-cell>
          <table:table-cell office:value-type="string">
            <text:p>セット送料D</text:p>
          </table:table-cell>
          <table:table-cell office:value-type="float" office:value="1">
            <text:p>1</text:p>
          </table:table-cell>
          <table:table-cell office:value-type="float" office:value="11250">
            <text:p>11250</text:p>
          </table:table-cell>
          <table:table-cell table:number-columns-repeated="2" office:value-type="float" office:value="10350">
            <text:p>10350</text:p>
          </table:table-cell>
          <table:table-cell office:value-type="float" office:value="9250">
            <text:p>9250</text:p>
          </table:table-cell>
          <table:table-cell office:value-type="float" office:value="10350">
            <text:p>10350</text:p>
          </table:table-cell>
          <table:table-cell table:number-columns-repeated="2" office:value-type="float" office:value="9250">
            <text:p>9250</text:p>
          </table:table-cell>
          <table:table-cell table:number-columns-repeated="8" office:value-type="float" office:value="7150">
            <text:p>7150</text:p>
          </table:table-cell>
          <table:table-cell table:number-columns-repeated="3" office:value-type="float" office:value="6920">
            <text:p>6920</text:p>
          </table:table-cell>
          <table:table-cell table:number-columns-repeated="2" office:value-type="float" office:value="7150">
            <text:p>7150</text:p>
          </table:table-cell>
          <table:table-cell table:number-columns-repeated="4" office:value-type="float" office:value="6920">
            <text:p>6920</text:p>
          </table:table-cell>
          <table:table-cell table:number-columns-repeated="11" office:value-type="float" office:value="6700">
            <text:p>6700</text:p>
          </table:table-cell>
          <table:table-cell table:number-columns-repeated="4" office:value-type="float" office:value="6500">
            <text:p>6500</text:p>
          </table:table-cell>
          <table:table-cell table:number-columns-repeated="7" office:value-type="float" office:value="6320">
            <text:p>6320</text:p>
          </table:table-cell>
          <table:table-cell/>
        </table:table-row>
        <table:table-row table:style-name="ro2">
          <table:table-cell office:value-type="string">
            <text:p>8つの季節</text:p>
          </table:table-cell>
          <table:table-cell office:value-type="string">
            <text:p>セット送料E</text:p>
          </table:table-cell>
          <table:table-cell office:value-type="float" office:value="1">
            <text:p>1</text:p>
          </table:table-cell>
          <table:table-cell office:value-type="float" office:value="3730">
            <text:p>3730</text:p>
          </table:table-cell>
          <table:table-cell table:number-columns-repeated="2" office:value-type="float" office:value="3130">
            <text:p>3130</text:p>
          </table:table-cell>
          <table:table-cell office:value-type="float" office:value="2730">
            <text:p>2730</text:p>
          </table:table-cell>
          <table:table-cell office:value-type="float" office:value="3130">
            <text:p>3130</text:p>
          </table:table-cell>
          <table:table-cell table:number-columns-repeated="2" office:value-type="float" office:value="2730">
            <text:p>2730</text:p>
          </table:table-cell>
          <table:table-cell table:number-columns-repeated="8" office:value-type="float" office:value="1580">
            <text:p>1580</text:p>
          </table:table-cell>
          <table:table-cell table:number-columns-repeated="3" office:value-type="float" office:value="1480">
            <text:p>1480</text:p>
          </table:table-cell>
          <table:table-cell table:number-columns-repeated="2" office:value-type="float" office:value="1580">
            <text:p>1580</text:p>
          </table:table-cell>
          <table:table-cell table:number-columns-repeated="4" office:value-type="float" office:value="1480">
            <text:p>1480</text:p>
          </table:table-cell>
          <table:table-cell table:number-columns-repeated="11" office:value-type="float" office:value="1380">
            <text:p>1380</text:p>
          </table:table-cell>
          <table:table-cell table:number-columns-repeated="4" office:value-type="float" office:value="1280">
            <text:p>1280</text:p>
          </table:table-cell>
          <table:table-cell table:number-columns-repeated="7" office:value-type="float" office:value="1180">
            <text:p>1180</text:p>
          </table:table-cell>
          <table:table-cell/>
        </table:table-row>
        <table:table-row table:style-name="ro2">
          <table:table-cell office:value-type="string">
            <text:p>8つの季節</text:p>
          </table:table-cell>
          <table:table-cell office:value-type="string">
            <text:p>セット送料F</text:p>
          </table:table-cell>
          <table:table-cell office:value-type="float" office:value="1">
            <text:p>1</text:p>
          </table:table-cell>
          <table:table-cell office:value-type="float" office:value="7460">
            <text:p>7460</text:p>
          </table:table-cell>
          <table:table-cell table:number-columns-repeated="2" office:value-type="float" office:value="6260">
            <text:p>6260</text:p>
          </table:table-cell>
          <table:table-cell office:value-type="float" office:value="5460">
            <text:p>5460</text:p>
          </table:table-cell>
          <table:table-cell office:value-type="float" office:value="6260">
            <text:p>6260</text:p>
          </table:table-cell>
          <table:table-cell table:number-columns-repeated="2" office:value-type="float" office:value="5460">
            <text:p>5460</text:p>
          </table:table-cell>
          <table:table-cell table:number-columns-repeated="8" office:value-type="float" office:value="3160">
            <text:p>3160</text:p>
          </table:table-cell>
          <table:table-cell table:number-columns-repeated="3" office:value-type="float" office:value="2960">
            <text:p>2960</text:p>
          </table:table-cell>
          <table:table-cell table:number-columns-repeated="2" office:value-type="float" office:value="3160">
            <text:p>3160</text:p>
          </table:table-cell>
          <table:table-cell table:number-columns-repeated="4" office:value-type="float" office:value="2960">
            <text:p>2960</text:p>
          </table:table-cell>
          <table:table-cell table:number-columns-repeated="11" office:value-type="float" office:value="2760">
            <text:p>2760</text:p>
          </table:table-cell>
          <table:table-cell table:number-columns-repeated="4" office:value-type="float" office:value="2560">
            <text:p>2560</text:p>
          </table:table-cell>
          <table:table-cell table:number-columns-repeated="7" office:value-type="float" office:value="2360">
            <text:p>2360</text:p>
          </table:table-cell>
          <table:table-cell/>
        </table:table-row>
        <table:table-row table:style-name="ro2">
          <table:table-cell office:value-type="string">
            <text:p>8つの季節</text:p>
          </table:table-cell>
          <table:table-cell office:value-type="string">
            <text:p>セット送料G</text:p>
          </table:table-cell>
          <table:table-cell office:value-type="float" office:value="1">
            <text:p>1</text:p>
          </table:table-cell>
          <table:table-cell office:value-type="float" office:value="11480">
            <text:p>11480</text:p>
          </table:table-cell>
          <table:table-cell table:number-columns-repeated="2" office:value-type="float" office:value="10380">
            <text:p>10380</text:p>
          </table:table-cell>
          <table:table-cell office:value-type="float" office:value="9480">
            <text:p>9480</text:p>
          </table:table-cell>
          <table:table-cell office:value-type="float" office:value="10380">
            <text:p>10380</text:p>
          </table:table-cell>
          <table:table-cell table:number-columns-repeated="2" office:value-type="float" office:value="9480">
            <text:p>9480</text:p>
          </table:table-cell>
          <table:table-cell table:number-columns-repeated="8" office:value-type="float" office:value="7180">
            <text:p>7180</text:p>
          </table:table-cell>
          <table:table-cell table:number-columns-repeated="3" office:value-type="float" office:value="6980">
            <text:p>6980</text:p>
          </table:table-cell>
          <table:table-cell table:number-columns-repeated="2" office:value-type="float" office:value="7180">
            <text:p>7180</text:p>
          </table:table-cell>
          <table:table-cell table:number-columns-repeated="4" office:value-type="float" office:value="6980">
            <text:p>6980</text:p>
          </table:table-cell>
          <table:table-cell table:number-columns-repeated="11" office:value-type="float" office:value="6780">
            <text:p>6780</text:p>
          </table:table-cell>
          <table:table-cell table:number-columns-repeated="4" office:value-type="float" office:value="6580">
            <text:p>6580</text:p>
          </table:table-cell>
          <table:table-cell table:number-columns-repeated="7" office:value-type="float" office:value="6380">
            <text:p>6380</text:p>
          </table:table-cell>
          <table:table-cell/>
        </table:table-row>
        <table:table-row table:style-name="ro2">
          <table:table-cell office:value-type="string">
            <text:p>8つの季節</text:p>
          </table:table-cell>
          <table:table-cell office:value-type="string">
            <text:p>セット送料H</text:p>
          </table:table-cell>
          <table:table-cell office:value-type="float" office:value="1">
            <text:p>1</text:p>
          </table:table-cell>
          <table:table-cell office:value-type="float" office:value="7750">
            <text:p>7750</text:p>
          </table:table-cell>
          <table:table-cell table:number-columns-repeated="2" office:value-type="float" office:value="7250">
            <text:p>7250</text:p>
          </table:table-cell>
          <table:table-cell office:value-type="float" office:value="6750">
            <text:p>6750</text:p>
          </table:table-cell>
          <table:table-cell office:value-type="float" office:value="7250">
            <text:p>7250</text:p>
          </table:table-cell>
          <table:table-cell table:number-columns-repeated="2" office:value-type="float" office:value="6750">
            <text:p>6750</text:p>
          </table:table-cell>
          <table:table-cell table:number-columns-repeated="8" office:value-type="float" office:value="5600">
            <text:p>5600</text:p>
          </table:table-cell>
          <table:table-cell table:number-columns-repeated="3" office:value-type="float" office:value="5500">
            <text:p>5500</text:p>
          </table:table-cell>
          <table:table-cell table:number-columns-repeated="2" office:value-type="float" office:value="5600">
            <text:p>5600</text:p>
          </table:table-cell>
          <table:table-cell table:number-columns-repeated="4" office:value-type="float" office:value="5500">
            <text:p>5500</text:p>
          </table:table-cell>
          <table:table-cell table:number-columns-repeated="11" office:value-type="float" office:value="5400">
            <text:p>5400</text:p>
          </table:table-cell>
          <table:table-cell table:number-columns-repeated="4" office:value-type="float" office:value="5300">
            <text:p>5300</text:p>
          </table:table-cell>
          <table:table-cell table:number-columns-repeated="7" office:value-type="float" office:value="5200">
            <text:p>5200</text:p>
          </table:table-cell>
          <table:table-cell/>
        </table:table-row>
        <table:table-row table:style-name="ro1">
          <table:table-cell table:number-columns-repeated="50"/>
        </table:table-row>
        <table:table-row table:style-name="ro1">
          <table:table-cell/>
          <table:table-cell table:formula="of:=IF([.B2]=[.B19];&quot;○&quot;; &quot;×&quot;)" office:value-type="string" office:string-value="○">
            <text:p>○</text:p>
          </table:table-cell>
          <table:table-cell table:formula="of:=IF([.C2]=[.C19];&quot;○&quot;; &quot;×&quot;)" office:value-type="string" office:string-value="○">
            <text:p>○</text:p>
          </table:table-cell>
          <table:table-cell table:formula="of:=IF([.D2]=[.D19];&quot;○&quot;; &quot;×&quot;)" office:value-type="string" office:string-value="○">
            <text:p>○</text:p>
          </table:table-cell>
          <table:table-cell table:formula="of:=IF([.E2]=[.E19];&quot;○&quot;; &quot;×&quot;)" office:value-type="string" office:string-value="○">
            <text:p>○</text:p>
          </table:table-cell>
          <table:table-cell table:formula="of:=IF([.F2]=[.F19];&quot;○&quot;; &quot;×&quot;)" office:value-type="string" office:string-value="○">
            <text:p>○</text:p>
          </table:table-cell>
          <table:table-cell table:formula="of:=IF([.G2]=[.G19];&quot;○&quot;; &quot;×&quot;)" office:value-type="string" office:string-value="○">
            <text:p>○</text:p>
          </table:table-cell>
          <table:table-cell table:formula="of:=IF([.H2]=[.H19];&quot;○&quot;; &quot;×&quot;)" office:value-type="string" office:string-value="○">
            <text:p>○</text:p>
          </table:table-cell>
          <table:table-cell table:formula="of:=IF([.I2]=[.I19];&quot;○&quot;; &quot;×&quot;)" office:value-type="string" office:string-value="○">
            <text:p>○</text:p>
          </table:table-cell>
          <table:table-cell table:formula="of:=IF([.J2]=[.J19];&quot;○&quot;; &quot;×&quot;)" office:value-type="string" office:string-value="○">
            <text:p>○</text:p>
          </table:table-cell>
          <table:table-cell table:formula="of:=IF([.K2]=[.K19];&quot;○&quot;; &quot;×&quot;)" office:value-type="string" office:string-value="○">
            <text:p>○</text:p>
          </table:table-cell>
          <table:table-cell table:formula="of:=IF([.L2]=[.L19];&quot;○&quot;; &quot;×&quot;)" office:value-type="string" office:string-value="○">
            <text:p>○</text:p>
          </table:table-cell>
          <table:table-cell table:formula="of:=IF([.M2]=[.M19];&quot;○&quot;; &quot;×&quot;)" office:value-type="string" office:string-value="○">
            <text:p>○</text:p>
          </table:table-cell>
          <table:table-cell table:formula="of:=IF([.N2]=[.N19];&quot;○&quot;; &quot;×&quot;)" office:value-type="string" office:string-value="○">
            <text:p>○</text:p>
          </table:table-cell>
          <table:table-cell table:formula="of:=IF([.O2]=[.O19];&quot;○&quot;; &quot;×&quot;)" office:value-type="string" office:string-value="○">
            <text:p>○</text:p>
          </table:table-cell>
          <table:table-cell table:formula="of:=IF([.P2]=[.P19];&quot;○&quot;; &quot;×&quot;)" office:value-type="string" office:string-value="○">
            <text:p>○</text:p>
          </table:table-cell>
          <table:table-cell table:formula="of:=IF([.Q2]=[.Q19];&quot;○&quot;; &quot;×&quot;)" office:value-type="string" office:string-value="○">
            <text:p>○</text:p>
          </table:table-cell>
          <table:table-cell table:formula="of:=IF([.R2]=[.R19];&quot;○&quot;; &quot;×&quot;)" office:value-type="string" office:string-value="○">
            <text:p>○</text:p>
          </table:table-cell>
          <table:table-cell table:formula="of:=IF([.S2]=[.S19];&quot;○&quot;; &quot;×&quot;)" office:value-type="string" office:string-value="○">
            <text:p>○</text:p>
          </table:table-cell>
          <table:table-cell table:formula="of:=IF([.T2]=[.T19];&quot;○&quot;; &quot;×&quot;)" office:value-type="string" office:string-value="○">
            <text:p>○</text:p>
          </table:table-cell>
          <table:table-cell table:formula="of:=IF([.U2]=[.U19];&quot;○&quot;; &quot;×&quot;)" office:value-type="string" office:string-value="○">
            <text:p>○</text:p>
          </table:table-cell>
          <table:table-cell table:formula="of:=IF([.V2]=[.V19];&quot;○&quot;; &quot;×&quot;)" office:value-type="string" office:string-value="○">
            <text:p>○</text:p>
          </table:table-cell>
          <table:table-cell table:formula="of:=IF([.W2]=[.W19];&quot;○&quot;; &quot;×&quot;)" office:value-type="string" office:string-value="○">
            <text:p>○</text:p>
          </table:table-cell>
          <table:table-cell table:formula="of:=IF([.X2]=[.X19];&quot;○&quot;; &quot;×&quot;)" office:value-type="string" office:string-value="○">
            <text:p>○</text:p>
          </table:table-cell>
          <table:table-cell table:formula="of:=IF([.Y2]=[.Y19];&quot;○&quot;; &quot;×&quot;)" office:value-type="string" office:string-value="○">
            <text:p>○</text:p>
          </table:table-cell>
          <table:table-cell table:formula="of:=IF([.Z2]=[.Z19];&quot;○&quot;; &quot;×&quot;)" office:value-type="string" office:string-value="○">
            <text:p>○</text:p>
          </table:table-cell>
          <table:table-cell table:formula="of:=IF([.AA2]=[.AA19];&quot;○&quot;; &quot;×&quot;)" office:value-type="string" office:string-value="○">
            <text:p>○</text:p>
          </table:table-cell>
          <table:table-cell table:formula="of:=IF([.AB2]=[.AB19];&quot;○&quot;; &quot;×&quot;)" office:value-type="string" office:string-value="○">
            <text:p>○</text:p>
          </table:table-cell>
          <table:table-cell table:formula="of:=IF([.AC2]=[.AC19];&quot;○&quot;; &quot;×&quot;)" office:value-type="string" office:string-value="○">
            <text:p>○</text:p>
          </table:table-cell>
          <table:table-cell table:formula="of:=IF([.AD2]=[.AD19];&quot;○&quot;; &quot;×&quot;)" office:value-type="string" office:string-value="○">
            <text:p>○</text:p>
          </table:table-cell>
          <table:table-cell table:formula="of:=IF([.AE2]=[.AE19];&quot;○&quot;; &quot;×&quot;)" office:value-type="string" office:string-value="○">
            <text:p>○</text:p>
          </table:table-cell>
          <table:table-cell table:formula="of:=IF([.AF2]=[.AF19];&quot;○&quot;; &quot;×&quot;)" office:value-type="string" office:string-value="○">
            <text:p>○</text:p>
          </table:table-cell>
          <table:table-cell table:formula="of:=IF([.AG2]=[.AG19];&quot;○&quot;; &quot;×&quot;)" office:value-type="string" office:string-value="○">
            <text:p>○</text:p>
          </table:table-cell>
          <table:table-cell table:formula="of:=IF([.AH2]=[.AH19];&quot;○&quot;; &quot;×&quot;)" office:value-type="string" office:string-value="○">
            <text:p>○</text:p>
          </table:table-cell>
          <table:table-cell table:formula="of:=IF([.AI2]=[.AI19];&quot;○&quot;; &quot;×&quot;)" office:value-type="string" office:string-value="○">
            <text:p>○</text:p>
          </table:table-cell>
          <table:table-cell table:formula="of:=IF([.AJ2]=[.AJ19];&quot;○&quot;; &quot;×&quot;)" office:value-type="string" office:string-value="○">
            <text:p>○</text:p>
          </table:table-cell>
          <table:table-cell table:formula="of:=IF([.AK2]=[.AK19];&quot;○&quot;; &quot;×&quot;)" office:value-type="string" office:string-value="○">
            <text:p>○</text:p>
          </table:table-cell>
          <table:table-cell table:formula="of:=IF([.AL2]=[.AL19];&quot;○&quot;; &quot;×&quot;)" office:value-type="string" office:string-value="○">
            <text:p>○</text:p>
          </table:table-cell>
          <table:table-cell table:formula="of:=IF([.AM2]=[.AM19];&quot;○&quot;; &quot;×&quot;)" office:value-type="string" office:string-value="○">
            <text:p>○</text:p>
          </table:table-cell>
          <table:table-cell table:formula="of:=IF([.AN2]=[.AN19];&quot;○&quot;; &quot;×&quot;)" office:value-type="string" office:string-value="○">
            <text:p>○</text:p>
          </table:table-cell>
          <table:table-cell table:formula="of:=IF([.AO2]=[.AO19];&quot;○&quot;; &quot;×&quot;)" office:value-type="string" office:string-value="○">
            <text:p>○</text:p>
          </table:table-cell>
          <table:table-cell table:formula="of:=IF([.AP2]=[.AP19];&quot;○&quot;; &quot;×&quot;)" office:value-type="string" office:string-value="○">
            <text:p>○</text:p>
          </table:table-cell>
          <table:table-cell table:formula="of:=IF([.AQ2]=[.AQ19];&quot;○&quot;; &quot;×&quot;)" office:value-type="string" office:string-value="○">
            <text:p>○</text:p>
          </table:table-cell>
          <table:table-cell table:formula="of:=IF([.AR2]=[.AR19];&quot;○&quot;; &quot;×&quot;)" office:value-type="string" office:string-value="○">
            <text:p>○</text:p>
          </table:table-cell>
          <table:table-cell table:formula="of:=IF([.AS2]=[.AS19];&quot;○&quot;; &quot;×&quot;)" office:value-type="string" office:string-value="○">
            <text:p>○</text:p>
          </table:table-cell>
          <table:table-cell table:formula="of:=IF([.AT2]=[.AT19];&quot;○&quot;; &quot;×&quot;)" office:value-type="string" office:string-value="○">
            <text:p>○</text:p>
          </table:table-cell>
          <table:table-cell table:formula="of:=IF([.AU2]=[.AU19];&quot;○&quot;; &quot;×&quot;)" office:value-type="string" office:string-value="○">
            <text:p>○</text:p>
          </table:table-cell>
          <table:table-cell table:formula="of:=IF([.AV2]=[.AV19];&quot;○&quot;; &quot;×&quot;)" office:value-type="string" office:string-value="○">
            <text:p>○</text:p>
          </table:table-cell>
          <table:table-cell table:formula="of:=IF([.AW2]=[.AW19];&quot;○&quot;; &quot;×&quot;)" office:value-type="string" office:string-value="○">
            <text:p>○</text:p>
          </table:table-cell>
          <table:table-cell table:formula="of:=IF([.AX2]=[.AX19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3]=[.B20];&quot;○&quot;; &quot;×&quot;)" office:value-type="string" office:string-value="○">
            <text:p>○</text:p>
          </table:table-cell>
          <table:table-cell table:formula="of:=IF([.C3]=[.C20];&quot;○&quot;; &quot;×&quot;)" office:value-type="string" office:string-value="○">
            <text:p>○</text:p>
          </table:table-cell>
          <table:table-cell table:formula="of:=IF([.D3]=[.D20];&quot;○&quot;; &quot;×&quot;)" office:value-type="string" office:string-value="○">
            <text:p>○</text:p>
          </table:table-cell>
          <table:table-cell table:formula="of:=IF([.E3]=[.E20];&quot;○&quot;; &quot;×&quot;)" office:value-type="string" office:string-value="○">
            <text:p>○</text:p>
          </table:table-cell>
          <table:table-cell table:formula="of:=IF([.F3]=[.F20];&quot;○&quot;; &quot;×&quot;)" office:value-type="string" office:string-value="○">
            <text:p>○</text:p>
          </table:table-cell>
          <table:table-cell table:formula="of:=IF([.G3]=[.G20];&quot;○&quot;; &quot;×&quot;)" office:value-type="string" office:string-value="○">
            <text:p>○</text:p>
          </table:table-cell>
          <table:table-cell table:formula="of:=IF([.H3]=[.H20];&quot;○&quot;; &quot;×&quot;)" office:value-type="string" office:string-value="○">
            <text:p>○</text:p>
          </table:table-cell>
          <table:table-cell table:formula="of:=IF([.I3]=[.I20];&quot;○&quot;; &quot;×&quot;)" office:value-type="string" office:string-value="○">
            <text:p>○</text:p>
          </table:table-cell>
          <table:table-cell table:formula="of:=IF([.J3]=[.J20];&quot;○&quot;; &quot;×&quot;)" office:value-type="string" office:string-value="○">
            <text:p>○</text:p>
          </table:table-cell>
          <table:table-cell table:formula="of:=IF([.K3]=[.K20];&quot;○&quot;; &quot;×&quot;)" office:value-type="string" office:string-value="○">
            <text:p>○</text:p>
          </table:table-cell>
          <table:table-cell table:formula="of:=IF([.L3]=[.L20];&quot;○&quot;; &quot;×&quot;)" office:value-type="string" office:string-value="○">
            <text:p>○</text:p>
          </table:table-cell>
          <table:table-cell table:formula="of:=IF([.M3]=[.M20];&quot;○&quot;; &quot;×&quot;)" office:value-type="string" office:string-value="○">
            <text:p>○</text:p>
          </table:table-cell>
          <table:table-cell table:formula="of:=IF([.N3]=[.N20];&quot;○&quot;; &quot;×&quot;)" office:value-type="string" office:string-value="○">
            <text:p>○</text:p>
          </table:table-cell>
          <table:table-cell table:formula="of:=IF([.O3]=[.O20];&quot;○&quot;; &quot;×&quot;)" office:value-type="string" office:string-value="○">
            <text:p>○</text:p>
          </table:table-cell>
          <table:table-cell table:formula="of:=IF([.P3]=[.P20];&quot;○&quot;; &quot;×&quot;)" office:value-type="string" office:string-value="○">
            <text:p>○</text:p>
          </table:table-cell>
          <table:table-cell table:formula="of:=IF([.Q3]=[.Q20];&quot;○&quot;; &quot;×&quot;)" office:value-type="string" office:string-value="○">
            <text:p>○</text:p>
          </table:table-cell>
          <table:table-cell table:formula="of:=IF([.R3]=[.R20];&quot;○&quot;; &quot;×&quot;)" office:value-type="string" office:string-value="○">
            <text:p>○</text:p>
          </table:table-cell>
          <table:table-cell table:formula="of:=IF([.S3]=[.S20];&quot;○&quot;; &quot;×&quot;)" office:value-type="string" office:string-value="○">
            <text:p>○</text:p>
          </table:table-cell>
          <table:table-cell table:formula="of:=IF([.T3]=[.T20];&quot;○&quot;; &quot;×&quot;)" office:value-type="string" office:string-value="○">
            <text:p>○</text:p>
          </table:table-cell>
          <table:table-cell table:formula="of:=IF([.U3]=[.U20];&quot;○&quot;; &quot;×&quot;)" office:value-type="string" office:string-value="○">
            <text:p>○</text:p>
          </table:table-cell>
          <table:table-cell table:formula="of:=IF([.V3]=[.V20];&quot;○&quot;; &quot;×&quot;)" office:value-type="string" office:string-value="○">
            <text:p>○</text:p>
          </table:table-cell>
          <table:table-cell table:formula="of:=IF([.W3]=[.W20];&quot;○&quot;; &quot;×&quot;)" office:value-type="string" office:string-value="○">
            <text:p>○</text:p>
          </table:table-cell>
          <table:table-cell table:formula="of:=IF([.X3]=[.X20];&quot;○&quot;; &quot;×&quot;)" office:value-type="string" office:string-value="○">
            <text:p>○</text:p>
          </table:table-cell>
          <table:table-cell table:formula="of:=IF([.Y3]=[.Y20];&quot;○&quot;; &quot;×&quot;)" office:value-type="string" office:string-value="○">
            <text:p>○</text:p>
          </table:table-cell>
          <table:table-cell table:formula="of:=IF([.Z3]=[.Z20];&quot;○&quot;; &quot;×&quot;)" office:value-type="string" office:string-value="○">
            <text:p>○</text:p>
          </table:table-cell>
          <table:table-cell table:formula="of:=IF([.AA3]=[.AA20];&quot;○&quot;; &quot;×&quot;)" office:value-type="string" office:string-value="○">
            <text:p>○</text:p>
          </table:table-cell>
          <table:table-cell table:formula="of:=IF([.AB3]=[.AB20];&quot;○&quot;; &quot;×&quot;)" office:value-type="string" office:string-value="○">
            <text:p>○</text:p>
          </table:table-cell>
          <table:table-cell table:formula="of:=IF([.AC3]=[.AC20];&quot;○&quot;; &quot;×&quot;)" office:value-type="string" office:string-value="○">
            <text:p>○</text:p>
          </table:table-cell>
          <table:table-cell table:formula="of:=IF([.AD3]=[.AD20];&quot;○&quot;; &quot;×&quot;)" office:value-type="string" office:string-value="○">
            <text:p>○</text:p>
          </table:table-cell>
          <table:table-cell table:formula="of:=IF([.AE3]=[.AE20];&quot;○&quot;; &quot;×&quot;)" office:value-type="string" office:string-value="○">
            <text:p>○</text:p>
          </table:table-cell>
          <table:table-cell table:formula="of:=IF([.AF3]=[.AF20];&quot;○&quot;; &quot;×&quot;)" office:value-type="string" office:string-value="○">
            <text:p>○</text:p>
          </table:table-cell>
          <table:table-cell table:formula="of:=IF([.AG3]=[.AG20];&quot;○&quot;; &quot;×&quot;)" office:value-type="string" office:string-value="○">
            <text:p>○</text:p>
          </table:table-cell>
          <table:table-cell table:formula="of:=IF([.AH3]=[.AH20];&quot;○&quot;; &quot;×&quot;)" office:value-type="string" office:string-value="○">
            <text:p>○</text:p>
          </table:table-cell>
          <table:table-cell table:formula="of:=IF([.AI3]=[.AI20];&quot;○&quot;; &quot;×&quot;)" office:value-type="string" office:string-value="○">
            <text:p>○</text:p>
          </table:table-cell>
          <table:table-cell table:formula="of:=IF([.AJ3]=[.AJ20];&quot;○&quot;; &quot;×&quot;)" office:value-type="string" office:string-value="○">
            <text:p>○</text:p>
          </table:table-cell>
          <table:table-cell table:formula="of:=IF([.AK3]=[.AK20];&quot;○&quot;; &quot;×&quot;)" office:value-type="string" office:string-value="○">
            <text:p>○</text:p>
          </table:table-cell>
          <table:table-cell table:formula="of:=IF([.AL3]=[.AL20];&quot;○&quot;; &quot;×&quot;)" office:value-type="string" office:string-value="○">
            <text:p>○</text:p>
          </table:table-cell>
          <table:table-cell table:formula="of:=IF([.AM3]=[.AM20];&quot;○&quot;; &quot;×&quot;)" office:value-type="string" office:string-value="○">
            <text:p>○</text:p>
          </table:table-cell>
          <table:table-cell table:formula="of:=IF([.AN3]=[.AN20];&quot;○&quot;; &quot;×&quot;)" office:value-type="string" office:string-value="○">
            <text:p>○</text:p>
          </table:table-cell>
          <table:table-cell table:formula="of:=IF([.AO3]=[.AO20];&quot;○&quot;; &quot;×&quot;)" office:value-type="string" office:string-value="○">
            <text:p>○</text:p>
          </table:table-cell>
          <table:table-cell table:formula="of:=IF([.AP3]=[.AP20];&quot;○&quot;; &quot;×&quot;)" office:value-type="string" office:string-value="○">
            <text:p>○</text:p>
          </table:table-cell>
          <table:table-cell table:formula="of:=IF([.AQ3]=[.AQ20];&quot;○&quot;; &quot;×&quot;)" office:value-type="string" office:string-value="○">
            <text:p>○</text:p>
          </table:table-cell>
          <table:table-cell table:formula="of:=IF([.AR3]=[.AR20];&quot;○&quot;; &quot;×&quot;)" office:value-type="string" office:string-value="○">
            <text:p>○</text:p>
          </table:table-cell>
          <table:table-cell table:formula="of:=IF([.AS3]=[.AS20];&quot;○&quot;; &quot;×&quot;)" office:value-type="string" office:string-value="○">
            <text:p>○</text:p>
          </table:table-cell>
          <table:table-cell table:formula="of:=IF([.AT3]=[.AT20];&quot;○&quot;; &quot;×&quot;)" office:value-type="string" office:string-value="○">
            <text:p>○</text:p>
          </table:table-cell>
          <table:table-cell table:formula="of:=IF([.AU3]=[.AU20];&quot;○&quot;; &quot;×&quot;)" office:value-type="string" office:string-value="○">
            <text:p>○</text:p>
          </table:table-cell>
          <table:table-cell table:formula="of:=IF([.AV3]=[.AV20];&quot;○&quot;; &quot;×&quot;)" office:value-type="string" office:string-value="○">
            <text:p>○</text:p>
          </table:table-cell>
          <table:table-cell table:formula="of:=IF([.AW3]=[.AW20];&quot;○&quot;; &quot;×&quot;)" office:value-type="string" office:string-value="○">
            <text:p>○</text:p>
          </table:table-cell>
          <table:table-cell table:formula="of:=IF([.AX3]=[.AX20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4]=[.B21];&quot;○&quot;; &quot;×&quot;)" office:value-type="string" office:string-value="○">
            <text:p>○</text:p>
          </table:table-cell>
          <table:table-cell table:formula="of:=IF([.C4]=[.C21];&quot;○&quot;; &quot;×&quot;)" office:value-type="string" office:string-value="○">
            <text:p>○</text:p>
          </table:table-cell>
          <table:table-cell table:formula="of:=IF([.D4]=[.D21];&quot;○&quot;; &quot;×&quot;)" office:value-type="string" office:string-value="○">
            <text:p>○</text:p>
          </table:table-cell>
          <table:table-cell table:formula="of:=IF([.E4]=[.E21];&quot;○&quot;; &quot;×&quot;)" office:value-type="string" office:string-value="○">
            <text:p>○</text:p>
          </table:table-cell>
          <table:table-cell table:formula="of:=IF([.F4]=[.F21];&quot;○&quot;; &quot;×&quot;)" office:value-type="string" office:string-value="○">
            <text:p>○</text:p>
          </table:table-cell>
          <table:table-cell table:formula="of:=IF([.G4]=[.G21];&quot;○&quot;; &quot;×&quot;)" office:value-type="string" office:string-value="○">
            <text:p>○</text:p>
          </table:table-cell>
          <table:table-cell table:formula="of:=IF([.H4]=[.H21];&quot;○&quot;; &quot;×&quot;)" office:value-type="string" office:string-value="○">
            <text:p>○</text:p>
          </table:table-cell>
          <table:table-cell table:formula="of:=IF([.I4]=[.I21];&quot;○&quot;; &quot;×&quot;)" office:value-type="string" office:string-value="○">
            <text:p>○</text:p>
          </table:table-cell>
          <table:table-cell table:formula="of:=IF([.J4]=[.J21];&quot;○&quot;; &quot;×&quot;)" office:value-type="string" office:string-value="○">
            <text:p>○</text:p>
          </table:table-cell>
          <table:table-cell table:formula="of:=IF([.K4]=[.K21];&quot;○&quot;; &quot;×&quot;)" office:value-type="string" office:string-value="○">
            <text:p>○</text:p>
          </table:table-cell>
          <table:table-cell table:formula="of:=IF([.L4]=[.L21];&quot;○&quot;; &quot;×&quot;)" office:value-type="string" office:string-value="○">
            <text:p>○</text:p>
          </table:table-cell>
          <table:table-cell table:formula="of:=IF([.M4]=[.M21];&quot;○&quot;; &quot;×&quot;)" office:value-type="string" office:string-value="○">
            <text:p>○</text:p>
          </table:table-cell>
          <table:table-cell table:formula="of:=IF([.N4]=[.N21];&quot;○&quot;; &quot;×&quot;)" office:value-type="string" office:string-value="○">
            <text:p>○</text:p>
          </table:table-cell>
          <table:table-cell table:formula="of:=IF([.O4]=[.O21];&quot;○&quot;; &quot;×&quot;)" office:value-type="string" office:string-value="○">
            <text:p>○</text:p>
          </table:table-cell>
          <table:table-cell table:formula="of:=IF([.P4]=[.P21];&quot;○&quot;; &quot;×&quot;)" office:value-type="string" office:string-value="○">
            <text:p>○</text:p>
          </table:table-cell>
          <table:table-cell table:formula="of:=IF([.Q4]=[.Q21];&quot;○&quot;; &quot;×&quot;)" office:value-type="string" office:string-value="○">
            <text:p>○</text:p>
          </table:table-cell>
          <table:table-cell table:formula="of:=IF([.R4]=[.R21];&quot;○&quot;; &quot;×&quot;)" office:value-type="string" office:string-value="○">
            <text:p>○</text:p>
          </table:table-cell>
          <table:table-cell table:formula="of:=IF([.S4]=[.S21];&quot;○&quot;; &quot;×&quot;)" office:value-type="string" office:string-value="○">
            <text:p>○</text:p>
          </table:table-cell>
          <table:table-cell table:formula="of:=IF([.T4]=[.T21];&quot;○&quot;; &quot;×&quot;)" office:value-type="string" office:string-value="○">
            <text:p>○</text:p>
          </table:table-cell>
          <table:table-cell table:formula="of:=IF([.U4]=[.U21];&quot;○&quot;; &quot;×&quot;)" office:value-type="string" office:string-value="○">
            <text:p>○</text:p>
          </table:table-cell>
          <table:table-cell table:formula="of:=IF([.V4]=[.V21];&quot;○&quot;; &quot;×&quot;)" office:value-type="string" office:string-value="○">
            <text:p>○</text:p>
          </table:table-cell>
          <table:table-cell table:formula="of:=IF([.W4]=[.W21];&quot;○&quot;; &quot;×&quot;)" office:value-type="string" office:string-value="○">
            <text:p>○</text:p>
          </table:table-cell>
          <table:table-cell table:formula="of:=IF([.X4]=[.X21];&quot;○&quot;; &quot;×&quot;)" office:value-type="string" office:string-value="○">
            <text:p>○</text:p>
          </table:table-cell>
          <table:table-cell table:formula="of:=IF([.Y4]=[.Y21];&quot;○&quot;; &quot;×&quot;)" office:value-type="string" office:string-value="○">
            <text:p>○</text:p>
          </table:table-cell>
          <table:table-cell table:formula="of:=IF([.Z4]=[.Z21];&quot;○&quot;; &quot;×&quot;)" office:value-type="string" office:string-value="○">
            <text:p>○</text:p>
          </table:table-cell>
          <table:table-cell table:formula="of:=IF([.AA4]=[.AA21];&quot;○&quot;; &quot;×&quot;)" office:value-type="string" office:string-value="○">
            <text:p>○</text:p>
          </table:table-cell>
          <table:table-cell table:formula="of:=IF([.AB4]=[.AB21];&quot;○&quot;; &quot;×&quot;)" office:value-type="string" office:string-value="○">
            <text:p>○</text:p>
          </table:table-cell>
          <table:table-cell table:formula="of:=IF([.AC4]=[.AC21];&quot;○&quot;; &quot;×&quot;)" office:value-type="string" office:string-value="○">
            <text:p>○</text:p>
          </table:table-cell>
          <table:table-cell table:formula="of:=IF([.AD4]=[.AD21];&quot;○&quot;; &quot;×&quot;)" office:value-type="string" office:string-value="○">
            <text:p>○</text:p>
          </table:table-cell>
          <table:table-cell table:formula="of:=IF([.AE4]=[.AE21];&quot;○&quot;; &quot;×&quot;)" office:value-type="string" office:string-value="○">
            <text:p>○</text:p>
          </table:table-cell>
          <table:table-cell table:formula="of:=IF([.AF4]=[.AF21];&quot;○&quot;; &quot;×&quot;)" office:value-type="string" office:string-value="○">
            <text:p>○</text:p>
          </table:table-cell>
          <table:table-cell table:formula="of:=IF([.AG4]=[.AG21];&quot;○&quot;; &quot;×&quot;)" office:value-type="string" office:string-value="○">
            <text:p>○</text:p>
          </table:table-cell>
          <table:table-cell table:formula="of:=IF([.AH4]=[.AH21];&quot;○&quot;; &quot;×&quot;)" office:value-type="string" office:string-value="○">
            <text:p>○</text:p>
          </table:table-cell>
          <table:table-cell table:formula="of:=IF([.AI4]=[.AI21];&quot;○&quot;; &quot;×&quot;)" office:value-type="string" office:string-value="○">
            <text:p>○</text:p>
          </table:table-cell>
          <table:table-cell table:formula="of:=IF([.AJ4]=[.AJ21];&quot;○&quot;; &quot;×&quot;)" office:value-type="string" office:string-value="○">
            <text:p>○</text:p>
          </table:table-cell>
          <table:table-cell table:formula="of:=IF([.AK4]=[.AK21];&quot;○&quot;; &quot;×&quot;)" office:value-type="string" office:string-value="○">
            <text:p>○</text:p>
          </table:table-cell>
          <table:table-cell table:formula="of:=IF([.AL4]=[.AL21];&quot;○&quot;; &quot;×&quot;)" office:value-type="string" office:string-value="○">
            <text:p>○</text:p>
          </table:table-cell>
          <table:table-cell table:formula="of:=IF([.AM4]=[.AM21];&quot;○&quot;; &quot;×&quot;)" office:value-type="string" office:string-value="○">
            <text:p>○</text:p>
          </table:table-cell>
          <table:table-cell table:formula="of:=IF([.AN4]=[.AN21];&quot;○&quot;; &quot;×&quot;)" office:value-type="string" office:string-value="○">
            <text:p>○</text:p>
          </table:table-cell>
          <table:table-cell table:formula="of:=IF([.AO4]=[.AO21];&quot;○&quot;; &quot;×&quot;)" office:value-type="string" office:string-value="○">
            <text:p>○</text:p>
          </table:table-cell>
          <table:table-cell table:formula="of:=IF([.AP4]=[.AP21];&quot;○&quot;; &quot;×&quot;)" office:value-type="string" office:string-value="○">
            <text:p>○</text:p>
          </table:table-cell>
          <table:table-cell table:formula="of:=IF([.AQ4]=[.AQ21];&quot;○&quot;; &quot;×&quot;)" office:value-type="string" office:string-value="○">
            <text:p>○</text:p>
          </table:table-cell>
          <table:table-cell table:formula="of:=IF([.AR4]=[.AR21];&quot;○&quot;; &quot;×&quot;)" office:value-type="string" office:string-value="○">
            <text:p>○</text:p>
          </table:table-cell>
          <table:table-cell table:formula="of:=IF([.AS4]=[.AS21];&quot;○&quot;; &quot;×&quot;)" office:value-type="string" office:string-value="○">
            <text:p>○</text:p>
          </table:table-cell>
          <table:table-cell table:formula="of:=IF([.AT4]=[.AT21];&quot;○&quot;; &quot;×&quot;)" office:value-type="string" office:string-value="○">
            <text:p>○</text:p>
          </table:table-cell>
          <table:table-cell table:formula="of:=IF([.AU4]=[.AU21];&quot;○&quot;; &quot;×&quot;)" office:value-type="string" office:string-value="○">
            <text:p>○</text:p>
          </table:table-cell>
          <table:table-cell table:formula="of:=IF([.AV4]=[.AV21];&quot;○&quot;; &quot;×&quot;)" office:value-type="string" office:string-value="○">
            <text:p>○</text:p>
          </table:table-cell>
          <table:table-cell table:formula="of:=IF([.AW4]=[.AW21];&quot;○&quot;; &quot;×&quot;)" office:value-type="string" office:string-value="○">
            <text:p>○</text:p>
          </table:table-cell>
          <table:table-cell table:formula="of:=IF([.AX4]=[.AX21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5]=[.B22];&quot;○&quot;; &quot;×&quot;)" office:value-type="string" office:string-value="○">
            <text:p>○</text:p>
          </table:table-cell>
          <table:table-cell table:formula="of:=IF([.C5]=[.C22];&quot;○&quot;; &quot;×&quot;)" office:value-type="string" office:string-value="○">
            <text:p>○</text:p>
          </table:table-cell>
          <table:table-cell table:formula="of:=IF([.D5]=[.D22];&quot;○&quot;; &quot;×&quot;)" office:value-type="string" office:string-value="○">
            <text:p>○</text:p>
          </table:table-cell>
          <table:table-cell table:formula="of:=IF([.E5]=[.E22];&quot;○&quot;; &quot;×&quot;)" office:value-type="string" office:string-value="○">
            <text:p>○</text:p>
          </table:table-cell>
          <table:table-cell table:formula="of:=IF([.F5]=[.F22];&quot;○&quot;; &quot;×&quot;)" office:value-type="string" office:string-value="○">
            <text:p>○</text:p>
          </table:table-cell>
          <table:table-cell table:formula="of:=IF([.G5]=[.G22];&quot;○&quot;; &quot;×&quot;)" office:value-type="string" office:string-value="○">
            <text:p>○</text:p>
          </table:table-cell>
          <table:table-cell table:formula="of:=IF([.H5]=[.H22];&quot;○&quot;; &quot;×&quot;)" office:value-type="string" office:string-value="○">
            <text:p>○</text:p>
          </table:table-cell>
          <table:table-cell table:formula="of:=IF([.I5]=[.I22];&quot;○&quot;; &quot;×&quot;)" office:value-type="string" office:string-value="○">
            <text:p>○</text:p>
          </table:table-cell>
          <table:table-cell table:formula="of:=IF([.J5]=[.J22];&quot;○&quot;; &quot;×&quot;)" office:value-type="string" office:string-value="○">
            <text:p>○</text:p>
          </table:table-cell>
          <table:table-cell table:formula="of:=IF([.K5]=[.K22];&quot;○&quot;; &quot;×&quot;)" office:value-type="string" office:string-value="○">
            <text:p>○</text:p>
          </table:table-cell>
          <table:table-cell table:formula="of:=IF([.L5]=[.L22];&quot;○&quot;; &quot;×&quot;)" office:value-type="string" office:string-value="○">
            <text:p>○</text:p>
          </table:table-cell>
          <table:table-cell table:formula="of:=IF([.M5]=[.M22];&quot;○&quot;; &quot;×&quot;)" office:value-type="string" office:string-value="○">
            <text:p>○</text:p>
          </table:table-cell>
          <table:table-cell table:formula="of:=IF([.N5]=[.N22];&quot;○&quot;; &quot;×&quot;)" office:value-type="string" office:string-value="○">
            <text:p>○</text:p>
          </table:table-cell>
          <table:table-cell table:formula="of:=IF([.O5]=[.O22];&quot;○&quot;; &quot;×&quot;)" office:value-type="string" office:string-value="○">
            <text:p>○</text:p>
          </table:table-cell>
          <table:table-cell table:formula="of:=IF([.P5]=[.P22];&quot;○&quot;; &quot;×&quot;)" office:value-type="string" office:string-value="○">
            <text:p>○</text:p>
          </table:table-cell>
          <table:table-cell table:formula="of:=IF([.Q5]=[.Q22];&quot;○&quot;; &quot;×&quot;)" office:value-type="string" office:string-value="○">
            <text:p>○</text:p>
          </table:table-cell>
          <table:table-cell table:formula="of:=IF([.R5]=[.R22];&quot;○&quot;; &quot;×&quot;)" office:value-type="string" office:string-value="○">
            <text:p>○</text:p>
          </table:table-cell>
          <table:table-cell table:formula="of:=IF([.S5]=[.S22];&quot;○&quot;; &quot;×&quot;)" office:value-type="string" office:string-value="○">
            <text:p>○</text:p>
          </table:table-cell>
          <table:table-cell table:formula="of:=IF([.T5]=[.T22];&quot;○&quot;; &quot;×&quot;)" office:value-type="string" office:string-value="○">
            <text:p>○</text:p>
          </table:table-cell>
          <table:table-cell table:formula="of:=IF([.U5]=[.U22];&quot;○&quot;; &quot;×&quot;)" office:value-type="string" office:string-value="○">
            <text:p>○</text:p>
          </table:table-cell>
          <table:table-cell table:formula="of:=IF([.V5]=[.V22];&quot;○&quot;; &quot;×&quot;)" office:value-type="string" office:string-value="○">
            <text:p>○</text:p>
          </table:table-cell>
          <table:table-cell table:formula="of:=IF([.W5]=[.W22];&quot;○&quot;; &quot;×&quot;)" office:value-type="string" office:string-value="○">
            <text:p>○</text:p>
          </table:table-cell>
          <table:table-cell table:formula="of:=IF([.X5]=[.X22];&quot;○&quot;; &quot;×&quot;)" office:value-type="string" office:string-value="○">
            <text:p>○</text:p>
          </table:table-cell>
          <table:table-cell table:formula="of:=IF([.Y5]=[.Y22];&quot;○&quot;; &quot;×&quot;)" office:value-type="string" office:string-value="○">
            <text:p>○</text:p>
          </table:table-cell>
          <table:table-cell table:formula="of:=IF([.Z5]=[.Z22];&quot;○&quot;; &quot;×&quot;)" office:value-type="string" office:string-value="○">
            <text:p>○</text:p>
          </table:table-cell>
          <table:table-cell table:formula="of:=IF([.AA5]=[.AA22];&quot;○&quot;; &quot;×&quot;)" office:value-type="string" office:string-value="○">
            <text:p>○</text:p>
          </table:table-cell>
          <table:table-cell table:formula="of:=IF([.AB5]=[.AB22];&quot;○&quot;; &quot;×&quot;)" office:value-type="string" office:string-value="○">
            <text:p>○</text:p>
          </table:table-cell>
          <table:table-cell table:formula="of:=IF([.AC5]=[.AC22];&quot;○&quot;; &quot;×&quot;)" office:value-type="string" office:string-value="○">
            <text:p>○</text:p>
          </table:table-cell>
          <table:table-cell table:formula="of:=IF([.AD5]=[.AD22];&quot;○&quot;; &quot;×&quot;)" office:value-type="string" office:string-value="○">
            <text:p>○</text:p>
          </table:table-cell>
          <table:table-cell table:formula="of:=IF([.AE5]=[.AE22];&quot;○&quot;; &quot;×&quot;)" office:value-type="string" office:string-value="○">
            <text:p>○</text:p>
          </table:table-cell>
          <table:table-cell table:formula="of:=IF([.AF5]=[.AF22];&quot;○&quot;; &quot;×&quot;)" office:value-type="string" office:string-value="○">
            <text:p>○</text:p>
          </table:table-cell>
          <table:table-cell table:formula="of:=IF([.AG5]=[.AG22];&quot;○&quot;; &quot;×&quot;)" office:value-type="string" office:string-value="○">
            <text:p>○</text:p>
          </table:table-cell>
          <table:table-cell table:formula="of:=IF([.AH5]=[.AH22];&quot;○&quot;; &quot;×&quot;)" office:value-type="string" office:string-value="○">
            <text:p>○</text:p>
          </table:table-cell>
          <table:table-cell table:formula="of:=IF([.AI5]=[.AI22];&quot;○&quot;; &quot;×&quot;)" office:value-type="string" office:string-value="○">
            <text:p>○</text:p>
          </table:table-cell>
          <table:table-cell table:formula="of:=IF([.AJ5]=[.AJ22];&quot;○&quot;; &quot;×&quot;)" office:value-type="string" office:string-value="○">
            <text:p>○</text:p>
          </table:table-cell>
          <table:table-cell table:formula="of:=IF([.AK5]=[.AK22];&quot;○&quot;; &quot;×&quot;)" office:value-type="string" office:string-value="○">
            <text:p>○</text:p>
          </table:table-cell>
          <table:table-cell table:formula="of:=IF([.AL5]=[.AL22];&quot;○&quot;; &quot;×&quot;)" office:value-type="string" office:string-value="○">
            <text:p>○</text:p>
          </table:table-cell>
          <table:table-cell table:formula="of:=IF([.AM5]=[.AM22];&quot;○&quot;; &quot;×&quot;)" office:value-type="string" office:string-value="○">
            <text:p>○</text:p>
          </table:table-cell>
          <table:table-cell table:formula="of:=IF([.AN5]=[.AN22];&quot;○&quot;; &quot;×&quot;)" office:value-type="string" office:string-value="○">
            <text:p>○</text:p>
          </table:table-cell>
          <table:table-cell table:formula="of:=IF([.AO5]=[.AO22];&quot;○&quot;; &quot;×&quot;)" office:value-type="string" office:string-value="○">
            <text:p>○</text:p>
          </table:table-cell>
          <table:table-cell table:formula="of:=IF([.AP5]=[.AP22];&quot;○&quot;; &quot;×&quot;)" office:value-type="string" office:string-value="○">
            <text:p>○</text:p>
          </table:table-cell>
          <table:table-cell table:formula="of:=IF([.AQ5]=[.AQ22];&quot;○&quot;; &quot;×&quot;)" office:value-type="string" office:string-value="○">
            <text:p>○</text:p>
          </table:table-cell>
          <table:table-cell table:formula="of:=IF([.AR5]=[.AR22];&quot;○&quot;; &quot;×&quot;)" office:value-type="string" office:string-value="○">
            <text:p>○</text:p>
          </table:table-cell>
          <table:table-cell table:formula="of:=IF([.AS5]=[.AS22];&quot;○&quot;; &quot;×&quot;)" office:value-type="string" office:string-value="○">
            <text:p>○</text:p>
          </table:table-cell>
          <table:table-cell table:formula="of:=IF([.AT5]=[.AT22];&quot;○&quot;; &quot;×&quot;)" office:value-type="string" office:string-value="○">
            <text:p>○</text:p>
          </table:table-cell>
          <table:table-cell table:formula="of:=IF([.AU5]=[.AU22];&quot;○&quot;; &quot;×&quot;)" office:value-type="string" office:string-value="○">
            <text:p>○</text:p>
          </table:table-cell>
          <table:table-cell table:formula="of:=IF([.AV5]=[.AV22];&quot;○&quot;; &quot;×&quot;)" office:value-type="string" office:string-value="○">
            <text:p>○</text:p>
          </table:table-cell>
          <table:table-cell table:formula="of:=IF([.AW5]=[.AW22];&quot;○&quot;; &quot;×&quot;)" office:value-type="string" office:string-value="○">
            <text:p>○</text:p>
          </table:table-cell>
          <table:table-cell table:formula="of:=IF([.AX5]=[.AX22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6]=[.B23];&quot;○&quot;; &quot;×&quot;)" office:value-type="string" office:string-value="○">
            <text:p>○</text:p>
          </table:table-cell>
          <table:table-cell table:formula="of:=IF([.C6]=[.C23];&quot;○&quot;; &quot;×&quot;)" office:value-type="string" office:string-value="○">
            <text:p>○</text:p>
          </table:table-cell>
          <table:table-cell table:formula="of:=IF([.D6]=[.D23];&quot;○&quot;; &quot;×&quot;)" office:value-type="string" office:string-value="○">
            <text:p>○</text:p>
          </table:table-cell>
          <table:table-cell table:formula="of:=IF([.E6]=[.E23];&quot;○&quot;; &quot;×&quot;)" office:value-type="string" office:string-value="○">
            <text:p>○</text:p>
          </table:table-cell>
          <table:table-cell table:formula="of:=IF([.F6]=[.F23];&quot;○&quot;; &quot;×&quot;)" office:value-type="string" office:string-value="○">
            <text:p>○</text:p>
          </table:table-cell>
          <table:table-cell table:formula="of:=IF([.G6]=[.G23];&quot;○&quot;; &quot;×&quot;)" office:value-type="string" office:string-value="○">
            <text:p>○</text:p>
          </table:table-cell>
          <table:table-cell table:formula="of:=IF([.H6]=[.H23];&quot;○&quot;; &quot;×&quot;)" office:value-type="string" office:string-value="○">
            <text:p>○</text:p>
          </table:table-cell>
          <table:table-cell table:formula="of:=IF([.I6]=[.I23];&quot;○&quot;; &quot;×&quot;)" office:value-type="string" office:string-value="○">
            <text:p>○</text:p>
          </table:table-cell>
          <table:table-cell table:formula="of:=IF([.J6]=[.J23];&quot;○&quot;; &quot;×&quot;)" office:value-type="string" office:string-value="○">
            <text:p>○</text:p>
          </table:table-cell>
          <table:table-cell table:formula="of:=IF([.K6]=[.K23];&quot;○&quot;; &quot;×&quot;)" office:value-type="string" office:string-value="○">
            <text:p>○</text:p>
          </table:table-cell>
          <table:table-cell table:formula="of:=IF([.L6]=[.L23];&quot;○&quot;; &quot;×&quot;)" office:value-type="string" office:string-value="○">
            <text:p>○</text:p>
          </table:table-cell>
          <table:table-cell table:formula="of:=IF([.M6]=[.M23];&quot;○&quot;; &quot;×&quot;)" office:value-type="string" office:string-value="○">
            <text:p>○</text:p>
          </table:table-cell>
          <table:table-cell table:formula="of:=IF([.N6]=[.N23];&quot;○&quot;; &quot;×&quot;)" office:value-type="string" office:string-value="○">
            <text:p>○</text:p>
          </table:table-cell>
          <table:table-cell table:formula="of:=IF([.O6]=[.O23];&quot;○&quot;; &quot;×&quot;)" office:value-type="string" office:string-value="○">
            <text:p>○</text:p>
          </table:table-cell>
          <table:table-cell table:formula="of:=IF([.P6]=[.P23];&quot;○&quot;; &quot;×&quot;)" office:value-type="string" office:string-value="○">
            <text:p>○</text:p>
          </table:table-cell>
          <table:table-cell table:formula="of:=IF([.Q6]=[.Q23];&quot;○&quot;; &quot;×&quot;)" office:value-type="string" office:string-value="○">
            <text:p>○</text:p>
          </table:table-cell>
          <table:table-cell table:formula="of:=IF([.R6]=[.R23];&quot;○&quot;; &quot;×&quot;)" office:value-type="string" office:string-value="○">
            <text:p>○</text:p>
          </table:table-cell>
          <table:table-cell table:formula="of:=IF([.S6]=[.S23];&quot;○&quot;; &quot;×&quot;)" office:value-type="string" office:string-value="○">
            <text:p>○</text:p>
          </table:table-cell>
          <table:table-cell table:formula="of:=IF([.T6]=[.T23];&quot;○&quot;; &quot;×&quot;)" office:value-type="string" office:string-value="○">
            <text:p>○</text:p>
          </table:table-cell>
          <table:table-cell table:formula="of:=IF([.U6]=[.U23];&quot;○&quot;; &quot;×&quot;)" office:value-type="string" office:string-value="○">
            <text:p>○</text:p>
          </table:table-cell>
          <table:table-cell table:formula="of:=IF([.V6]=[.V23];&quot;○&quot;; &quot;×&quot;)" office:value-type="string" office:string-value="○">
            <text:p>○</text:p>
          </table:table-cell>
          <table:table-cell table:formula="of:=IF([.W6]=[.W23];&quot;○&quot;; &quot;×&quot;)" office:value-type="string" office:string-value="○">
            <text:p>○</text:p>
          </table:table-cell>
          <table:table-cell table:formula="of:=IF([.X6]=[.X23];&quot;○&quot;; &quot;×&quot;)" office:value-type="string" office:string-value="○">
            <text:p>○</text:p>
          </table:table-cell>
          <table:table-cell table:formula="of:=IF([.Y6]=[.Y23];&quot;○&quot;; &quot;×&quot;)" office:value-type="string" office:string-value="○">
            <text:p>○</text:p>
          </table:table-cell>
          <table:table-cell table:formula="of:=IF([.Z6]=[.Z23];&quot;○&quot;; &quot;×&quot;)" office:value-type="string" office:string-value="○">
            <text:p>○</text:p>
          </table:table-cell>
          <table:table-cell table:formula="of:=IF([.AA6]=[.AA23];&quot;○&quot;; &quot;×&quot;)" office:value-type="string" office:string-value="○">
            <text:p>○</text:p>
          </table:table-cell>
          <table:table-cell table:formula="of:=IF([.AB6]=[.AB23];&quot;○&quot;; &quot;×&quot;)" office:value-type="string" office:string-value="○">
            <text:p>○</text:p>
          </table:table-cell>
          <table:table-cell table:formula="of:=IF([.AC6]=[.AC23];&quot;○&quot;; &quot;×&quot;)" office:value-type="string" office:string-value="○">
            <text:p>○</text:p>
          </table:table-cell>
          <table:table-cell table:formula="of:=IF([.AD6]=[.AD23];&quot;○&quot;; &quot;×&quot;)" office:value-type="string" office:string-value="○">
            <text:p>○</text:p>
          </table:table-cell>
          <table:table-cell table:formula="of:=IF([.AE6]=[.AE23];&quot;○&quot;; &quot;×&quot;)" office:value-type="string" office:string-value="○">
            <text:p>○</text:p>
          </table:table-cell>
          <table:table-cell table:formula="of:=IF([.AF6]=[.AF23];&quot;○&quot;; &quot;×&quot;)" office:value-type="string" office:string-value="○">
            <text:p>○</text:p>
          </table:table-cell>
          <table:table-cell table:formula="of:=IF([.AG6]=[.AG23];&quot;○&quot;; &quot;×&quot;)" office:value-type="string" office:string-value="○">
            <text:p>○</text:p>
          </table:table-cell>
          <table:table-cell table:formula="of:=IF([.AH6]=[.AH23];&quot;○&quot;; &quot;×&quot;)" office:value-type="string" office:string-value="○">
            <text:p>○</text:p>
          </table:table-cell>
          <table:table-cell table:formula="of:=IF([.AI6]=[.AI23];&quot;○&quot;; &quot;×&quot;)" office:value-type="string" office:string-value="○">
            <text:p>○</text:p>
          </table:table-cell>
          <table:table-cell table:formula="of:=IF([.AJ6]=[.AJ23];&quot;○&quot;; &quot;×&quot;)" office:value-type="string" office:string-value="○">
            <text:p>○</text:p>
          </table:table-cell>
          <table:table-cell table:formula="of:=IF([.AK6]=[.AK23];&quot;○&quot;; &quot;×&quot;)" office:value-type="string" office:string-value="○">
            <text:p>○</text:p>
          </table:table-cell>
          <table:table-cell table:formula="of:=IF([.AL6]=[.AL23];&quot;○&quot;; &quot;×&quot;)" office:value-type="string" office:string-value="○">
            <text:p>○</text:p>
          </table:table-cell>
          <table:table-cell table:formula="of:=IF([.AM6]=[.AM23];&quot;○&quot;; &quot;×&quot;)" office:value-type="string" office:string-value="○">
            <text:p>○</text:p>
          </table:table-cell>
          <table:table-cell table:formula="of:=IF([.AN6]=[.AN23];&quot;○&quot;; &quot;×&quot;)" office:value-type="string" office:string-value="○">
            <text:p>○</text:p>
          </table:table-cell>
          <table:table-cell table:formula="of:=IF([.AO6]=[.AO23];&quot;○&quot;; &quot;×&quot;)" office:value-type="string" office:string-value="○">
            <text:p>○</text:p>
          </table:table-cell>
          <table:table-cell table:formula="of:=IF([.AP6]=[.AP23];&quot;○&quot;; &quot;×&quot;)" office:value-type="string" office:string-value="○">
            <text:p>○</text:p>
          </table:table-cell>
          <table:table-cell table:formula="of:=IF([.AQ6]=[.AQ23];&quot;○&quot;; &quot;×&quot;)" office:value-type="string" office:string-value="○">
            <text:p>○</text:p>
          </table:table-cell>
          <table:table-cell table:formula="of:=IF([.AR6]=[.AR23];&quot;○&quot;; &quot;×&quot;)" office:value-type="string" office:string-value="○">
            <text:p>○</text:p>
          </table:table-cell>
          <table:table-cell table:formula="of:=IF([.AS6]=[.AS23];&quot;○&quot;; &quot;×&quot;)" office:value-type="string" office:string-value="○">
            <text:p>○</text:p>
          </table:table-cell>
          <table:table-cell table:formula="of:=IF([.AT6]=[.AT23];&quot;○&quot;; &quot;×&quot;)" office:value-type="string" office:string-value="○">
            <text:p>○</text:p>
          </table:table-cell>
          <table:table-cell table:formula="of:=IF([.AU6]=[.AU23];&quot;○&quot;; &quot;×&quot;)" office:value-type="string" office:string-value="○">
            <text:p>○</text:p>
          </table:table-cell>
          <table:table-cell table:formula="of:=IF([.AV6]=[.AV23];&quot;○&quot;; &quot;×&quot;)" office:value-type="string" office:string-value="○">
            <text:p>○</text:p>
          </table:table-cell>
          <table:table-cell table:formula="of:=IF([.AW6]=[.AW23];&quot;○&quot;; &quot;×&quot;)" office:value-type="string" office:string-value="○">
            <text:p>○</text:p>
          </table:table-cell>
          <table:table-cell table:formula="of:=IF([.AX6]=[.AX23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7]=[.B24];&quot;○&quot;; &quot;×&quot;)" office:value-type="string" office:string-value="○">
            <text:p>○</text:p>
          </table:table-cell>
          <table:table-cell table:formula="of:=IF([.C7]=[.C24];&quot;○&quot;; &quot;×&quot;)" office:value-type="string" office:string-value="○">
            <text:p>○</text:p>
          </table:table-cell>
          <table:table-cell table:formula="of:=IF([.D7]=[.D24];&quot;○&quot;; &quot;×&quot;)" office:value-type="string" office:string-value="○">
            <text:p>○</text:p>
          </table:table-cell>
          <table:table-cell table:formula="of:=IF([.E7]=[.E24];&quot;○&quot;; &quot;×&quot;)" office:value-type="string" office:string-value="○">
            <text:p>○</text:p>
          </table:table-cell>
          <table:table-cell table:formula="of:=IF([.F7]=[.F24];&quot;○&quot;; &quot;×&quot;)" office:value-type="string" office:string-value="○">
            <text:p>○</text:p>
          </table:table-cell>
          <table:table-cell table:formula="of:=IF([.G7]=[.G24];&quot;○&quot;; &quot;×&quot;)" office:value-type="string" office:string-value="○">
            <text:p>○</text:p>
          </table:table-cell>
          <table:table-cell table:formula="of:=IF([.H7]=[.H24];&quot;○&quot;; &quot;×&quot;)" office:value-type="string" office:string-value="○">
            <text:p>○</text:p>
          </table:table-cell>
          <table:table-cell table:formula="of:=IF([.I7]=[.I24];&quot;○&quot;; &quot;×&quot;)" office:value-type="string" office:string-value="○">
            <text:p>○</text:p>
          </table:table-cell>
          <table:table-cell table:formula="of:=IF([.J7]=[.J24];&quot;○&quot;; &quot;×&quot;)" office:value-type="string" office:string-value="○">
            <text:p>○</text:p>
          </table:table-cell>
          <table:table-cell table:formula="of:=IF([.K7]=[.K24];&quot;○&quot;; &quot;×&quot;)" office:value-type="string" office:string-value="○">
            <text:p>○</text:p>
          </table:table-cell>
          <table:table-cell table:formula="of:=IF([.L7]=[.L24];&quot;○&quot;; &quot;×&quot;)" office:value-type="string" office:string-value="○">
            <text:p>○</text:p>
          </table:table-cell>
          <table:table-cell table:formula="of:=IF([.M7]=[.M24];&quot;○&quot;; &quot;×&quot;)" office:value-type="string" office:string-value="○">
            <text:p>○</text:p>
          </table:table-cell>
          <table:table-cell table:formula="of:=IF([.N7]=[.N24];&quot;○&quot;; &quot;×&quot;)" office:value-type="string" office:string-value="○">
            <text:p>○</text:p>
          </table:table-cell>
          <table:table-cell table:formula="of:=IF([.O7]=[.O24];&quot;○&quot;; &quot;×&quot;)" office:value-type="string" office:string-value="○">
            <text:p>○</text:p>
          </table:table-cell>
          <table:table-cell table:formula="of:=IF([.P7]=[.P24];&quot;○&quot;; &quot;×&quot;)" office:value-type="string" office:string-value="○">
            <text:p>○</text:p>
          </table:table-cell>
          <table:table-cell table:formula="of:=IF([.Q7]=[.Q24];&quot;○&quot;; &quot;×&quot;)" office:value-type="string" office:string-value="○">
            <text:p>○</text:p>
          </table:table-cell>
          <table:table-cell table:formula="of:=IF([.R7]=[.R24];&quot;○&quot;; &quot;×&quot;)" office:value-type="string" office:string-value="○">
            <text:p>○</text:p>
          </table:table-cell>
          <table:table-cell table:formula="of:=IF([.S7]=[.S24];&quot;○&quot;; &quot;×&quot;)" office:value-type="string" office:string-value="○">
            <text:p>○</text:p>
          </table:table-cell>
          <table:table-cell table:formula="of:=IF([.T7]=[.T24];&quot;○&quot;; &quot;×&quot;)" office:value-type="string" office:string-value="○">
            <text:p>○</text:p>
          </table:table-cell>
          <table:table-cell table:formula="of:=IF([.U7]=[.U24];&quot;○&quot;; &quot;×&quot;)" office:value-type="string" office:string-value="○">
            <text:p>○</text:p>
          </table:table-cell>
          <table:table-cell table:formula="of:=IF([.V7]=[.V24];&quot;○&quot;; &quot;×&quot;)" office:value-type="string" office:string-value="○">
            <text:p>○</text:p>
          </table:table-cell>
          <table:table-cell table:formula="of:=IF([.W7]=[.W24];&quot;○&quot;; &quot;×&quot;)" office:value-type="string" office:string-value="○">
            <text:p>○</text:p>
          </table:table-cell>
          <table:table-cell table:formula="of:=IF([.X7]=[.X24];&quot;○&quot;; &quot;×&quot;)" office:value-type="string" office:string-value="○">
            <text:p>○</text:p>
          </table:table-cell>
          <table:table-cell table:formula="of:=IF([.Y7]=[.Y24];&quot;○&quot;; &quot;×&quot;)" office:value-type="string" office:string-value="○">
            <text:p>○</text:p>
          </table:table-cell>
          <table:table-cell table:formula="of:=IF([.Z7]=[.Z24];&quot;○&quot;; &quot;×&quot;)" office:value-type="string" office:string-value="○">
            <text:p>○</text:p>
          </table:table-cell>
          <table:table-cell table:formula="of:=IF([.AA7]=[.AA24];&quot;○&quot;; &quot;×&quot;)" office:value-type="string" office:string-value="○">
            <text:p>○</text:p>
          </table:table-cell>
          <table:table-cell table:formula="of:=IF([.AB7]=[.AB24];&quot;○&quot;; &quot;×&quot;)" office:value-type="string" office:string-value="○">
            <text:p>○</text:p>
          </table:table-cell>
          <table:table-cell table:formula="of:=IF([.AC7]=[.AC24];&quot;○&quot;; &quot;×&quot;)" office:value-type="string" office:string-value="○">
            <text:p>○</text:p>
          </table:table-cell>
          <table:table-cell table:formula="of:=IF([.AD7]=[.AD24];&quot;○&quot;; &quot;×&quot;)" office:value-type="string" office:string-value="○">
            <text:p>○</text:p>
          </table:table-cell>
          <table:table-cell table:formula="of:=IF([.AE7]=[.AE24];&quot;○&quot;; &quot;×&quot;)" office:value-type="string" office:string-value="○">
            <text:p>○</text:p>
          </table:table-cell>
          <table:table-cell table:formula="of:=IF([.AF7]=[.AF24];&quot;○&quot;; &quot;×&quot;)" office:value-type="string" office:string-value="○">
            <text:p>○</text:p>
          </table:table-cell>
          <table:table-cell table:formula="of:=IF([.AG7]=[.AG24];&quot;○&quot;; &quot;×&quot;)" office:value-type="string" office:string-value="○">
            <text:p>○</text:p>
          </table:table-cell>
          <table:table-cell table:formula="of:=IF([.AH7]=[.AH24];&quot;○&quot;; &quot;×&quot;)" office:value-type="string" office:string-value="○">
            <text:p>○</text:p>
          </table:table-cell>
          <table:table-cell table:formula="of:=IF([.AI7]=[.AI24];&quot;○&quot;; &quot;×&quot;)" office:value-type="string" office:string-value="○">
            <text:p>○</text:p>
          </table:table-cell>
          <table:table-cell table:formula="of:=IF([.AJ7]=[.AJ24];&quot;○&quot;; &quot;×&quot;)" office:value-type="string" office:string-value="○">
            <text:p>○</text:p>
          </table:table-cell>
          <table:table-cell table:formula="of:=IF([.AK7]=[.AK24];&quot;○&quot;; &quot;×&quot;)" office:value-type="string" office:string-value="○">
            <text:p>○</text:p>
          </table:table-cell>
          <table:table-cell table:formula="of:=IF([.AL7]=[.AL24];&quot;○&quot;; &quot;×&quot;)" office:value-type="string" office:string-value="○">
            <text:p>○</text:p>
          </table:table-cell>
          <table:table-cell table:formula="of:=IF([.AM7]=[.AM24];&quot;○&quot;; &quot;×&quot;)" office:value-type="string" office:string-value="○">
            <text:p>○</text:p>
          </table:table-cell>
          <table:table-cell table:formula="of:=IF([.AN7]=[.AN24];&quot;○&quot;; &quot;×&quot;)" office:value-type="string" office:string-value="○">
            <text:p>○</text:p>
          </table:table-cell>
          <table:table-cell table:formula="of:=IF([.AO7]=[.AO24];&quot;○&quot;; &quot;×&quot;)" office:value-type="string" office:string-value="○">
            <text:p>○</text:p>
          </table:table-cell>
          <table:table-cell table:formula="of:=IF([.AP7]=[.AP24];&quot;○&quot;; &quot;×&quot;)" office:value-type="string" office:string-value="○">
            <text:p>○</text:p>
          </table:table-cell>
          <table:table-cell table:formula="of:=IF([.AQ7]=[.AQ24];&quot;○&quot;; &quot;×&quot;)" office:value-type="string" office:string-value="○">
            <text:p>○</text:p>
          </table:table-cell>
          <table:table-cell table:formula="of:=IF([.AR7]=[.AR24];&quot;○&quot;; &quot;×&quot;)" office:value-type="string" office:string-value="○">
            <text:p>○</text:p>
          </table:table-cell>
          <table:table-cell table:formula="of:=IF([.AS7]=[.AS24];&quot;○&quot;; &quot;×&quot;)" office:value-type="string" office:string-value="○">
            <text:p>○</text:p>
          </table:table-cell>
          <table:table-cell table:formula="of:=IF([.AT7]=[.AT24];&quot;○&quot;; &quot;×&quot;)" office:value-type="string" office:string-value="○">
            <text:p>○</text:p>
          </table:table-cell>
          <table:table-cell table:formula="of:=IF([.AU7]=[.AU24];&quot;○&quot;; &quot;×&quot;)" office:value-type="string" office:string-value="○">
            <text:p>○</text:p>
          </table:table-cell>
          <table:table-cell table:formula="of:=IF([.AV7]=[.AV24];&quot;○&quot;; &quot;×&quot;)" office:value-type="string" office:string-value="○">
            <text:p>○</text:p>
          </table:table-cell>
          <table:table-cell table:formula="of:=IF([.AW7]=[.AW24];&quot;○&quot;; &quot;×&quot;)" office:value-type="string" office:string-value="○">
            <text:p>○</text:p>
          </table:table-cell>
          <table:table-cell table:formula="of:=IF([.AX7]=[.AX24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8]=[.B25];&quot;○&quot;; &quot;×&quot;)" office:value-type="string" office:string-value="○">
            <text:p>○</text:p>
          </table:table-cell>
          <table:table-cell table:formula="of:=IF([.C8]=[.C25];&quot;○&quot;; &quot;×&quot;)" office:value-type="string" office:string-value="○">
            <text:p>○</text:p>
          </table:table-cell>
          <table:table-cell table:formula="of:=IF([.D8]=[.D25];&quot;○&quot;; &quot;×&quot;)" office:value-type="string" office:string-value="○">
            <text:p>○</text:p>
          </table:table-cell>
          <table:table-cell table:formula="of:=IF([.E8]=[.E25];&quot;○&quot;; &quot;×&quot;)" office:value-type="string" office:string-value="○">
            <text:p>○</text:p>
          </table:table-cell>
          <table:table-cell table:formula="of:=IF([.F8]=[.F25];&quot;○&quot;; &quot;×&quot;)" office:value-type="string" office:string-value="○">
            <text:p>○</text:p>
          </table:table-cell>
          <table:table-cell table:formula="of:=IF([.G8]=[.G25];&quot;○&quot;; &quot;×&quot;)" office:value-type="string" office:string-value="○">
            <text:p>○</text:p>
          </table:table-cell>
          <table:table-cell table:formula="of:=IF([.H8]=[.H25];&quot;○&quot;; &quot;×&quot;)" office:value-type="string" office:string-value="○">
            <text:p>○</text:p>
          </table:table-cell>
          <table:table-cell table:formula="of:=IF([.I8]=[.I25];&quot;○&quot;; &quot;×&quot;)" office:value-type="string" office:string-value="○">
            <text:p>○</text:p>
          </table:table-cell>
          <table:table-cell table:formula="of:=IF([.J8]=[.J25];&quot;○&quot;; &quot;×&quot;)" office:value-type="string" office:string-value="○">
            <text:p>○</text:p>
          </table:table-cell>
          <table:table-cell table:formula="of:=IF([.K8]=[.K25];&quot;○&quot;; &quot;×&quot;)" office:value-type="string" office:string-value="○">
            <text:p>○</text:p>
          </table:table-cell>
          <table:table-cell table:formula="of:=IF([.L8]=[.L25];&quot;○&quot;; &quot;×&quot;)" office:value-type="string" office:string-value="○">
            <text:p>○</text:p>
          </table:table-cell>
          <table:table-cell table:formula="of:=IF([.M8]=[.M25];&quot;○&quot;; &quot;×&quot;)" office:value-type="string" office:string-value="○">
            <text:p>○</text:p>
          </table:table-cell>
          <table:table-cell table:formula="of:=IF([.N8]=[.N25];&quot;○&quot;; &quot;×&quot;)" office:value-type="string" office:string-value="○">
            <text:p>○</text:p>
          </table:table-cell>
          <table:table-cell table:formula="of:=IF([.O8]=[.O25];&quot;○&quot;; &quot;×&quot;)" office:value-type="string" office:string-value="○">
            <text:p>○</text:p>
          </table:table-cell>
          <table:table-cell table:formula="of:=IF([.P8]=[.P25];&quot;○&quot;; &quot;×&quot;)" office:value-type="string" office:string-value="○">
            <text:p>○</text:p>
          </table:table-cell>
          <table:table-cell table:formula="of:=IF([.Q8]=[.Q25];&quot;○&quot;; &quot;×&quot;)" office:value-type="string" office:string-value="○">
            <text:p>○</text:p>
          </table:table-cell>
          <table:table-cell table:formula="of:=IF([.R8]=[.R25];&quot;○&quot;; &quot;×&quot;)" office:value-type="string" office:string-value="○">
            <text:p>○</text:p>
          </table:table-cell>
          <table:table-cell table:formula="of:=IF([.S8]=[.S25];&quot;○&quot;; &quot;×&quot;)" office:value-type="string" office:string-value="○">
            <text:p>○</text:p>
          </table:table-cell>
          <table:table-cell table:formula="of:=IF([.T8]=[.T25];&quot;○&quot;; &quot;×&quot;)" office:value-type="string" office:string-value="○">
            <text:p>○</text:p>
          </table:table-cell>
          <table:table-cell table:formula="of:=IF([.U8]=[.U25];&quot;○&quot;; &quot;×&quot;)" office:value-type="string" office:string-value="○">
            <text:p>○</text:p>
          </table:table-cell>
          <table:table-cell table:formula="of:=IF([.V8]=[.V25];&quot;○&quot;; &quot;×&quot;)" office:value-type="string" office:string-value="○">
            <text:p>○</text:p>
          </table:table-cell>
          <table:table-cell table:formula="of:=IF([.W8]=[.W25];&quot;○&quot;; &quot;×&quot;)" office:value-type="string" office:string-value="○">
            <text:p>○</text:p>
          </table:table-cell>
          <table:table-cell table:formula="of:=IF([.X8]=[.X25];&quot;○&quot;; &quot;×&quot;)" office:value-type="string" office:string-value="○">
            <text:p>○</text:p>
          </table:table-cell>
          <table:table-cell table:formula="of:=IF([.Y8]=[.Y25];&quot;○&quot;; &quot;×&quot;)" office:value-type="string" office:string-value="○">
            <text:p>○</text:p>
          </table:table-cell>
          <table:table-cell table:formula="of:=IF([.Z8]=[.Z25];&quot;○&quot;; &quot;×&quot;)" office:value-type="string" office:string-value="○">
            <text:p>○</text:p>
          </table:table-cell>
          <table:table-cell table:formula="of:=IF([.AA8]=[.AA25];&quot;○&quot;; &quot;×&quot;)" office:value-type="string" office:string-value="○">
            <text:p>○</text:p>
          </table:table-cell>
          <table:table-cell table:formula="of:=IF([.AB8]=[.AB25];&quot;○&quot;; &quot;×&quot;)" office:value-type="string" office:string-value="○">
            <text:p>○</text:p>
          </table:table-cell>
          <table:table-cell table:formula="of:=IF([.AC8]=[.AC25];&quot;○&quot;; &quot;×&quot;)" office:value-type="string" office:string-value="○">
            <text:p>○</text:p>
          </table:table-cell>
          <table:table-cell table:formula="of:=IF([.AD8]=[.AD25];&quot;○&quot;; &quot;×&quot;)" office:value-type="string" office:string-value="○">
            <text:p>○</text:p>
          </table:table-cell>
          <table:table-cell table:formula="of:=IF([.AE8]=[.AE25];&quot;○&quot;; &quot;×&quot;)" office:value-type="string" office:string-value="○">
            <text:p>○</text:p>
          </table:table-cell>
          <table:table-cell table:formula="of:=IF([.AF8]=[.AF25];&quot;○&quot;; &quot;×&quot;)" office:value-type="string" office:string-value="○">
            <text:p>○</text:p>
          </table:table-cell>
          <table:table-cell table:formula="of:=IF([.AG8]=[.AG25];&quot;○&quot;; &quot;×&quot;)" office:value-type="string" office:string-value="○">
            <text:p>○</text:p>
          </table:table-cell>
          <table:table-cell table:formula="of:=IF([.AH8]=[.AH25];&quot;○&quot;; &quot;×&quot;)" office:value-type="string" office:string-value="○">
            <text:p>○</text:p>
          </table:table-cell>
          <table:table-cell table:formula="of:=IF([.AI8]=[.AI25];&quot;○&quot;; &quot;×&quot;)" office:value-type="string" office:string-value="○">
            <text:p>○</text:p>
          </table:table-cell>
          <table:table-cell table:formula="of:=IF([.AJ8]=[.AJ25];&quot;○&quot;; &quot;×&quot;)" office:value-type="string" office:string-value="○">
            <text:p>○</text:p>
          </table:table-cell>
          <table:table-cell table:formula="of:=IF([.AK8]=[.AK25];&quot;○&quot;; &quot;×&quot;)" office:value-type="string" office:string-value="○">
            <text:p>○</text:p>
          </table:table-cell>
          <table:table-cell table:formula="of:=IF([.AL8]=[.AL25];&quot;○&quot;; &quot;×&quot;)" office:value-type="string" office:string-value="○">
            <text:p>○</text:p>
          </table:table-cell>
          <table:table-cell table:formula="of:=IF([.AM8]=[.AM25];&quot;○&quot;; &quot;×&quot;)" office:value-type="string" office:string-value="○">
            <text:p>○</text:p>
          </table:table-cell>
          <table:table-cell table:formula="of:=IF([.AN8]=[.AN25];&quot;○&quot;; &quot;×&quot;)" office:value-type="string" office:string-value="○">
            <text:p>○</text:p>
          </table:table-cell>
          <table:table-cell table:formula="of:=IF([.AO8]=[.AO25];&quot;○&quot;; &quot;×&quot;)" office:value-type="string" office:string-value="○">
            <text:p>○</text:p>
          </table:table-cell>
          <table:table-cell table:formula="of:=IF([.AP8]=[.AP25];&quot;○&quot;; &quot;×&quot;)" office:value-type="string" office:string-value="○">
            <text:p>○</text:p>
          </table:table-cell>
          <table:table-cell table:formula="of:=IF([.AQ8]=[.AQ25];&quot;○&quot;; &quot;×&quot;)" office:value-type="string" office:string-value="○">
            <text:p>○</text:p>
          </table:table-cell>
          <table:table-cell table:formula="of:=IF([.AR8]=[.AR25];&quot;○&quot;; &quot;×&quot;)" office:value-type="string" office:string-value="○">
            <text:p>○</text:p>
          </table:table-cell>
          <table:table-cell table:formula="of:=IF([.AS8]=[.AS25];&quot;○&quot;; &quot;×&quot;)" office:value-type="string" office:string-value="○">
            <text:p>○</text:p>
          </table:table-cell>
          <table:table-cell table:formula="of:=IF([.AT8]=[.AT25];&quot;○&quot;; &quot;×&quot;)" office:value-type="string" office:string-value="○">
            <text:p>○</text:p>
          </table:table-cell>
          <table:table-cell table:formula="of:=IF([.AU8]=[.AU25];&quot;○&quot;; &quot;×&quot;)" office:value-type="string" office:string-value="○">
            <text:p>○</text:p>
          </table:table-cell>
          <table:table-cell table:formula="of:=IF([.AV8]=[.AV25];&quot;○&quot;; &quot;×&quot;)" office:value-type="string" office:string-value="○">
            <text:p>○</text:p>
          </table:table-cell>
          <table:table-cell table:formula="of:=IF([.AW8]=[.AW25];&quot;○&quot;; &quot;×&quot;)" office:value-type="string" office:string-value="○">
            <text:p>○</text:p>
          </table:table-cell>
          <table:table-cell table:formula="of:=IF([.AX8]=[.AX25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9]=[.B26];&quot;○&quot;; &quot;×&quot;)" office:value-type="string" office:string-value="○">
            <text:p>○</text:p>
          </table:table-cell>
          <table:table-cell table:formula="of:=IF([.C9]=[.C26];&quot;○&quot;; &quot;×&quot;)" office:value-type="string" office:string-value="○">
            <text:p>○</text:p>
          </table:table-cell>
          <table:table-cell table:formula="of:=IF([.D9]=[.D26];&quot;○&quot;; &quot;×&quot;)" office:value-type="string" office:string-value="○">
            <text:p>○</text:p>
          </table:table-cell>
          <table:table-cell table:formula="of:=IF([.E9]=[.E26];&quot;○&quot;; &quot;×&quot;)" office:value-type="string" office:string-value="○">
            <text:p>○</text:p>
          </table:table-cell>
          <table:table-cell table:formula="of:=IF([.F9]=[.F26];&quot;○&quot;; &quot;×&quot;)" office:value-type="string" office:string-value="○">
            <text:p>○</text:p>
          </table:table-cell>
          <table:table-cell table:formula="of:=IF([.G9]=[.G26];&quot;○&quot;; &quot;×&quot;)" office:value-type="string" office:string-value="○">
            <text:p>○</text:p>
          </table:table-cell>
          <table:table-cell table:formula="of:=IF([.H9]=[.H26];&quot;○&quot;; &quot;×&quot;)" office:value-type="string" office:string-value="○">
            <text:p>○</text:p>
          </table:table-cell>
          <table:table-cell table:formula="of:=IF([.I9]=[.I26];&quot;○&quot;; &quot;×&quot;)" office:value-type="string" office:string-value="○">
            <text:p>○</text:p>
          </table:table-cell>
          <table:table-cell table:formula="of:=IF([.J9]=[.J26];&quot;○&quot;; &quot;×&quot;)" office:value-type="string" office:string-value="○">
            <text:p>○</text:p>
          </table:table-cell>
          <table:table-cell table:formula="of:=IF([.K9]=[.K26];&quot;○&quot;; &quot;×&quot;)" office:value-type="string" office:string-value="○">
            <text:p>○</text:p>
          </table:table-cell>
          <table:table-cell table:formula="of:=IF([.L9]=[.L26];&quot;○&quot;; &quot;×&quot;)" office:value-type="string" office:string-value="○">
            <text:p>○</text:p>
          </table:table-cell>
          <table:table-cell table:formula="of:=IF([.M9]=[.M26];&quot;○&quot;; &quot;×&quot;)" office:value-type="string" office:string-value="○">
            <text:p>○</text:p>
          </table:table-cell>
          <table:table-cell table:formula="of:=IF([.N9]=[.N26];&quot;○&quot;; &quot;×&quot;)" office:value-type="string" office:string-value="○">
            <text:p>○</text:p>
          </table:table-cell>
          <table:table-cell table:formula="of:=IF([.O9]=[.O26];&quot;○&quot;; &quot;×&quot;)" office:value-type="string" office:string-value="○">
            <text:p>○</text:p>
          </table:table-cell>
          <table:table-cell table:formula="of:=IF([.P9]=[.P26];&quot;○&quot;; &quot;×&quot;)" office:value-type="string" office:string-value="○">
            <text:p>○</text:p>
          </table:table-cell>
          <table:table-cell table:formula="of:=IF([.Q9]=[.Q26];&quot;○&quot;; &quot;×&quot;)" office:value-type="string" office:string-value="○">
            <text:p>○</text:p>
          </table:table-cell>
          <table:table-cell table:formula="of:=IF([.R9]=[.R26];&quot;○&quot;; &quot;×&quot;)" office:value-type="string" office:string-value="○">
            <text:p>○</text:p>
          </table:table-cell>
          <table:table-cell table:formula="of:=IF([.S9]=[.S26];&quot;○&quot;; &quot;×&quot;)" office:value-type="string" office:string-value="○">
            <text:p>○</text:p>
          </table:table-cell>
          <table:table-cell table:formula="of:=IF([.T9]=[.T26];&quot;○&quot;; &quot;×&quot;)" office:value-type="string" office:string-value="○">
            <text:p>○</text:p>
          </table:table-cell>
          <table:table-cell table:formula="of:=IF([.U9]=[.U26];&quot;○&quot;; &quot;×&quot;)" office:value-type="string" office:string-value="○">
            <text:p>○</text:p>
          </table:table-cell>
          <table:table-cell table:formula="of:=IF([.V9]=[.V26];&quot;○&quot;; &quot;×&quot;)" office:value-type="string" office:string-value="○">
            <text:p>○</text:p>
          </table:table-cell>
          <table:table-cell table:formula="of:=IF([.W9]=[.W26];&quot;○&quot;; &quot;×&quot;)" office:value-type="string" office:string-value="○">
            <text:p>○</text:p>
          </table:table-cell>
          <table:table-cell table:formula="of:=IF([.X9]=[.X26];&quot;○&quot;; &quot;×&quot;)" office:value-type="string" office:string-value="○">
            <text:p>○</text:p>
          </table:table-cell>
          <table:table-cell table:formula="of:=IF([.Y9]=[.Y26];&quot;○&quot;; &quot;×&quot;)" office:value-type="string" office:string-value="○">
            <text:p>○</text:p>
          </table:table-cell>
          <table:table-cell table:formula="of:=IF([.Z9]=[.Z26];&quot;○&quot;; &quot;×&quot;)" office:value-type="string" office:string-value="○">
            <text:p>○</text:p>
          </table:table-cell>
          <table:table-cell table:formula="of:=IF([.AA9]=[.AA26];&quot;○&quot;; &quot;×&quot;)" office:value-type="string" office:string-value="○">
            <text:p>○</text:p>
          </table:table-cell>
          <table:table-cell table:formula="of:=IF([.AB9]=[.AB26];&quot;○&quot;; &quot;×&quot;)" office:value-type="string" office:string-value="○">
            <text:p>○</text:p>
          </table:table-cell>
          <table:table-cell table:formula="of:=IF([.AC9]=[.AC26];&quot;○&quot;; &quot;×&quot;)" office:value-type="string" office:string-value="○">
            <text:p>○</text:p>
          </table:table-cell>
          <table:table-cell table:formula="of:=IF([.AD9]=[.AD26];&quot;○&quot;; &quot;×&quot;)" office:value-type="string" office:string-value="○">
            <text:p>○</text:p>
          </table:table-cell>
          <table:table-cell table:formula="of:=IF([.AE9]=[.AE26];&quot;○&quot;; &quot;×&quot;)" office:value-type="string" office:string-value="○">
            <text:p>○</text:p>
          </table:table-cell>
          <table:table-cell table:formula="of:=IF([.AF9]=[.AF26];&quot;○&quot;; &quot;×&quot;)" office:value-type="string" office:string-value="○">
            <text:p>○</text:p>
          </table:table-cell>
          <table:table-cell table:formula="of:=IF([.AG9]=[.AG26];&quot;○&quot;; &quot;×&quot;)" office:value-type="string" office:string-value="○">
            <text:p>○</text:p>
          </table:table-cell>
          <table:table-cell table:formula="of:=IF([.AH9]=[.AH26];&quot;○&quot;; &quot;×&quot;)" office:value-type="string" office:string-value="○">
            <text:p>○</text:p>
          </table:table-cell>
          <table:table-cell table:formula="of:=IF([.AI9]=[.AI26];&quot;○&quot;; &quot;×&quot;)" office:value-type="string" office:string-value="○">
            <text:p>○</text:p>
          </table:table-cell>
          <table:table-cell table:formula="of:=IF([.AJ9]=[.AJ26];&quot;○&quot;; &quot;×&quot;)" office:value-type="string" office:string-value="○">
            <text:p>○</text:p>
          </table:table-cell>
          <table:table-cell table:formula="of:=IF([.AK9]=[.AK26];&quot;○&quot;; &quot;×&quot;)" office:value-type="string" office:string-value="○">
            <text:p>○</text:p>
          </table:table-cell>
          <table:table-cell table:formula="of:=IF([.AL9]=[.AL26];&quot;○&quot;; &quot;×&quot;)" office:value-type="string" office:string-value="○">
            <text:p>○</text:p>
          </table:table-cell>
          <table:table-cell table:formula="of:=IF([.AM9]=[.AM26];&quot;○&quot;; &quot;×&quot;)" office:value-type="string" office:string-value="○">
            <text:p>○</text:p>
          </table:table-cell>
          <table:table-cell table:formula="of:=IF([.AN9]=[.AN26];&quot;○&quot;; &quot;×&quot;)" office:value-type="string" office:string-value="○">
            <text:p>○</text:p>
          </table:table-cell>
          <table:table-cell table:formula="of:=IF([.AO9]=[.AO26];&quot;○&quot;; &quot;×&quot;)" office:value-type="string" office:string-value="○">
            <text:p>○</text:p>
          </table:table-cell>
          <table:table-cell table:formula="of:=IF([.AP9]=[.AP26];&quot;○&quot;; &quot;×&quot;)" office:value-type="string" office:string-value="○">
            <text:p>○</text:p>
          </table:table-cell>
          <table:table-cell table:formula="of:=IF([.AQ9]=[.AQ26];&quot;○&quot;; &quot;×&quot;)" office:value-type="string" office:string-value="○">
            <text:p>○</text:p>
          </table:table-cell>
          <table:table-cell table:formula="of:=IF([.AR9]=[.AR26];&quot;○&quot;; &quot;×&quot;)" office:value-type="string" office:string-value="○">
            <text:p>○</text:p>
          </table:table-cell>
          <table:table-cell table:formula="of:=IF([.AS9]=[.AS26];&quot;○&quot;; &quot;×&quot;)" office:value-type="string" office:string-value="○">
            <text:p>○</text:p>
          </table:table-cell>
          <table:table-cell table:formula="of:=IF([.AT9]=[.AT26];&quot;○&quot;; &quot;×&quot;)" office:value-type="string" office:string-value="○">
            <text:p>○</text:p>
          </table:table-cell>
          <table:table-cell table:formula="of:=IF([.AU9]=[.AU26];&quot;○&quot;; &quot;×&quot;)" office:value-type="string" office:string-value="○">
            <text:p>○</text:p>
          </table:table-cell>
          <table:table-cell table:formula="of:=IF([.AV9]=[.AV26];&quot;○&quot;; &quot;×&quot;)" office:value-type="string" office:string-value="○">
            <text:p>○</text:p>
          </table:table-cell>
          <table:table-cell table:formula="of:=IF([.AW9]=[.AW26];&quot;○&quot;; &quot;×&quot;)" office:value-type="string" office:string-value="○">
            <text:p>○</text:p>
          </table:table-cell>
          <table:table-cell table:formula="of:=IF([.AX9]=[.AX26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10]=[.B27];&quot;○&quot;; &quot;×&quot;)" office:value-type="string" office:string-value="○">
            <text:p>○</text:p>
          </table:table-cell>
          <table:table-cell table:formula="of:=IF([.C10]=[.C27];&quot;○&quot;; &quot;×&quot;)" office:value-type="string" office:string-value="○">
            <text:p>○</text:p>
          </table:table-cell>
          <table:table-cell table:formula="of:=IF([.D10]=[.D27];&quot;○&quot;; &quot;×&quot;)" office:value-type="string" office:string-value="○">
            <text:p>○</text:p>
          </table:table-cell>
          <table:table-cell table:formula="of:=IF([.E10]=[.E27];&quot;○&quot;; &quot;×&quot;)" office:value-type="string" office:string-value="○">
            <text:p>○</text:p>
          </table:table-cell>
          <table:table-cell table:formula="of:=IF([.F10]=[.F27];&quot;○&quot;; &quot;×&quot;)" office:value-type="string" office:string-value="○">
            <text:p>○</text:p>
          </table:table-cell>
          <table:table-cell table:formula="of:=IF([.G10]=[.G27];&quot;○&quot;; &quot;×&quot;)" office:value-type="string" office:string-value="○">
            <text:p>○</text:p>
          </table:table-cell>
          <table:table-cell table:formula="of:=IF([.H10]=[.H27];&quot;○&quot;; &quot;×&quot;)" office:value-type="string" office:string-value="○">
            <text:p>○</text:p>
          </table:table-cell>
          <table:table-cell table:formula="of:=IF([.I10]=[.I27];&quot;○&quot;; &quot;×&quot;)" office:value-type="string" office:string-value="○">
            <text:p>○</text:p>
          </table:table-cell>
          <table:table-cell table:formula="of:=IF([.J10]=[.J27];&quot;○&quot;; &quot;×&quot;)" office:value-type="string" office:string-value="○">
            <text:p>○</text:p>
          </table:table-cell>
          <table:table-cell table:formula="of:=IF([.K10]=[.K27];&quot;○&quot;; &quot;×&quot;)" office:value-type="string" office:string-value="○">
            <text:p>○</text:p>
          </table:table-cell>
          <table:table-cell table:formula="of:=IF([.L10]=[.L27];&quot;○&quot;; &quot;×&quot;)" office:value-type="string" office:string-value="○">
            <text:p>○</text:p>
          </table:table-cell>
          <table:table-cell table:formula="of:=IF([.M10]=[.M27];&quot;○&quot;; &quot;×&quot;)" office:value-type="string" office:string-value="○">
            <text:p>○</text:p>
          </table:table-cell>
          <table:table-cell table:formula="of:=IF([.N10]=[.N27];&quot;○&quot;; &quot;×&quot;)" office:value-type="string" office:string-value="○">
            <text:p>○</text:p>
          </table:table-cell>
          <table:table-cell table:formula="of:=IF([.O10]=[.O27];&quot;○&quot;; &quot;×&quot;)" office:value-type="string" office:string-value="○">
            <text:p>○</text:p>
          </table:table-cell>
          <table:table-cell table:formula="of:=IF([.P10]=[.P27];&quot;○&quot;; &quot;×&quot;)" office:value-type="string" office:string-value="○">
            <text:p>○</text:p>
          </table:table-cell>
          <table:table-cell table:formula="of:=IF([.Q10]=[.Q27];&quot;○&quot;; &quot;×&quot;)" office:value-type="string" office:string-value="○">
            <text:p>○</text:p>
          </table:table-cell>
          <table:table-cell table:formula="of:=IF([.R10]=[.R27];&quot;○&quot;; &quot;×&quot;)" office:value-type="string" office:string-value="○">
            <text:p>○</text:p>
          </table:table-cell>
          <table:table-cell table:formula="of:=IF([.S10]=[.S27];&quot;○&quot;; &quot;×&quot;)" office:value-type="string" office:string-value="○">
            <text:p>○</text:p>
          </table:table-cell>
          <table:table-cell table:formula="of:=IF([.T10]=[.T27];&quot;○&quot;; &quot;×&quot;)" office:value-type="string" office:string-value="○">
            <text:p>○</text:p>
          </table:table-cell>
          <table:table-cell table:formula="of:=IF([.U10]=[.U27];&quot;○&quot;; &quot;×&quot;)" office:value-type="string" office:string-value="○">
            <text:p>○</text:p>
          </table:table-cell>
          <table:table-cell table:formula="of:=IF([.V10]=[.V27];&quot;○&quot;; &quot;×&quot;)" office:value-type="string" office:string-value="○">
            <text:p>○</text:p>
          </table:table-cell>
          <table:table-cell table:formula="of:=IF([.W10]=[.W27];&quot;○&quot;; &quot;×&quot;)" office:value-type="string" office:string-value="○">
            <text:p>○</text:p>
          </table:table-cell>
          <table:table-cell table:formula="of:=IF([.X10]=[.X27];&quot;○&quot;; &quot;×&quot;)" office:value-type="string" office:string-value="○">
            <text:p>○</text:p>
          </table:table-cell>
          <table:table-cell table:formula="of:=IF([.Y10]=[.Y27];&quot;○&quot;; &quot;×&quot;)" office:value-type="string" office:string-value="○">
            <text:p>○</text:p>
          </table:table-cell>
          <table:table-cell table:formula="of:=IF([.Z10]=[.Z27];&quot;○&quot;; &quot;×&quot;)" office:value-type="string" office:string-value="○">
            <text:p>○</text:p>
          </table:table-cell>
          <table:table-cell table:formula="of:=IF([.AA10]=[.AA27];&quot;○&quot;; &quot;×&quot;)" office:value-type="string" office:string-value="○">
            <text:p>○</text:p>
          </table:table-cell>
          <table:table-cell table:formula="of:=IF([.AB10]=[.AB27];&quot;○&quot;; &quot;×&quot;)" office:value-type="string" office:string-value="○">
            <text:p>○</text:p>
          </table:table-cell>
          <table:table-cell table:formula="of:=IF([.AC10]=[.AC27];&quot;○&quot;; &quot;×&quot;)" office:value-type="string" office:string-value="○">
            <text:p>○</text:p>
          </table:table-cell>
          <table:table-cell table:formula="of:=IF([.AD10]=[.AD27];&quot;○&quot;; &quot;×&quot;)" office:value-type="string" office:string-value="○">
            <text:p>○</text:p>
          </table:table-cell>
          <table:table-cell table:formula="of:=IF([.AE10]=[.AE27];&quot;○&quot;; &quot;×&quot;)" office:value-type="string" office:string-value="○">
            <text:p>○</text:p>
          </table:table-cell>
          <table:table-cell table:formula="of:=IF([.AF10]=[.AF27];&quot;○&quot;; &quot;×&quot;)" office:value-type="string" office:string-value="○">
            <text:p>○</text:p>
          </table:table-cell>
          <table:table-cell table:formula="of:=IF([.AG10]=[.AG27];&quot;○&quot;; &quot;×&quot;)" office:value-type="string" office:string-value="○">
            <text:p>○</text:p>
          </table:table-cell>
          <table:table-cell table:formula="of:=IF([.AH10]=[.AH27];&quot;○&quot;; &quot;×&quot;)" office:value-type="string" office:string-value="○">
            <text:p>○</text:p>
          </table:table-cell>
          <table:table-cell table:formula="of:=IF([.AI10]=[.AI27];&quot;○&quot;; &quot;×&quot;)" office:value-type="string" office:string-value="○">
            <text:p>○</text:p>
          </table:table-cell>
          <table:table-cell table:formula="of:=IF([.AJ10]=[.AJ27];&quot;○&quot;; &quot;×&quot;)" office:value-type="string" office:string-value="○">
            <text:p>○</text:p>
          </table:table-cell>
          <table:table-cell table:formula="of:=IF([.AK10]=[.AK27];&quot;○&quot;; &quot;×&quot;)" office:value-type="string" office:string-value="○">
            <text:p>○</text:p>
          </table:table-cell>
          <table:table-cell table:formula="of:=IF([.AL10]=[.AL27];&quot;○&quot;; &quot;×&quot;)" office:value-type="string" office:string-value="○">
            <text:p>○</text:p>
          </table:table-cell>
          <table:table-cell table:formula="of:=IF([.AM10]=[.AM27];&quot;○&quot;; &quot;×&quot;)" office:value-type="string" office:string-value="○">
            <text:p>○</text:p>
          </table:table-cell>
          <table:table-cell table:formula="of:=IF([.AN10]=[.AN27];&quot;○&quot;; &quot;×&quot;)" office:value-type="string" office:string-value="○">
            <text:p>○</text:p>
          </table:table-cell>
          <table:table-cell table:formula="of:=IF([.AO10]=[.AO27];&quot;○&quot;; &quot;×&quot;)" office:value-type="string" office:string-value="○">
            <text:p>○</text:p>
          </table:table-cell>
          <table:table-cell table:formula="of:=IF([.AP10]=[.AP27];&quot;○&quot;; &quot;×&quot;)" office:value-type="string" office:string-value="○">
            <text:p>○</text:p>
          </table:table-cell>
          <table:table-cell table:formula="of:=IF([.AQ10]=[.AQ27];&quot;○&quot;; &quot;×&quot;)" office:value-type="string" office:string-value="○">
            <text:p>○</text:p>
          </table:table-cell>
          <table:table-cell table:formula="of:=IF([.AR10]=[.AR27];&quot;○&quot;; &quot;×&quot;)" office:value-type="string" office:string-value="○">
            <text:p>○</text:p>
          </table:table-cell>
          <table:table-cell table:formula="of:=IF([.AS10]=[.AS27];&quot;○&quot;; &quot;×&quot;)" office:value-type="string" office:string-value="○">
            <text:p>○</text:p>
          </table:table-cell>
          <table:table-cell table:formula="of:=IF([.AT10]=[.AT27];&quot;○&quot;; &quot;×&quot;)" office:value-type="string" office:string-value="○">
            <text:p>○</text:p>
          </table:table-cell>
          <table:table-cell table:formula="of:=IF([.AU10]=[.AU27];&quot;○&quot;; &quot;×&quot;)" office:value-type="string" office:string-value="○">
            <text:p>○</text:p>
          </table:table-cell>
          <table:table-cell table:formula="of:=IF([.AV10]=[.AV27];&quot;○&quot;; &quot;×&quot;)" office:value-type="string" office:string-value="○">
            <text:p>○</text:p>
          </table:table-cell>
          <table:table-cell table:formula="of:=IF([.AW10]=[.AW27];&quot;○&quot;; &quot;×&quot;)" office:value-type="string" office:string-value="○">
            <text:p>○</text:p>
          </table:table-cell>
          <table:table-cell table:formula="of:=IF([.AX10]=[.AX27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11]=[.B28];&quot;○&quot;; &quot;×&quot;)" office:value-type="string" office:string-value="○">
            <text:p>○</text:p>
          </table:table-cell>
          <table:table-cell table:formula="of:=IF([.C11]=[.C28];&quot;○&quot;; &quot;×&quot;)" office:value-type="string" office:string-value="○">
            <text:p>○</text:p>
          </table:table-cell>
          <table:table-cell table:formula="of:=IF([.D11]=[.D28];&quot;○&quot;; &quot;×&quot;)" office:value-type="string" office:string-value="○">
            <text:p>○</text:p>
          </table:table-cell>
          <table:table-cell table:formula="of:=IF([.E11]=[.E28];&quot;○&quot;; &quot;×&quot;)" office:value-type="string" office:string-value="○">
            <text:p>○</text:p>
          </table:table-cell>
          <table:table-cell table:formula="of:=IF([.F11]=[.F28];&quot;○&quot;; &quot;×&quot;)" office:value-type="string" office:string-value="○">
            <text:p>○</text:p>
          </table:table-cell>
          <table:table-cell table:formula="of:=IF([.G11]=[.G28];&quot;○&quot;; &quot;×&quot;)" office:value-type="string" office:string-value="○">
            <text:p>○</text:p>
          </table:table-cell>
          <table:table-cell table:formula="of:=IF([.H11]=[.H28];&quot;○&quot;; &quot;×&quot;)" office:value-type="string" office:string-value="○">
            <text:p>○</text:p>
          </table:table-cell>
          <table:table-cell table:formula="of:=IF([.I11]=[.I28];&quot;○&quot;; &quot;×&quot;)" office:value-type="string" office:string-value="○">
            <text:p>○</text:p>
          </table:table-cell>
          <table:table-cell table:formula="of:=IF([.J11]=[.J28];&quot;○&quot;; &quot;×&quot;)" office:value-type="string" office:string-value="○">
            <text:p>○</text:p>
          </table:table-cell>
          <table:table-cell table:formula="of:=IF([.K11]=[.K28];&quot;○&quot;; &quot;×&quot;)" office:value-type="string" office:string-value="○">
            <text:p>○</text:p>
          </table:table-cell>
          <table:table-cell table:formula="of:=IF([.L11]=[.L28];&quot;○&quot;; &quot;×&quot;)" office:value-type="string" office:string-value="○">
            <text:p>○</text:p>
          </table:table-cell>
          <table:table-cell table:formula="of:=IF([.M11]=[.M28];&quot;○&quot;; &quot;×&quot;)" office:value-type="string" office:string-value="○">
            <text:p>○</text:p>
          </table:table-cell>
          <table:table-cell table:formula="of:=IF([.N11]=[.N28];&quot;○&quot;; &quot;×&quot;)" office:value-type="string" office:string-value="○">
            <text:p>○</text:p>
          </table:table-cell>
          <table:table-cell table:formula="of:=IF([.O11]=[.O28];&quot;○&quot;; &quot;×&quot;)" office:value-type="string" office:string-value="○">
            <text:p>○</text:p>
          </table:table-cell>
          <table:table-cell table:formula="of:=IF([.P11]=[.P28];&quot;○&quot;; &quot;×&quot;)" office:value-type="string" office:string-value="○">
            <text:p>○</text:p>
          </table:table-cell>
          <table:table-cell table:formula="of:=IF([.Q11]=[.Q28];&quot;○&quot;; &quot;×&quot;)" office:value-type="string" office:string-value="○">
            <text:p>○</text:p>
          </table:table-cell>
          <table:table-cell table:formula="of:=IF([.R11]=[.R28];&quot;○&quot;; &quot;×&quot;)" office:value-type="string" office:string-value="○">
            <text:p>○</text:p>
          </table:table-cell>
          <table:table-cell table:formula="of:=IF([.S11]=[.S28];&quot;○&quot;; &quot;×&quot;)" office:value-type="string" office:string-value="○">
            <text:p>○</text:p>
          </table:table-cell>
          <table:table-cell table:formula="of:=IF([.T11]=[.T28];&quot;○&quot;; &quot;×&quot;)" office:value-type="string" office:string-value="○">
            <text:p>○</text:p>
          </table:table-cell>
          <table:table-cell table:formula="of:=IF([.U11]=[.U28];&quot;○&quot;; &quot;×&quot;)" office:value-type="string" office:string-value="○">
            <text:p>○</text:p>
          </table:table-cell>
          <table:table-cell table:formula="of:=IF([.V11]=[.V28];&quot;○&quot;; &quot;×&quot;)" office:value-type="string" office:string-value="○">
            <text:p>○</text:p>
          </table:table-cell>
          <table:table-cell table:formula="of:=IF([.W11]=[.W28];&quot;○&quot;; &quot;×&quot;)" office:value-type="string" office:string-value="○">
            <text:p>○</text:p>
          </table:table-cell>
          <table:table-cell table:formula="of:=IF([.X11]=[.X28];&quot;○&quot;; &quot;×&quot;)" office:value-type="string" office:string-value="○">
            <text:p>○</text:p>
          </table:table-cell>
          <table:table-cell table:formula="of:=IF([.Y11]=[.Y28];&quot;○&quot;; &quot;×&quot;)" office:value-type="string" office:string-value="○">
            <text:p>○</text:p>
          </table:table-cell>
          <table:table-cell table:formula="of:=IF([.Z11]=[.Z28];&quot;○&quot;; &quot;×&quot;)" office:value-type="string" office:string-value="○">
            <text:p>○</text:p>
          </table:table-cell>
          <table:table-cell table:formula="of:=IF([.AA11]=[.AA28];&quot;○&quot;; &quot;×&quot;)" office:value-type="string" office:string-value="○">
            <text:p>○</text:p>
          </table:table-cell>
          <table:table-cell table:formula="of:=IF([.AB11]=[.AB28];&quot;○&quot;; &quot;×&quot;)" office:value-type="string" office:string-value="○">
            <text:p>○</text:p>
          </table:table-cell>
          <table:table-cell table:formula="of:=IF([.AC11]=[.AC28];&quot;○&quot;; &quot;×&quot;)" office:value-type="string" office:string-value="○">
            <text:p>○</text:p>
          </table:table-cell>
          <table:table-cell table:formula="of:=IF([.AD11]=[.AD28];&quot;○&quot;; &quot;×&quot;)" office:value-type="string" office:string-value="○">
            <text:p>○</text:p>
          </table:table-cell>
          <table:table-cell table:formula="of:=IF([.AE11]=[.AE28];&quot;○&quot;; &quot;×&quot;)" office:value-type="string" office:string-value="○">
            <text:p>○</text:p>
          </table:table-cell>
          <table:table-cell table:formula="of:=IF([.AF11]=[.AF28];&quot;○&quot;; &quot;×&quot;)" office:value-type="string" office:string-value="○">
            <text:p>○</text:p>
          </table:table-cell>
          <table:table-cell table:formula="of:=IF([.AG11]=[.AG28];&quot;○&quot;; &quot;×&quot;)" office:value-type="string" office:string-value="○">
            <text:p>○</text:p>
          </table:table-cell>
          <table:table-cell table:formula="of:=IF([.AH11]=[.AH28];&quot;○&quot;; &quot;×&quot;)" office:value-type="string" office:string-value="○">
            <text:p>○</text:p>
          </table:table-cell>
          <table:table-cell table:formula="of:=IF([.AI11]=[.AI28];&quot;○&quot;; &quot;×&quot;)" office:value-type="string" office:string-value="○">
            <text:p>○</text:p>
          </table:table-cell>
          <table:table-cell table:formula="of:=IF([.AJ11]=[.AJ28];&quot;○&quot;; &quot;×&quot;)" office:value-type="string" office:string-value="○">
            <text:p>○</text:p>
          </table:table-cell>
          <table:table-cell table:formula="of:=IF([.AK11]=[.AK28];&quot;○&quot;; &quot;×&quot;)" office:value-type="string" office:string-value="○">
            <text:p>○</text:p>
          </table:table-cell>
          <table:table-cell table:formula="of:=IF([.AL11]=[.AL28];&quot;○&quot;; &quot;×&quot;)" office:value-type="string" office:string-value="○">
            <text:p>○</text:p>
          </table:table-cell>
          <table:table-cell table:formula="of:=IF([.AM11]=[.AM28];&quot;○&quot;; &quot;×&quot;)" office:value-type="string" office:string-value="○">
            <text:p>○</text:p>
          </table:table-cell>
          <table:table-cell table:formula="of:=IF([.AN11]=[.AN28];&quot;○&quot;; &quot;×&quot;)" office:value-type="string" office:string-value="○">
            <text:p>○</text:p>
          </table:table-cell>
          <table:table-cell table:formula="of:=IF([.AO11]=[.AO28];&quot;○&quot;; &quot;×&quot;)" office:value-type="string" office:string-value="○">
            <text:p>○</text:p>
          </table:table-cell>
          <table:table-cell table:formula="of:=IF([.AP11]=[.AP28];&quot;○&quot;; &quot;×&quot;)" office:value-type="string" office:string-value="○">
            <text:p>○</text:p>
          </table:table-cell>
          <table:table-cell table:formula="of:=IF([.AQ11]=[.AQ28];&quot;○&quot;; &quot;×&quot;)" office:value-type="string" office:string-value="○">
            <text:p>○</text:p>
          </table:table-cell>
          <table:table-cell table:formula="of:=IF([.AR11]=[.AR28];&quot;○&quot;; &quot;×&quot;)" office:value-type="string" office:string-value="○">
            <text:p>○</text:p>
          </table:table-cell>
          <table:table-cell table:formula="of:=IF([.AS11]=[.AS28];&quot;○&quot;; &quot;×&quot;)" office:value-type="string" office:string-value="○">
            <text:p>○</text:p>
          </table:table-cell>
          <table:table-cell table:formula="of:=IF([.AT11]=[.AT28];&quot;○&quot;; &quot;×&quot;)" office:value-type="string" office:string-value="○">
            <text:p>○</text:p>
          </table:table-cell>
          <table:table-cell table:formula="of:=IF([.AU11]=[.AU28];&quot;○&quot;; &quot;×&quot;)" office:value-type="string" office:string-value="○">
            <text:p>○</text:p>
          </table:table-cell>
          <table:table-cell table:formula="of:=IF([.AV11]=[.AV28];&quot;○&quot;; &quot;×&quot;)" office:value-type="string" office:string-value="○">
            <text:p>○</text:p>
          </table:table-cell>
          <table:table-cell table:formula="of:=IF([.AW11]=[.AW28];&quot;○&quot;; &quot;×&quot;)" office:value-type="string" office:string-value="○">
            <text:p>○</text:p>
          </table:table-cell>
          <table:table-cell table:formula="of:=IF([.AX11]=[.AX28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12]=[.B29];&quot;○&quot;; &quot;×&quot;)" office:value-type="string" office:string-value="○">
            <text:p>○</text:p>
          </table:table-cell>
          <table:table-cell table:formula="of:=IF([.C12]=[.C29];&quot;○&quot;; &quot;×&quot;)" office:value-type="string" office:string-value="○">
            <text:p>○</text:p>
          </table:table-cell>
          <table:table-cell table:formula="of:=IF([.D12]=[.D29];&quot;○&quot;; &quot;×&quot;)" office:value-type="string" office:string-value="○">
            <text:p>○</text:p>
          </table:table-cell>
          <table:table-cell table:formula="of:=IF([.E12]=[.E29];&quot;○&quot;; &quot;×&quot;)" office:value-type="string" office:string-value="○">
            <text:p>○</text:p>
          </table:table-cell>
          <table:table-cell table:formula="of:=IF([.F12]=[.F29];&quot;○&quot;; &quot;×&quot;)" office:value-type="string" office:string-value="○">
            <text:p>○</text:p>
          </table:table-cell>
          <table:table-cell table:formula="of:=IF([.G12]=[.G29];&quot;○&quot;; &quot;×&quot;)" office:value-type="string" office:string-value="○">
            <text:p>○</text:p>
          </table:table-cell>
          <table:table-cell table:formula="of:=IF([.H12]=[.H29];&quot;○&quot;; &quot;×&quot;)" office:value-type="string" office:string-value="○">
            <text:p>○</text:p>
          </table:table-cell>
          <table:table-cell table:formula="of:=IF([.I12]=[.I29];&quot;○&quot;; &quot;×&quot;)" office:value-type="string" office:string-value="○">
            <text:p>○</text:p>
          </table:table-cell>
          <table:table-cell table:formula="of:=IF([.J12]=[.J29];&quot;○&quot;; &quot;×&quot;)" office:value-type="string" office:string-value="○">
            <text:p>○</text:p>
          </table:table-cell>
          <table:table-cell table:formula="of:=IF([.K12]=[.K29];&quot;○&quot;; &quot;×&quot;)" office:value-type="string" office:string-value="○">
            <text:p>○</text:p>
          </table:table-cell>
          <table:table-cell table:formula="of:=IF([.L12]=[.L29];&quot;○&quot;; &quot;×&quot;)" office:value-type="string" office:string-value="○">
            <text:p>○</text:p>
          </table:table-cell>
          <table:table-cell table:formula="of:=IF([.M12]=[.M29];&quot;○&quot;; &quot;×&quot;)" office:value-type="string" office:string-value="○">
            <text:p>○</text:p>
          </table:table-cell>
          <table:table-cell table:formula="of:=IF([.N12]=[.N29];&quot;○&quot;; &quot;×&quot;)" office:value-type="string" office:string-value="○">
            <text:p>○</text:p>
          </table:table-cell>
          <table:table-cell table:formula="of:=IF([.O12]=[.O29];&quot;○&quot;; &quot;×&quot;)" office:value-type="string" office:string-value="○">
            <text:p>○</text:p>
          </table:table-cell>
          <table:table-cell table:formula="of:=IF([.P12]=[.P29];&quot;○&quot;; &quot;×&quot;)" office:value-type="string" office:string-value="○">
            <text:p>○</text:p>
          </table:table-cell>
          <table:table-cell table:formula="of:=IF([.Q12]=[.Q29];&quot;○&quot;; &quot;×&quot;)" office:value-type="string" office:string-value="○">
            <text:p>○</text:p>
          </table:table-cell>
          <table:table-cell table:formula="of:=IF([.R12]=[.R29];&quot;○&quot;; &quot;×&quot;)" office:value-type="string" office:string-value="○">
            <text:p>○</text:p>
          </table:table-cell>
          <table:table-cell table:formula="of:=IF([.S12]=[.S29];&quot;○&quot;; &quot;×&quot;)" office:value-type="string" office:string-value="○">
            <text:p>○</text:p>
          </table:table-cell>
          <table:table-cell table:formula="of:=IF([.T12]=[.T29];&quot;○&quot;; &quot;×&quot;)" office:value-type="string" office:string-value="○">
            <text:p>○</text:p>
          </table:table-cell>
          <table:table-cell table:formula="of:=IF([.U12]=[.U29];&quot;○&quot;; &quot;×&quot;)" office:value-type="string" office:string-value="○">
            <text:p>○</text:p>
          </table:table-cell>
          <table:table-cell table:formula="of:=IF([.V12]=[.V29];&quot;○&quot;; &quot;×&quot;)" office:value-type="string" office:string-value="○">
            <text:p>○</text:p>
          </table:table-cell>
          <table:table-cell table:formula="of:=IF([.W12]=[.W29];&quot;○&quot;; &quot;×&quot;)" office:value-type="string" office:string-value="○">
            <text:p>○</text:p>
          </table:table-cell>
          <table:table-cell table:formula="of:=IF([.X12]=[.X29];&quot;○&quot;; &quot;×&quot;)" office:value-type="string" office:string-value="○">
            <text:p>○</text:p>
          </table:table-cell>
          <table:table-cell table:formula="of:=IF([.Y12]=[.Y29];&quot;○&quot;; &quot;×&quot;)" office:value-type="string" office:string-value="○">
            <text:p>○</text:p>
          </table:table-cell>
          <table:table-cell table:formula="of:=IF([.Z12]=[.Z29];&quot;○&quot;; &quot;×&quot;)" office:value-type="string" office:string-value="○">
            <text:p>○</text:p>
          </table:table-cell>
          <table:table-cell table:formula="of:=IF([.AA12]=[.AA29];&quot;○&quot;; &quot;×&quot;)" office:value-type="string" office:string-value="○">
            <text:p>○</text:p>
          </table:table-cell>
          <table:table-cell table:formula="of:=IF([.AB12]=[.AB29];&quot;○&quot;; &quot;×&quot;)" office:value-type="string" office:string-value="○">
            <text:p>○</text:p>
          </table:table-cell>
          <table:table-cell table:formula="of:=IF([.AC12]=[.AC29];&quot;○&quot;; &quot;×&quot;)" office:value-type="string" office:string-value="○">
            <text:p>○</text:p>
          </table:table-cell>
          <table:table-cell table:formula="of:=IF([.AD12]=[.AD29];&quot;○&quot;; &quot;×&quot;)" office:value-type="string" office:string-value="○">
            <text:p>○</text:p>
          </table:table-cell>
          <table:table-cell table:formula="of:=IF([.AE12]=[.AE29];&quot;○&quot;; &quot;×&quot;)" office:value-type="string" office:string-value="○">
            <text:p>○</text:p>
          </table:table-cell>
          <table:table-cell table:formula="of:=IF([.AF12]=[.AF29];&quot;○&quot;; &quot;×&quot;)" office:value-type="string" office:string-value="○">
            <text:p>○</text:p>
          </table:table-cell>
          <table:table-cell table:formula="of:=IF([.AG12]=[.AG29];&quot;○&quot;; &quot;×&quot;)" office:value-type="string" office:string-value="○">
            <text:p>○</text:p>
          </table:table-cell>
          <table:table-cell table:formula="of:=IF([.AH12]=[.AH29];&quot;○&quot;; &quot;×&quot;)" office:value-type="string" office:string-value="○">
            <text:p>○</text:p>
          </table:table-cell>
          <table:table-cell table:formula="of:=IF([.AI12]=[.AI29];&quot;○&quot;; &quot;×&quot;)" office:value-type="string" office:string-value="○">
            <text:p>○</text:p>
          </table:table-cell>
          <table:table-cell table:formula="of:=IF([.AJ12]=[.AJ29];&quot;○&quot;; &quot;×&quot;)" office:value-type="string" office:string-value="○">
            <text:p>○</text:p>
          </table:table-cell>
          <table:table-cell table:formula="of:=IF([.AK12]=[.AK29];&quot;○&quot;; &quot;×&quot;)" office:value-type="string" office:string-value="○">
            <text:p>○</text:p>
          </table:table-cell>
          <table:table-cell table:formula="of:=IF([.AL12]=[.AL29];&quot;○&quot;; &quot;×&quot;)" office:value-type="string" office:string-value="○">
            <text:p>○</text:p>
          </table:table-cell>
          <table:table-cell table:formula="of:=IF([.AM12]=[.AM29];&quot;○&quot;; &quot;×&quot;)" office:value-type="string" office:string-value="○">
            <text:p>○</text:p>
          </table:table-cell>
          <table:table-cell table:formula="of:=IF([.AN12]=[.AN29];&quot;○&quot;; &quot;×&quot;)" office:value-type="string" office:string-value="○">
            <text:p>○</text:p>
          </table:table-cell>
          <table:table-cell table:formula="of:=IF([.AO12]=[.AO29];&quot;○&quot;; &quot;×&quot;)" office:value-type="string" office:string-value="○">
            <text:p>○</text:p>
          </table:table-cell>
          <table:table-cell table:formula="of:=IF([.AP12]=[.AP29];&quot;○&quot;; &quot;×&quot;)" office:value-type="string" office:string-value="○">
            <text:p>○</text:p>
          </table:table-cell>
          <table:table-cell table:formula="of:=IF([.AQ12]=[.AQ29];&quot;○&quot;; &quot;×&quot;)" office:value-type="string" office:string-value="○">
            <text:p>○</text:p>
          </table:table-cell>
          <table:table-cell table:formula="of:=IF([.AR12]=[.AR29];&quot;○&quot;; &quot;×&quot;)" office:value-type="string" office:string-value="○">
            <text:p>○</text:p>
          </table:table-cell>
          <table:table-cell table:formula="of:=IF([.AS12]=[.AS29];&quot;○&quot;; &quot;×&quot;)" office:value-type="string" office:string-value="○">
            <text:p>○</text:p>
          </table:table-cell>
          <table:table-cell table:formula="of:=IF([.AT12]=[.AT29];&quot;○&quot;; &quot;×&quot;)" office:value-type="string" office:string-value="○">
            <text:p>○</text:p>
          </table:table-cell>
          <table:table-cell table:formula="of:=IF([.AU12]=[.AU29];&quot;○&quot;; &quot;×&quot;)" office:value-type="string" office:string-value="○">
            <text:p>○</text:p>
          </table:table-cell>
          <table:table-cell table:formula="of:=IF([.AV12]=[.AV29];&quot;○&quot;; &quot;×&quot;)" office:value-type="string" office:string-value="○">
            <text:p>○</text:p>
          </table:table-cell>
          <table:table-cell table:formula="of:=IF([.AW12]=[.AW29];&quot;○&quot;; &quot;×&quot;)" office:value-type="string" office:string-value="○">
            <text:p>○</text:p>
          </table:table-cell>
          <table:table-cell table:formula="of:=IF([.AX12]=[.AX29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13]=[.B30];&quot;○&quot;; &quot;×&quot;)" office:value-type="string" office:string-value="○">
            <text:p>○</text:p>
          </table:table-cell>
          <table:table-cell table:formula="of:=IF([.C13]=[.C30];&quot;○&quot;; &quot;×&quot;)" office:value-type="string" office:string-value="○">
            <text:p>○</text:p>
          </table:table-cell>
          <table:table-cell table:formula="of:=IF([.D13]=[.D30];&quot;○&quot;; &quot;×&quot;)" office:value-type="string" office:string-value="○">
            <text:p>○</text:p>
          </table:table-cell>
          <table:table-cell table:formula="of:=IF([.E13]=[.E30];&quot;○&quot;; &quot;×&quot;)" office:value-type="string" office:string-value="○">
            <text:p>○</text:p>
          </table:table-cell>
          <table:table-cell table:formula="of:=IF([.F13]=[.F30];&quot;○&quot;; &quot;×&quot;)" office:value-type="string" office:string-value="○">
            <text:p>○</text:p>
          </table:table-cell>
          <table:table-cell table:formula="of:=IF([.G13]=[.G30];&quot;○&quot;; &quot;×&quot;)" office:value-type="string" office:string-value="○">
            <text:p>○</text:p>
          </table:table-cell>
          <table:table-cell table:formula="of:=IF([.H13]=[.H30];&quot;○&quot;; &quot;×&quot;)" office:value-type="string" office:string-value="○">
            <text:p>○</text:p>
          </table:table-cell>
          <table:table-cell table:formula="of:=IF([.I13]=[.I30];&quot;○&quot;; &quot;×&quot;)" office:value-type="string" office:string-value="○">
            <text:p>○</text:p>
          </table:table-cell>
          <table:table-cell table:formula="of:=IF([.J13]=[.J30];&quot;○&quot;; &quot;×&quot;)" office:value-type="string" office:string-value="○">
            <text:p>○</text:p>
          </table:table-cell>
          <table:table-cell table:formula="of:=IF([.K13]=[.K30];&quot;○&quot;; &quot;×&quot;)" office:value-type="string" office:string-value="○">
            <text:p>○</text:p>
          </table:table-cell>
          <table:table-cell table:formula="of:=IF([.L13]=[.L30];&quot;○&quot;; &quot;×&quot;)" office:value-type="string" office:string-value="○">
            <text:p>○</text:p>
          </table:table-cell>
          <table:table-cell table:formula="of:=IF([.M13]=[.M30];&quot;○&quot;; &quot;×&quot;)" office:value-type="string" office:string-value="○">
            <text:p>○</text:p>
          </table:table-cell>
          <table:table-cell table:formula="of:=IF([.N13]=[.N30];&quot;○&quot;; &quot;×&quot;)" office:value-type="string" office:string-value="○">
            <text:p>○</text:p>
          </table:table-cell>
          <table:table-cell table:formula="of:=IF([.O13]=[.O30];&quot;○&quot;; &quot;×&quot;)" office:value-type="string" office:string-value="○">
            <text:p>○</text:p>
          </table:table-cell>
          <table:table-cell table:formula="of:=IF([.P13]=[.P30];&quot;○&quot;; &quot;×&quot;)" office:value-type="string" office:string-value="○">
            <text:p>○</text:p>
          </table:table-cell>
          <table:table-cell table:formula="of:=IF([.Q13]=[.Q30];&quot;○&quot;; &quot;×&quot;)" office:value-type="string" office:string-value="○">
            <text:p>○</text:p>
          </table:table-cell>
          <table:table-cell table:formula="of:=IF([.R13]=[.R30];&quot;○&quot;; &quot;×&quot;)" office:value-type="string" office:string-value="○">
            <text:p>○</text:p>
          </table:table-cell>
          <table:table-cell table:formula="of:=IF([.S13]=[.S30];&quot;○&quot;; &quot;×&quot;)" office:value-type="string" office:string-value="○">
            <text:p>○</text:p>
          </table:table-cell>
          <table:table-cell table:formula="of:=IF([.T13]=[.T30];&quot;○&quot;; &quot;×&quot;)" office:value-type="string" office:string-value="○">
            <text:p>○</text:p>
          </table:table-cell>
          <table:table-cell table:formula="of:=IF([.U13]=[.U30];&quot;○&quot;; &quot;×&quot;)" office:value-type="string" office:string-value="○">
            <text:p>○</text:p>
          </table:table-cell>
          <table:table-cell table:formula="of:=IF([.V13]=[.V30];&quot;○&quot;; &quot;×&quot;)" office:value-type="string" office:string-value="○">
            <text:p>○</text:p>
          </table:table-cell>
          <table:table-cell table:formula="of:=IF([.W13]=[.W30];&quot;○&quot;; &quot;×&quot;)" office:value-type="string" office:string-value="○">
            <text:p>○</text:p>
          </table:table-cell>
          <table:table-cell table:formula="of:=IF([.X13]=[.X30];&quot;○&quot;; &quot;×&quot;)" office:value-type="string" office:string-value="○">
            <text:p>○</text:p>
          </table:table-cell>
          <table:table-cell table:formula="of:=IF([.Y13]=[.Y30];&quot;○&quot;; &quot;×&quot;)" office:value-type="string" office:string-value="○">
            <text:p>○</text:p>
          </table:table-cell>
          <table:table-cell table:formula="of:=IF([.Z13]=[.Z30];&quot;○&quot;; &quot;×&quot;)" office:value-type="string" office:string-value="○">
            <text:p>○</text:p>
          </table:table-cell>
          <table:table-cell table:formula="of:=IF([.AA13]=[.AA30];&quot;○&quot;; &quot;×&quot;)" office:value-type="string" office:string-value="○">
            <text:p>○</text:p>
          </table:table-cell>
          <table:table-cell table:formula="of:=IF([.AB13]=[.AB30];&quot;○&quot;; &quot;×&quot;)" office:value-type="string" office:string-value="○">
            <text:p>○</text:p>
          </table:table-cell>
          <table:table-cell table:formula="of:=IF([.AC13]=[.AC30];&quot;○&quot;; &quot;×&quot;)" office:value-type="string" office:string-value="○">
            <text:p>○</text:p>
          </table:table-cell>
          <table:table-cell table:formula="of:=IF([.AD13]=[.AD30];&quot;○&quot;; &quot;×&quot;)" office:value-type="string" office:string-value="○">
            <text:p>○</text:p>
          </table:table-cell>
          <table:table-cell table:formula="of:=IF([.AE13]=[.AE30];&quot;○&quot;; &quot;×&quot;)" office:value-type="string" office:string-value="○">
            <text:p>○</text:p>
          </table:table-cell>
          <table:table-cell table:formula="of:=IF([.AF13]=[.AF30];&quot;○&quot;; &quot;×&quot;)" office:value-type="string" office:string-value="○">
            <text:p>○</text:p>
          </table:table-cell>
          <table:table-cell table:formula="of:=IF([.AG13]=[.AG30];&quot;○&quot;; &quot;×&quot;)" office:value-type="string" office:string-value="○">
            <text:p>○</text:p>
          </table:table-cell>
          <table:table-cell table:formula="of:=IF([.AH13]=[.AH30];&quot;○&quot;; &quot;×&quot;)" office:value-type="string" office:string-value="○">
            <text:p>○</text:p>
          </table:table-cell>
          <table:table-cell table:formula="of:=IF([.AI13]=[.AI30];&quot;○&quot;; &quot;×&quot;)" office:value-type="string" office:string-value="○">
            <text:p>○</text:p>
          </table:table-cell>
          <table:table-cell table:formula="of:=IF([.AJ13]=[.AJ30];&quot;○&quot;; &quot;×&quot;)" office:value-type="string" office:string-value="○">
            <text:p>○</text:p>
          </table:table-cell>
          <table:table-cell table:formula="of:=IF([.AK13]=[.AK30];&quot;○&quot;; &quot;×&quot;)" office:value-type="string" office:string-value="○">
            <text:p>○</text:p>
          </table:table-cell>
          <table:table-cell table:formula="of:=IF([.AL13]=[.AL30];&quot;○&quot;; &quot;×&quot;)" office:value-type="string" office:string-value="○">
            <text:p>○</text:p>
          </table:table-cell>
          <table:table-cell table:formula="of:=IF([.AM13]=[.AM30];&quot;○&quot;; &quot;×&quot;)" office:value-type="string" office:string-value="○">
            <text:p>○</text:p>
          </table:table-cell>
          <table:table-cell table:formula="of:=IF([.AN13]=[.AN30];&quot;○&quot;; &quot;×&quot;)" office:value-type="string" office:string-value="○">
            <text:p>○</text:p>
          </table:table-cell>
          <table:table-cell table:formula="of:=IF([.AO13]=[.AO30];&quot;○&quot;; &quot;×&quot;)" office:value-type="string" office:string-value="○">
            <text:p>○</text:p>
          </table:table-cell>
          <table:table-cell table:formula="of:=IF([.AP13]=[.AP30];&quot;○&quot;; &quot;×&quot;)" office:value-type="string" office:string-value="○">
            <text:p>○</text:p>
          </table:table-cell>
          <table:table-cell table:formula="of:=IF([.AQ13]=[.AQ30];&quot;○&quot;; &quot;×&quot;)" office:value-type="string" office:string-value="○">
            <text:p>○</text:p>
          </table:table-cell>
          <table:table-cell table:formula="of:=IF([.AR13]=[.AR30];&quot;○&quot;; &quot;×&quot;)" office:value-type="string" office:string-value="○">
            <text:p>○</text:p>
          </table:table-cell>
          <table:table-cell table:formula="of:=IF([.AS13]=[.AS30];&quot;○&quot;; &quot;×&quot;)" office:value-type="string" office:string-value="○">
            <text:p>○</text:p>
          </table:table-cell>
          <table:table-cell table:formula="of:=IF([.AT13]=[.AT30];&quot;○&quot;; &quot;×&quot;)" office:value-type="string" office:string-value="○">
            <text:p>○</text:p>
          </table:table-cell>
          <table:table-cell table:formula="of:=IF([.AU13]=[.AU30];&quot;○&quot;; &quot;×&quot;)" office:value-type="string" office:string-value="○">
            <text:p>○</text:p>
          </table:table-cell>
          <table:table-cell table:formula="of:=IF([.AV13]=[.AV30];&quot;○&quot;; &quot;×&quot;)" office:value-type="string" office:string-value="○">
            <text:p>○</text:p>
          </table:table-cell>
          <table:table-cell table:formula="of:=IF([.AW13]=[.AW30];&quot;○&quot;; &quot;×&quot;)" office:value-type="string" office:string-value="○">
            <text:p>○</text:p>
          </table:table-cell>
          <table:table-cell table:formula="of:=IF([.AX13]=[.AX30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14]=[.B31];&quot;○&quot;; &quot;×&quot;)" office:value-type="string" office:string-value="○">
            <text:p>○</text:p>
          </table:table-cell>
          <table:table-cell table:formula="of:=IF([.C14]=[.C31];&quot;○&quot;; &quot;×&quot;)" office:value-type="string" office:string-value="○">
            <text:p>○</text:p>
          </table:table-cell>
          <table:table-cell table:formula="of:=IF([.D14]=[.D31];&quot;○&quot;; &quot;×&quot;)" office:value-type="string" office:string-value="○">
            <text:p>○</text:p>
          </table:table-cell>
          <table:table-cell table:formula="of:=IF([.E14]=[.E31];&quot;○&quot;; &quot;×&quot;)" office:value-type="string" office:string-value="○">
            <text:p>○</text:p>
          </table:table-cell>
          <table:table-cell table:formula="of:=IF([.F14]=[.F31];&quot;○&quot;; &quot;×&quot;)" office:value-type="string" office:string-value="○">
            <text:p>○</text:p>
          </table:table-cell>
          <table:table-cell table:formula="of:=IF([.G14]=[.G31];&quot;○&quot;; &quot;×&quot;)" office:value-type="string" office:string-value="○">
            <text:p>○</text:p>
          </table:table-cell>
          <table:table-cell table:formula="of:=IF([.H14]=[.H31];&quot;○&quot;; &quot;×&quot;)" office:value-type="string" office:string-value="○">
            <text:p>○</text:p>
          </table:table-cell>
          <table:table-cell table:formula="of:=IF([.I14]=[.I31];&quot;○&quot;; &quot;×&quot;)" office:value-type="string" office:string-value="○">
            <text:p>○</text:p>
          </table:table-cell>
          <table:table-cell table:formula="of:=IF([.J14]=[.J31];&quot;○&quot;; &quot;×&quot;)" office:value-type="string" office:string-value="○">
            <text:p>○</text:p>
          </table:table-cell>
          <table:table-cell table:formula="of:=IF([.K14]=[.K31];&quot;○&quot;; &quot;×&quot;)" office:value-type="string" office:string-value="○">
            <text:p>○</text:p>
          </table:table-cell>
          <table:table-cell table:formula="of:=IF([.L14]=[.L31];&quot;○&quot;; &quot;×&quot;)" office:value-type="string" office:string-value="○">
            <text:p>○</text:p>
          </table:table-cell>
          <table:table-cell table:formula="of:=IF([.M14]=[.M31];&quot;○&quot;; &quot;×&quot;)" office:value-type="string" office:string-value="○">
            <text:p>○</text:p>
          </table:table-cell>
          <table:table-cell table:formula="of:=IF([.N14]=[.N31];&quot;○&quot;; &quot;×&quot;)" office:value-type="string" office:string-value="○">
            <text:p>○</text:p>
          </table:table-cell>
          <table:table-cell table:formula="of:=IF([.O14]=[.O31];&quot;○&quot;; &quot;×&quot;)" office:value-type="string" office:string-value="○">
            <text:p>○</text:p>
          </table:table-cell>
          <table:table-cell table:formula="of:=IF([.P14]=[.P31];&quot;○&quot;; &quot;×&quot;)" office:value-type="string" office:string-value="○">
            <text:p>○</text:p>
          </table:table-cell>
          <table:table-cell table:formula="of:=IF([.Q14]=[.Q31];&quot;○&quot;; &quot;×&quot;)" office:value-type="string" office:string-value="○">
            <text:p>○</text:p>
          </table:table-cell>
          <table:table-cell table:formula="of:=IF([.R14]=[.R31];&quot;○&quot;; &quot;×&quot;)" office:value-type="string" office:string-value="○">
            <text:p>○</text:p>
          </table:table-cell>
          <table:table-cell table:formula="of:=IF([.S14]=[.S31];&quot;○&quot;; &quot;×&quot;)" office:value-type="string" office:string-value="○">
            <text:p>○</text:p>
          </table:table-cell>
          <table:table-cell table:formula="of:=IF([.T14]=[.T31];&quot;○&quot;; &quot;×&quot;)" office:value-type="string" office:string-value="○">
            <text:p>○</text:p>
          </table:table-cell>
          <table:table-cell table:formula="of:=IF([.U14]=[.U31];&quot;○&quot;; &quot;×&quot;)" office:value-type="string" office:string-value="○">
            <text:p>○</text:p>
          </table:table-cell>
          <table:table-cell table:formula="of:=IF([.V14]=[.V31];&quot;○&quot;; &quot;×&quot;)" office:value-type="string" office:string-value="○">
            <text:p>○</text:p>
          </table:table-cell>
          <table:table-cell table:formula="of:=IF([.W14]=[.W31];&quot;○&quot;; &quot;×&quot;)" office:value-type="string" office:string-value="○">
            <text:p>○</text:p>
          </table:table-cell>
          <table:table-cell table:formula="of:=IF([.X14]=[.X31];&quot;○&quot;; &quot;×&quot;)" office:value-type="string" office:string-value="○">
            <text:p>○</text:p>
          </table:table-cell>
          <table:table-cell table:formula="of:=IF([.Y14]=[.Y31];&quot;○&quot;; &quot;×&quot;)" office:value-type="string" office:string-value="○">
            <text:p>○</text:p>
          </table:table-cell>
          <table:table-cell table:formula="of:=IF([.Z14]=[.Z31];&quot;○&quot;; &quot;×&quot;)" office:value-type="string" office:string-value="○">
            <text:p>○</text:p>
          </table:table-cell>
          <table:table-cell table:formula="of:=IF([.AA14]=[.AA31];&quot;○&quot;; &quot;×&quot;)" office:value-type="string" office:string-value="○">
            <text:p>○</text:p>
          </table:table-cell>
          <table:table-cell table:formula="of:=IF([.AB14]=[.AB31];&quot;○&quot;; &quot;×&quot;)" office:value-type="string" office:string-value="○">
            <text:p>○</text:p>
          </table:table-cell>
          <table:table-cell table:formula="of:=IF([.AC14]=[.AC31];&quot;○&quot;; &quot;×&quot;)" office:value-type="string" office:string-value="○">
            <text:p>○</text:p>
          </table:table-cell>
          <table:table-cell table:formula="of:=IF([.AD14]=[.AD31];&quot;○&quot;; &quot;×&quot;)" office:value-type="string" office:string-value="○">
            <text:p>○</text:p>
          </table:table-cell>
          <table:table-cell table:formula="of:=IF([.AE14]=[.AE31];&quot;○&quot;; &quot;×&quot;)" office:value-type="string" office:string-value="○">
            <text:p>○</text:p>
          </table:table-cell>
          <table:table-cell table:formula="of:=IF([.AF14]=[.AF31];&quot;○&quot;; &quot;×&quot;)" office:value-type="string" office:string-value="○">
            <text:p>○</text:p>
          </table:table-cell>
          <table:table-cell table:formula="of:=IF([.AG14]=[.AG31];&quot;○&quot;; &quot;×&quot;)" office:value-type="string" office:string-value="○">
            <text:p>○</text:p>
          </table:table-cell>
          <table:table-cell table:formula="of:=IF([.AH14]=[.AH31];&quot;○&quot;; &quot;×&quot;)" office:value-type="string" office:string-value="○">
            <text:p>○</text:p>
          </table:table-cell>
          <table:table-cell table:formula="of:=IF([.AI14]=[.AI31];&quot;○&quot;; &quot;×&quot;)" office:value-type="string" office:string-value="○">
            <text:p>○</text:p>
          </table:table-cell>
          <table:table-cell table:formula="of:=IF([.AJ14]=[.AJ31];&quot;○&quot;; &quot;×&quot;)" office:value-type="string" office:string-value="○">
            <text:p>○</text:p>
          </table:table-cell>
          <table:table-cell table:formula="of:=IF([.AK14]=[.AK31];&quot;○&quot;; &quot;×&quot;)" office:value-type="string" office:string-value="○">
            <text:p>○</text:p>
          </table:table-cell>
          <table:table-cell table:formula="of:=IF([.AL14]=[.AL31];&quot;○&quot;; &quot;×&quot;)" office:value-type="string" office:string-value="○">
            <text:p>○</text:p>
          </table:table-cell>
          <table:table-cell table:formula="of:=IF([.AM14]=[.AM31];&quot;○&quot;; &quot;×&quot;)" office:value-type="string" office:string-value="○">
            <text:p>○</text:p>
          </table:table-cell>
          <table:table-cell table:formula="of:=IF([.AN14]=[.AN31];&quot;○&quot;; &quot;×&quot;)" office:value-type="string" office:string-value="○">
            <text:p>○</text:p>
          </table:table-cell>
          <table:table-cell table:formula="of:=IF([.AO14]=[.AO31];&quot;○&quot;; &quot;×&quot;)" office:value-type="string" office:string-value="○">
            <text:p>○</text:p>
          </table:table-cell>
          <table:table-cell table:formula="of:=IF([.AP14]=[.AP31];&quot;○&quot;; &quot;×&quot;)" office:value-type="string" office:string-value="○">
            <text:p>○</text:p>
          </table:table-cell>
          <table:table-cell table:formula="of:=IF([.AQ14]=[.AQ31];&quot;○&quot;; &quot;×&quot;)" office:value-type="string" office:string-value="○">
            <text:p>○</text:p>
          </table:table-cell>
          <table:table-cell table:formula="of:=IF([.AR14]=[.AR31];&quot;○&quot;; &quot;×&quot;)" office:value-type="string" office:string-value="○">
            <text:p>○</text:p>
          </table:table-cell>
          <table:table-cell table:formula="of:=IF([.AS14]=[.AS31];&quot;○&quot;; &quot;×&quot;)" office:value-type="string" office:string-value="○">
            <text:p>○</text:p>
          </table:table-cell>
          <table:table-cell table:formula="of:=IF([.AT14]=[.AT31];&quot;○&quot;; &quot;×&quot;)" office:value-type="string" office:string-value="○">
            <text:p>○</text:p>
          </table:table-cell>
          <table:table-cell table:formula="of:=IF([.AU14]=[.AU31];&quot;○&quot;; &quot;×&quot;)" office:value-type="string" office:string-value="○">
            <text:p>○</text:p>
          </table:table-cell>
          <table:table-cell table:formula="of:=IF([.AV14]=[.AV31];&quot;○&quot;; &quot;×&quot;)" office:value-type="string" office:string-value="○">
            <text:p>○</text:p>
          </table:table-cell>
          <table:table-cell table:formula="of:=IF([.AW14]=[.AW31];&quot;○&quot;; &quot;×&quot;)" office:value-type="string" office:string-value="○">
            <text:p>○</text:p>
          </table:table-cell>
          <table:table-cell table:formula="of:=IF([.AX14]=[.AX31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15]=[.B32];&quot;○&quot;; &quot;×&quot;)" office:value-type="string" office:string-value="○">
            <text:p>○</text:p>
          </table:table-cell>
          <table:table-cell table:formula="of:=IF([.C15]=[.C32];&quot;○&quot;; &quot;×&quot;)" office:value-type="string" office:string-value="○">
            <text:p>○</text:p>
          </table:table-cell>
          <table:table-cell table:formula="of:=IF([.D15]=[.D32];&quot;○&quot;; &quot;×&quot;)" office:value-type="string" office:string-value="○">
            <text:p>○</text:p>
          </table:table-cell>
          <table:table-cell table:formula="of:=IF([.E15]=[.E32];&quot;○&quot;; &quot;×&quot;)" office:value-type="string" office:string-value="○">
            <text:p>○</text:p>
          </table:table-cell>
          <table:table-cell table:formula="of:=IF([.F15]=[.F32];&quot;○&quot;; &quot;×&quot;)" office:value-type="string" office:string-value="○">
            <text:p>○</text:p>
          </table:table-cell>
          <table:table-cell table:formula="of:=IF([.G15]=[.G32];&quot;○&quot;; &quot;×&quot;)" office:value-type="string" office:string-value="○">
            <text:p>○</text:p>
          </table:table-cell>
          <table:table-cell table:formula="of:=IF([.H15]=[.H32];&quot;○&quot;; &quot;×&quot;)" office:value-type="string" office:string-value="○">
            <text:p>○</text:p>
          </table:table-cell>
          <table:table-cell table:formula="of:=IF([.I15]=[.I32];&quot;○&quot;; &quot;×&quot;)" office:value-type="string" office:string-value="○">
            <text:p>○</text:p>
          </table:table-cell>
          <table:table-cell table:formula="of:=IF([.J15]=[.J32];&quot;○&quot;; &quot;×&quot;)" office:value-type="string" office:string-value="○">
            <text:p>○</text:p>
          </table:table-cell>
          <table:table-cell table:formula="of:=IF([.K15]=[.K32];&quot;○&quot;; &quot;×&quot;)" office:value-type="string" office:string-value="○">
            <text:p>○</text:p>
          </table:table-cell>
          <table:table-cell table:formula="of:=IF([.L15]=[.L32];&quot;○&quot;; &quot;×&quot;)" office:value-type="string" office:string-value="○">
            <text:p>○</text:p>
          </table:table-cell>
          <table:table-cell table:formula="of:=IF([.M15]=[.M32];&quot;○&quot;; &quot;×&quot;)" office:value-type="string" office:string-value="○">
            <text:p>○</text:p>
          </table:table-cell>
          <table:table-cell table:formula="of:=IF([.N15]=[.N32];&quot;○&quot;; &quot;×&quot;)" office:value-type="string" office:string-value="○">
            <text:p>○</text:p>
          </table:table-cell>
          <table:table-cell table:formula="of:=IF([.O15]=[.O32];&quot;○&quot;; &quot;×&quot;)" office:value-type="string" office:string-value="○">
            <text:p>○</text:p>
          </table:table-cell>
          <table:table-cell table:formula="of:=IF([.P15]=[.P32];&quot;○&quot;; &quot;×&quot;)" office:value-type="string" office:string-value="○">
            <text:p>○</text:p>
          </table:table-cell>
          <table:table-cell table:formula="of:=IF([.Q15]=[.Q32];&quot;○&quot;; &quot;×&quot;)" office:value-type="string" office:string-value="○">
            <text:p>○</text:p>
          </table:table-cell>
          <table:table-cell table:formula="of:=IF([.R15]=[.R32];&quot;○&quot;; &quot;×&quot;)" office:value-type="string" office:string-value="○">
            <text:p>○</text:p>
          </table:table-cell>
          <table:table-cell table:formula="of:=IF([.S15]=[.S32];&quot;○&quot;; &quot;×&quot;)" office:value-type="string" office:string-value="○">
            <text:p>○</text:p>
          </table:table-cell>
          <table:table-cell table:formula="of:=IF([.T15]=[.T32];&quot;○&quot;; &quot;×&quot;)" office:value-type="string" office:string-value="○">
            <text:p>○</text:p>
          </table:table-cell>
          <table:table-cell table:formula="of:=IF([.U15]=[.U32];&quot;○&quot;; &quot;×&quot;)" office:value-type="string" office:string-value="○">
            <text:p>○</text:p>
          </table:table-cell>
          <table:table-cell table:formula="of:=IF([.V15]=[.V32];&quot;○&quot;; &quot;×&quot;)" office:value-type="string" office:string-value="○">
            <text:p>○</text:p>
          </table:table-cell>
          <table:table-cell table:formula="of:=IF([.W15]=[.W32];&quot;○&quot;; &quot;×&quot;)" office:value-type="string" office:string-value="○">
            <text:p>○</text:p>
          </table:table-cell>
          <table:table-cell table:formula="of:=IF([.X15]=[.X32];&quot;○&quot;; &quot;×&quot;)" office:value-type="string" office:string-value="○">
            <text:p>○</text:p>
          </table:table-cell>
          <table:table-cell table:formula="of:=IF([.Y15]=[.Y32];&quot;○&quot;; &quot;×&quot;)" office:value-type="string" office:string-value="○">
            <text:p>○</text:p>
          </table:table-cell>
          <table:table-cell table:formula="of:=IF([.Z15]=[.Z32];&quot;○&quot;; &quot;×&quot;)" office:value-type="string" office:string-value="○">
            <text:p>○</text:p>
          </table:table-cell>
          <table:table-cell table:formula="of:=IF([.AA15]=[.AA32];&quot;○&quot;; &quot;×&quot;)" office:value-type="string" office:string-value="○">
            <text:p>○</text:p>
          </table:table-cell>
          <table:table-cell table:formula="of:=IF([.AB15]=[.AB32];&quot;○&quot;; &quot;×&quot;)" office:value-type="string" office:string-value="○">
            <text:p>○</text:p>
          </table:table-cell>
          <table:table-cell table:formula="of:=IF([.AC15]=[.AC32];&quot;○&quot;; &quot;×&quot;)" office:value-type="string" office:string-value="○">
            <text:p>○</text:p>
          </table:table-cell>
          <table:table-cell table:formula="of:=IF([.AD15]=[.AD32];&quot;○&quot;; &quot;×&quot;)" office:value-type="string" office:string-value="○">
            <text:p>○</text:p>
          </table:table-cell>
          <table:table-cell table:formula="of:=IF([.AE15]=[.AE32];&quot;○&quot;; &quot;×&quot;)" office:value-type="string" office:string-value="○">
            <text:p>○</text:p>
          </table:table-cell>
          <table:table-cell table:formula="of:=IF([.AF15]=[.AF32];&quot;○&quot;; &quot;×&quot;)" office:value-type="string" office:string-value="○">
            <text:p>○</text:p>
          </table:table-cell>
          <table:table-cell table:formula="of:=IF([.AG15]=[.AG32];&quot;○&quot;; &quot;×&quot;)" office:value-type="string" office:string-value="○">
            <text:p>○</text:p>
          </table:table-cell>
          <table:table-cell table:formula="of:=IF([.AH15]=[.AH32];&quot;○&quot;; &quot;×&quot;)" office:value-type="string" office:string-value="○">
            <text:p>○</text:p>
          </table:table-cell>
          <table:table-cell table:formula="of:=IF([.AI15]=[.AI32];&quot;○&quot;; &quot;×&quot;)" office:value-type="string" office:string-value="○">
            <text:p>○</text:p>
          </table:table-cell>
          <table:table-cell table:formula="of:=IF([.AJ15]=[.AJ32];&quot;○&quot;; &quot;×&quot;)" office:value-type="string" office:string-value="○">
            <text:p>○</text:p>
          </table:table-cell>
          <table:table-cell table:formula="of:=IF([.AK15]=[.AK32];&quot;○&quot;; &quot;×&quot;)" office:value-type="string" office:string-value="○">
            <text:p>○</text:p>
          </table:table-cell>
          <table:table-cell table:formula="of:=IF([.AL15]=[.AL32];&quot;○&quot;; &quot;×&quot;)" office:value-type="string" office:string-value="○">
            <text:p>○</text:p>
          </table:table-cell>
          <table:table-cell table:formula="of:=IF([.AM15]=[.AM32];&quot;○&quot;; &quot;×&quot;)" office:value-type="string" office:string-value="○">
            <text:p>○</text:p>
          </table:table-cell>
          <table:table-cell table:formula="of:=IF([.AN15]=[.AN32];&quot;○&quot;; &quot;×&quot;)" office:value-type="string" office:string-value="○">
            <text:p>○</text:p>
          </table:table-cell>
          <table:table-cell table:formula="of:=IF([.AO15]=[.AO32];&quot;○&quot;; &quot;×&quot;)" office:value-type="string" office:string-value="○">
            <text:p>○</text:p>
          </table:table-cell>
          <table:table-cell table:formula="of:=IF([.AP15]=[.AP32];&quot;○&quot;; &quot;×&quot;)" office:value-type="string" office:string-value="○">
            <text:p>○</text:p>
          </table:table-cell>
          <table:table-cell table:formula="of:=IF([.AQ15]=[.AQ32];&quot;○&quot;; &quot;×&quot;)" office:value-type="string" office:string-value="○">
            <text:p>○</text:p>
          </table:table-cell>
          <table:table-cell table:formula="of:=IF([.AR15]=[.AR32];&quot;○&quot;; &quot;×&quot;)" office:value-type="string" office:string-value="○">
            <text:p>○</text:p>
          </table:table-cell>
          <table:table-cell table:formula="of:=IF([.AS15]=[.AS32];&quot;○&quot;; &quot;×&quot;)" office:value-type="string" office:string-value="○">
            <text:p>○</text:p>
          </table:table-cell>
          <table:table-cell table:formula="of:=IF([.AT15]=[.AT32];&quot;○&quot;; &quot;×&quot;)" office:value-type="string" office:string-value="○">
            <text:p>○</text:p>
          </table:table-cell>
          <table:table-cell table:formula="of:=IF([.AU15]=[.AU32];&quot;○&quot;; &quot;×&quot;)" office:value-type="string" office:string-value="○">
            <text:p>○</text:p>
          </table:table-cell>
          <table:table-cell table:formula="of:=IF([.AV15]=[.AV32];&quot;○&quot;; &quot;×&quot;)" office:value-type="string" office:string-value="○">
            <text:p>○</text:p>
          </table:table-cell>
          <table:table-cell table:formula="of:=IF([.AW15]=[.AW32];&quot;○&quot;; &quot;×&quot;)" office:value-type="string" office:string-value="○">
            <text:p>○</text:p>
          </table:table-cell>
          <table:table-cell table:formula="of:=IF([.AX15]=[.AX32];&quot;○&quot;; &quot;×&quot;)" office:value-type="string" office:string-value="○">
            <text:p>○</text:p>
          </table:table-cell>
        </table:table-row>
        <table:table-row table:style-name="ro1">
          <table:table-cell/>
          <table:table-cell table:formula="of:=IF([.B16]=[.B33];&quot;○&quot;; &quot;×&quot;)" office:value-type="string" office:string-value="○">
            <text:p>○</text:p>
          </table:table-cell>
          <table:table-cell table:formula="of:=IF([.C16]=[.C33];&quot;○&quot;; &quot;×&quot;)" office:value-type="string" office:string-value="○">
            <text:p>○</text:p>
          </table:table-cell>
          <table:table-cell table:formula="of:=IF([.D16]=[.D33];&quot;○&quot;; &quot;×&quot;)" office:value-type="string" office:string-value="○">
            <text:p>○</text:p>
          </table:table-cell>
          <table:table-cell table:formula="of:=IF([.E16]=[.E33];&quot;○&quot;; &quot;×&quot;)" office:value-type="string" office:string-value="○">
            <text:p>○</text:p>
          </table:table-cell>
          <table:table-cell table:formula="of:=IF([.F16]=[.F33];&quot;○&quot;; &quot;×&quot;)" office:value-type="string" office:string-value="○">
            <text:p>○</text:p>
          </table:table-cell>
          <table:table-cell table:formula="of:=IF([.G16]=[.G33];&quot;○&quot;; &quot;×&quot;)" office:value-type="string" office:string-value="○">
            <text:p>○</text:p>
          </table:table-cell>
          <table:table-cell table:formula="of:=IF([.H16]=[.H33];&quot;○&quot;; &quot;×&quot;)" office:value-type="string" office:string-value="○">
            <text:p>○</text:p>
          </table:table-cell>
          <table:table-cell table:formula="of:=IF([.I16]=[.I33];&quot;○&quot;; &quot;×&quot;)" office:value-type="string" office:string-value="○">
            <text:p>○</text:p>
          </table:table-cell>
          <table:table-cell table:formula="of:=IF([.J16]=[.J33];&quot;○&quot;; &quot;×&quot;)" office:value-type="string" office:string-value="○">
            <text:p>○</text:p>
          </table:table-cell>
          <table:table-cell table:formula="of:=IF([.K16]=[.K33];&quot;○&quot;; &quot;×&quot;)" office:value-type="string" office:string-value="○">
            <text:p>○</text:p>
          </table:table-cell>
          <table:table-cell table:formula="of:=IF([.L16]=[.L33];&quot;○&quot;; &quot;×&quot;)" office:value-type="string" office:string-value="○">
            <text:p>○</text:p>
          </table:table-cell>
          <table:table-cell table:formula="of:=IF([.M16]=[.M33];&quot;○&quot;; &quot;×&quot;)" office:value-type="string" office:string-value="○">
            <text:p>○</text:p>
          </table:table-cell>
          <table:table-cell table:formula="of:=IF([.N16]=[.N33];&quot;○&quot;; &quot;×&quot;)" office:value-type="string" office:string-value="○">
            <text:p>○</text:p>
          </table:table-cell>
          <table:table-cell table:formula="of:=IF([.O16]=[.O33];&quot;○&quot;; &quot;×&quot;)" office:value-type="string" office:string-value="○">
            <text:p>○</text:p>
          </table:table-cell>
          <table:table-cell table:formula="of:=IF([.P16]=[.P33];&quot;○&quot;; &quot;×&quot;)" office:value-type="string" office:string-value="○">
            <text:p>○</text:p>
          </table:table-cell>
          <table:table-cell table:formula="of:=IF([.Q16]=[.Q33];&quot;○&quot;; &quot;×&quot;)" office:value-type="string" office:string-value="○">
            <text:p>○</text:p>
          </table:table-cell>
          <table:table-cell table:formula="of:=IF([.R16]=[.R33];&quot;○&quot;; &quot;×&quot;)" office:value-type="string" office:string-value="○">
            <text:p>○</text:p>
          </table:table-cell>
          <table:table-cell table:formula="of:=IF([.S16]=[.S33];&quot;○&quot;; &quot;×&quot;)" office:value-type="string" office:string-value="○">
            <text:p>○</text:p>
          </table:table-cell>
          <table:table-cell table:formula="of:=IF([.T16]=[.T33];&quot;○&quot;; &quot;×&quot;)" office:value-type="string" office:string-value="○">
            <text:p>○</text:p>
          </table:table-cell>
          <table:table-cell table:formula="of:=IF([.U16]=[.U33];&quot;○&quot;; &quot;×&quot;)" office:value-type="string" office:string-value="○">
            <text:p>○</text:p>
          </table:table-cell>
          <table:table-cell table:formula="of:=IF([.V16]=[.V33];&quot;○&quot;; &quot;×&quot;)" office:value-type="string" office:string-value="○">
            <text:p>○</text:p>
          </table:table-cell>
          <table:table-cell table:formula="of:=IF([.W16]=[.W33];&quot;○&quot;; &quot;×&quot;)" office:value-type="string" office:string-value="○">
            <text:p>○</text:p>
          </table:table-cell>
          <table:table-cell table:formula="of:=IF([.X16]=[.X33];&quot;○&quot;; &quot;×&quot;)" office:value-type="string" office:string-value="○">
            <text:p>○</text:p>
          </table:table-cell>
          <table:table-cell table:formula="of:=IF([.Y16]=[.Y33];&quot;○&quot;; &quot;×&quot;)" office:value-type="string" office:string-value="○">
            <text:p>○</text:p>
          </table:table-cell>
          <table:table-cell table:formula="of:=IF([.Z16]=[.Z33];&quot;○&quot;; &quot;×&quot;)" office:value-type="string" office:string-value="○">
            <text:p>○</text:p>
          </table:table-cell>
          <table:table-cell table:formula="of:=IF([.AA16]=[.AA33];&quot;○&quot;; &quot;×&quot;)" office:value-type="string" office:string-value="○">
            <text:p>○</text:p>
          </table:table-cell>
          <table:table-cell table:formula="of:=IF([.AB16]=[.AB33];&quot;○&quot;; &quot;×&quot;)" office:value-type="string" office:string-value="○">
            <text:p>○</text:p>
          </table:table-cell>
          <table:table-cell table:formula="of:=IF([.AC16]=[.AC33];&quot;○&quot;; &quot;×&quot;)" office:value-type="string" office:string-value="○">
            <text:p>○</text:p>
          </table:table-cell>
          <table:table-cell table:formula="of:=IF([.AD16]=[.AD33];&quot;○&quot;; &quot;×&quot;)" office:value-type="string" office:string-value="○">
            <text:p>○</text:p>
          </table:table-cell>
          <table:table-cell table:formula="of:=IF([.AE16]=[.AE33];&quot;○&quot;; &quot;×&quot;)" office:value-type="string" office:string-value="○">
            <text:p>○</text:p>
          </table:table-cell>
          <table:table-cell table:formula="of:=IF([.AF16]=[.AF33];&quot;○&quot;; &quot;×&quot;)" office:value-type="string" office:string-value="○">
            <text:p>○</text:p>
          </table:table-cell>
          <table:table-cell table:formula="of:=IF([.AG16]=[.AG33];&quot;○&quot;; &quot;×&quot;)" office:value-type="string" office:string-value="○">
            <text:p>○</text:p>
          </table:table-cell>
          <table:table-cell table:formula="of:=IF([.AH16]=[.AH33];&quot;○&quot;; &quot;×&quot;)" office:value-type="string" office:string-value="○">
            <text:p>○</text:p>
          </table:table-cell>
          <table:table-cell table:formula="of:=IF([.AI16]=[.AI33];&quot;○&quot;; &quot;×&quot;)" office:value-type="string" office:string-value="○">
            <text:p>○</text:p>
          </table:table-cell>
          <table:table-cell table:formula="of:=IF([.AJ16]=[.AJ33];&quot;○&quot;; &quot;×&quot;)" office:value-type="string" office:string-value="○">
            <text:p>○</text:p>
          </table:table-cell>
          <table:table-cell table:formula="of:=IF([.AK16]=[.AK33];&quot;○&quot;; &quot;×&quot;)" office:value-type="string" office:string-value="○">
            <text:p>○</text:p>
          </table:table-cell>
          <table:table-cell table:formula="of:=IF([.AL16]=[.AL33];&quot;○&quot;; &quot;×&quot;)" office:value-type="string" office:string-value="○">
            <text:p>○</text:p>
          </table:table-cell>
          <table:table-cell table:formula="of:=IF([.AM16]=[.AM33];&quot;○&quot;; &quot;×&quot;)" office:value-type="string" office:string-value="○">
            <text:p>○</text:p>
          </table:table-cell>
          <table:table-cell table:formula="of:=IF([.AN16]=[.AN33];&quot;○&quot;; &quot;×&quot;)" office:value-type="string" office:string-value="○">
            <text:p>○</text:p>
          </table:table-cell>
          <table:table-cell table:formula="of:=IF([.AO16]=[.AO33];&quot;○&quot;; &quot;×&quot;)" office:value-type="string" office:string-value="○">
            <text:p>○</text:p>
          </table:table-cell>
          <table:table-cell table:formula="of:=IF([.AP16]=[.AP33];&quot;○&quot;; &quot;×&quot;)" office:value-type="string" office:string-value="○">
            <text:p>○</text:p>
          </table:table-cell>
          <table:table-cell table:formula="of:=IF([.AQ16]=[.AQ33];&quot;○&quot;; &quot;×&quot;)" office:value-type="string" office:string-value="○">
            <text:p>○</text:p>
          </table:table-cell>
          <table:table-cell table:formula="of:=IF([.AR16]=[.AR33];&quot;○&quot;; &quot;×&quot;)" office:value-type="string" office:string-value="○">
            <text:p>○</text:p>
          </table:table-cell>
          <table:table-cell table:formula="of:=IF([.AS16]=[.AS33];&quot;○&quot;; &quot;×&quot;)" office:value-type="string" office:string-value="○">
            <text:p>○</text:p>
          </table:table-cell>
          <table:table-cell table:formula="of:=IF([.AT16]=[.AT33];&quot;○&quot;; &quot;×&quot;)" office:value-type="string" office:string-value="○">
            <text:p>○</text:p>
          </table:table-cell>
          <table:table-cell table:formula="of:=IF([.AU16]=[.AU33];&quot;○&quot;; &quot;×&quot;)" office:value-type="string" office:string-value="○">
            <text:p>○</text:p>
          </table:table-cell>
          <table:table-cell table:formula="of:=IF([.AV16]=[.AV33];&quot;○&quot;; &quot;×&quot;)" office:value-type="string" office:string-value="○">
            <text:p>○</text:p>
          </table:table-cell>
          <table:table-cell table:formula="of:=IF([.AW16]=[.AW33];&quot;○&quot;; &quot;×&quot;)" office:value-type="string" office:string-value="○">
            <text:p>○</text:p>
          </table:table-cell>
          <table:table-cell table:formula="of:=IF([.AX16]=[.AX33];&quot;○&quot;; &quot;×&quot;)" office:value-type="string" office:string-value="○">
            <text:p>○</text:p>
          </table:table-cell>
        </table:table-row>
        <table:table-row table:style-name="ro1" table:number-rows-repeated="1048526">
          <table:table-cell table:number-columns-repeated="50"/>
        </table:table-row>
        <table:table-row table:style-name="ro1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7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7T20:15:08</dc:date>
    <dc:creator>Shisei Hanai</dc:creator>
    <meta:generator>LibreOffice/3.6$Linux_X86_64 LibreOffice_project/360m1$Build-2</meta:generator>
    <meta:editing-duration>PT1H18M55S</meta:editing-duration>
    <meta:editing-cycles>2</meta:editing-cycles>
    <meta:document-statistic meta:table-count="1" meta:cell-count="2286" meta:object-count="0"/>
  </office:meta>
</office:document-meta>
</file>